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A000000DE4B2F0F3AFEA184A8.png" manifest:media-type="image/png"/>
  <manifest:file-entry manifest:full-path="Pictures/100002010000030E000000D18F094D44A566376D.png" manifest:media-type="image/png"/>
  <manifest:file-entry manifest:full-path="Pictures/100002010000029A000001CE5CF2647DC1A47B41.png" manifest:media-type="image/png"/>
  <manifest:file-entry manifest:full-path="Pictures/100002010000029A00000209B3A809681A6BF4AF.png" manifest:media-type="image/png"/>
  <manifest:file-entry manifest:full-path="Pictures/1000020100000232000000EFE40022CE66372835.png" manifest:media-type="image/png"/>
  <manifest:file-entry manifest:full-path="Pictures/10000201000002AD000001D0149A2085507963E4.png" manifest:media-type="image/png"/>
  <manifest:file-entry manifest:full-path="Pictures/100002010000027F000001C3459024351EF47692.png" manifest:media-type="image/png"/>
  <manifest:file-entry manifest:full-path="Pictures/10000201000003E8000000D2A7FE72F00FFCF111.png" manifest:media-type="image/png"/>
  <manifest:file-entry manifest:full-path="Pictures/100002010000027E000001C3B2D89526192A043C.png" manifest:media-type="image/png"/>
  <manifest:file-entry manifest:full-path="Pictures/1000020100000299000001073B84B00D4E81FB08.png" manifest:media-type="image/png"/>
  <manifest:file-entry manifest:full-path="Pictures/100002010000029A00000205FE615D167DDF7697.png" manifest:media-type="image/png"/>
  <manifest:file-entry manifest:full-path="Pictures/100002010000025D0000003EBBEB195F53A8933F.png" manifest:media-type="image/png"/>
  <manifest:file-entry manifest:full-path="Pictures/100002010000030100000079CED6C7F763DC442F.png" manifest:media-type="image/png"/>
  <manifest:file-entry manifest:full-path="Pictures/1000000000000370000000B326CA78DB85062E79.png" manifest:media-type="image/png"/>
  <manifest:file-entry manifest:full-path="Pictures/10000201000003570000025A7EA81FCF9227E71C.png" manifest:media-type="image/png"/>
  <manifest:file-entry manifest:full-path="Pictures/100002010000014E00000165400AEA11CB7BAE74.png" manifest:media-type="image/png"/>
  <manifest:file-entry manifest:full-path="Pictures/10000201000002180000010EAD1E2328AE1F7A31.png" manifest:media-type="image/png"/>
  <manifest:file-entry manifest:full-path="Pictures/1000020100000186000001E17045AD12CA35FB17.png" manifest:media-type="image/png"/>
  <manifest:file-entry manifest:full-path="Pictures/100002010000029B00000207A62AC85A1B65869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18400000132142948757C1CD649.png" manifest:media-type="image/png"/>
  <manifest:file-entry manifest:full-path="Pictures/1000020100000353000002323F6D3A48A30C39C9.png" manifest:media-type="image/png"/>
  <manifest:file-entry manifest:full-path="Pictures/100002010000029A000001627BEB24E1608CC713.png" manifest:media-type="image/png"/>
  <manifest:file-entry manifest:full-path="Pictures/10000201000002AC000001EEC7C1DCDC0AFA87CF.png" manifest:media-type="image/png"/>
  <manifest:file-entry manifest:full-path="Pictures/10000201000002AD00000184FB06E3C13ADE927D.png" manifest:media-type="image/png"/>
  <manifest:file-entry manifest:full-path="Pictures/10000201000002A9000002090C5F887B81839A13.png" manifest:media-type="image/png"/>
  <manifest:file-entry manifest:full-path="Pictures/10000201000002980000015BBBC87DC628700D73.png" manifest:media-type="image/png"/>
  <manifest:file-entry manifest:full-path="Pictures/100002010000035F000002BA278B744B9E7B9778.png" manifest:media-type="image/png"/>
  <manifest:file-entry manifest:full-path="Pictures/10000000000003190000016BEB2FFA8AE513D860.png" manifest:media-type="image/png"/>
  <manifest:file-entry manifest:full-path="Pictures/1000020100000312000002383B40D05F1259E3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9" style:family="paragraph" style:parent-style-name="Text_20_body">
      <style:text-properties fo:font-style="normal" fo:font-weight="normal" officeooo:rsid="013aa55e" officeooo:paragraph-rsid="00ce43bc" style:font-style-asian="normal" style:font-weight-asian="normal" style:font-style-complex="normal" style:font-weight-complex="normal"/>
    </style:style>
    <style:style style:name="P10" style:family="paragraph" style:parent-style-name="Text_20_body">
      <style:text-properties officeooo:rsid="01450499" officeooo:paragraph-rsid="00be24e6"/>
    </style:style>
    <style:style style:name="P11" style:family="paragraph" style:parent-style-name="Text_20_body">
      <style:text-properties officeooo:paragraph-rsid="00be24e6"/>
    </style:style>
    <style:style style:name="P12" style:family="paragraph" style:parent-style-name="Text_20_body">
      <style:text-properties officeooo:paragraph-rsid="00c5cedd"/>
    </style:style>
    <style:style style:name="P13" style:family="paragraph" style:parent-style-name="Text_20_body">
      <style:text-properties officeooo:paragraph-rsid="00cb665e"/>
    </style:style>
    <style:style style:name="P14" style:family="paragraph" style:parent-style-name="Text_20_body">
      <style:text-properties officeooo:paragraph-rsid="00ce43bc"/>
    </style:style>
    <style:style style:name="P15" style:family="paragraph" style:parent-style-name="Text_20_body">
      <style:text-properties officeooo:paragraph-rsid="00d0cb05"/>
    </style:style>
    <style:style style:name="P16" style:family="paragraph" style:parent-style-name="Text_20_body">
      <style:text-properties officeooo:paragraph-rsid="00d19a35"/>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ext_20_body">
      <style:text-properties officeooo:paragraph-rsid="00d396b5"/>
    </style:style>
    <style:style style:name="P19" style:family="paragraph" style:parent-style-name="Text_20_body">
      <style:text-properties officeooo:rsid="00c77d1b" officeooo:paragraph-rsid="00cb665e"/>
    </style:style>
    <style:style style:name="P20" style:family="paragraph" style:parent-style-name="Text_20_body">
      <style:text-properties officeooo:paragraph-rsid="00e12f93"/>
    </style:style>
    <style:style style:name="P21" style:family="paragraph" style:parent-style-name="Text_20_body">
      <style:text-properties officeooo:paragraph-rsid="00e62437"/>
    </style:style>
    <style:style style:name="P22" style:family="paragraph" style:parent-style-name="Text_20_body">
      <style:text-properties officeooo:paragraph-rsid="00f293c2"/>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paragraph-rsid="00c1bede"/>
    </style:style>
    <style:style style:name="P26" style:family="paragraph" style:parent-style-name="Table_20_Contents">
      <style:text-properties officeooo:rsid="00dfc82f" officeooo:paragraph-rsid="00dfc82f"/>
    </style:style>
    <style:style style:name="P27" style:family="paragraph" style:parent-style-name="Table_20_Contents">
      <style:text-properties officeooo:rsid="00dfc82f" officeooo:paragraph-rsid="010205dc"/>
    </style:style>
    <style:style style:name="P28" style:family="paragraph" style:parent-style-name="Text_20_Note">
      <style:text-properties officeooo:paragraph-rsid="00b1a1b5"/>
    </style:style>
    <style:style style:name="P29" style:family="paragraph" style:parent-style-name="Text_20_Note">
      <style:text-properties officeooo:paragraph-rsid="00be24e6"/>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Guide_20_Name">
      <style:text-properties fo:language="en" fo:country="US" officeooo:rsid="001f0121" officeooo:paragraph-rsid="001f0121"/>
    </style:style>
    <style:style style:name="P32"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33"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34" style:family="paragraph" style:parent-style-name="Figure">
      <style:paragraph-properties fo:text-align="end" style:justify-single-word="false"/>
      <style:text-properties officeooo:paragraph-rsid="00be24e6"/>
    </style:style>
    <style:style style:name="P35" style:family="paragraph" style:parent-style-name="Figure">
      <style:text-properties fo:font-style="normal" officeooo:paragraph-rsid="00be24e6" style:font-style-asian="normal" style:font-style-complex="normal"/>
    </style:style>
    <style:style style:name="P36"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7" style:family="paragraph" style:parent-style-name="Figure">
      <style:paragraph-properties>
        <style:tab-stops>
          <style:tab-stop style:position="5.904cm"/>
        </style:tab-stops>
      </style:paragraph-properties>
      <style:text-properties officeooo:paragraph-rsid="00be24e6"/>
    </style:style>
    <style:style style:name="P38" style:family="paragraph" style:parent-style-name="Figure">
      <style:text-properties officeooo:paragraph-rsid="00be24e6"/>
    </style:style>
    <style:style style:name="P39" style:family="paragraph" style:parent-style-name="Figure">
      <style:text-properties officeooo:paragraph-rsid="00cb665e"/>
    </style:style>
    <style:style style:name="P40" style:family="paragraph" style:parent-style-name="Figure">
      <style:text-properties officeooo:paragraph-rsid="00d19a35"/>
    </style:style>
    <style:style style:name="P41" style:family="paragraph" style:parent-style-name="Figure">
      <style:paragraph-properties style:writing-mode="page"/>
      <style:text-properties officeooo:paragraph-rsid="00be24e6"/>
    </style:style>
    <style:style style:name="P42" style:family="paragraph" style:parent-style-name="Text_20_body_20_indent" style:master-page-name="">
      <style:paragraph-properties fo:margin-top="0cm" fo:margin-bottom="0.15cm" loext:contextual-spacing="false" style:page-number="auto"/>
      <style:text-properties officeooo:paragraph-rsid="00be24e6"/>
    </style:style>
    <style:style style:name="P43" style:family="paragraph" style:parent-style-name="Text_20_Note">
      <style:paragraph-properties fo:margin-top="0cm" fo:margin-bottom="0.15cm" loext:contextual-spacing="false" fo:padding="0.049cm" fo:border="non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Text_20_Body_20_List_20_Intro" style:master-page-name="">
      <style:paragraph-properties style:page-number="auto" fo:keep-with-next="always"/>
      <style:text-properties officeooo:paragraph-rsid="00be24e6"/>
    </style:style>
    <style:style style:name="P47" style:family="paragraph" style:parent-style-name="Text_20_body" style:master-page-name="">
      <style:paragraph-properties fo:keep-together="always" fo:orphans="0" fo:widows="0" style:page-number="auto"/>
      <style:text-properties officeooo:paragraph-rsid="00be24e6"/>
    </style:style>
    <style:style style:name="P48" style:family="paragraph" style:parent-style-name="Text_20_Note">
      <style:paragraph-properties fo:margin-top="0cm" fo:margin-bottom="0.3cm" loext:contextual-spacing="false"/>
      <style:text-properties officeooo:paragraph-rsid="00be24e6"/>
    </style:style>
    <style:style style:name="P49" style:family="paragraph" style:parent-style-name="Definition_20_Term">
      <style:text-properties officeooo:paragraph-rsid="00be24e6"/>
    </style:style>
    <style:style style:name="P50" style:family="paragraph" style:parent-style-name="Text_20_body">
      <style:paragraph-properties fo:margin-left="1cm" fo:margin-right="0cm" fo:text-indent="0cm" style:auto-text-indent="false"/>
      <style:text-properties style:font-name="Liberation Mono" fo:font-size="10.5pt" officeooo:paragraph-rsid="00be24e6" style:font-size-asian="10.5pt" style:font-size-complex="10.5pt"/>
    </style:style>
    <style:style style:name="P51" style:family="paragraph" style:parent-style-name="Text_20_body">
      <style:paragraph-properties fo:margin-left="1cm" fo:margin-right="0cm" fo:text-indent="0cm" style:auto-text-indent="false"/>
      <style:text-properties officeooo:paragraph-rsid="00be24e6"/>
    </style:style>
    <style:style style:name="P5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53" style:family="paragraph" style:parent-style-name="Text_20_body_20_indent">
      <style:text-properties officeooo:paragraph-rsid="00be24e6"/>
    </style:style>
    <style:style style:name="P5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5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5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57" style:family="paragraph" style:parent-style-name="Title">
      <style:text-properties fo:language="en" fo:country="US" officeooo:rsid="001f0121" officeooo:paragraph-rsid="00bc92f0"/>
    </style:style>
    <style:style style:name="P58" style:family="paragraph" style:parent-style-name="Caption">
      <style:text-properties officeooo:paragraph-rsid="00b30a32"/>
    </style:style>
    <style:style style:name="P59" style:family="paragraph" style:parent-style-name="Caption">
      <style:text-properties officeooo:paragraph-rsid="00b7f2fa"/>
    </style:style>
    <style:style style:name="P60" style:family="paragraph" style:parent-style-name="Caption">
      <style:text-properties officeooo:paragraph-rsid="0141b0f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63" style:family="paragraph" style:parent-style-name="Text_20_Body_20_List_20_Intro">
      <style:text-properties officeooo:paragraph-rsid="00be24e6"/>
    </style:style>
    <style:style style:name="P64" style:family="paragraph" style:parent-style-name="Text_20_Body_20_List_20_Intro">
      <style:text-properties officeooo:paragraph-rsid="00c9f094"/>
    </style:style>
    <style:style style:name="P65" style:family="paragraph" style:parent-style-name="Text_20_Body_20_List_20_Intro">
      <style:text-properties officeooo:paragraph-rsid="00d7f0d8"/>
    </style:style>
    <style:style style:name="P66" style:family="paragraph" style:parent-style-name="Text_20_Note">
      <style:paragraph-properties fo:margin-top="0cm" fo:margin-bottom="0.499cm" loext:contextual-spacing="false"/>
      <style:text-properties officeooo:rsid="010a4d21" officeooo:paragraph-rsid="00be24e6"/>
    </style:style>
    <style:style style:name="P67" style:family="paragraph" style:parent-style-name="Text_20_Note">
      <style:paragraph-properties fo:margin-top="0cm" fo:margin-bottom="0.499cm" loext:contextual-spacing="false"/>
      <style:text-properties officeooo:rsid="00260233" officeooo:paragraph-rsid="00be24e6"/>
    </style:style>
    <style:style style:name="P68" style:family="paragraph" style:parent-style-name="Text_20_Note">
      <style:paragraph-properties fo:margin-top="0cm" fo:margin-bottom="0.499cm" loext:contextual-spacing="false"/>
      <style:text-properties officeooo:paragraph-rsid="00be24e6"/>
    </style:style>
    <style:style style:name="P69" style:family="paragraph" style:parent-style-name="Text_20_Note">
      <style:paragraph-properties fo:margin-top="0cm" fo:margin-bottom="0.499cm" loext:contextual-spacing="false" style:writing-mode="page"/>
      <style:text-properties officeooo:paragraph-rsid="00be24e6"/>
    </style:style>
    <style:style style:name="P70" style:family="paragraph" style:parent-style-name="Text_20_Note">
      <style:paragraph-properties fo:margin-left="1cm" fo:margin-right="0.801cm" fo:text-indent="0cm" style:auto-text-indent="false"/>
      <style:text-properties officeooo:paragraph-rsid="00be24e6"/>
    </style:style>
    <style:style style:name="P71" style:family="paragraph" style:parent-style-name="LOList_20_1_5f_TextBody">
      <style:text-properties officeooo:paragraph-rsid="00be24e6"/>
    </style:style>
    <style:style style:name="P72" style:family="paragraph" style:parent-style-name="Text_20_Body_20_List_20_Intro">
      <style:paragraph-properties fo:margin-top="0cm" fo:margin-bottom="0.101cm" loext:contextual-spacing="false"/>
      <style:text-properties officeooo:paragraph-rsid="00be24e6"/>
    </style:style>
    <style:style style:name="P73" style:family="paragraph" style:parent-style-name="Text_20_Note">
      <style:paragraph-properties fo:padding="0.049cm" fo:border="none"/>
      <style:text-properties officeooo:paragraph-rsid="00be24e6"/>
    </style:style>
    <style:style style:name="P74" style:family="paragraph" style:parent-style-name="Text_20_Note">
      <style:paragraph-properties fo:margin-top="0cm" fo:margin-bottom="0.199cm" loext:contextual-spacing="false" fo:padding="0.049cm" fo:border="none"/>
      <style:text-properties officeooo:paragraph-rsid="00be24e6"/>
    </style:style>
    <style:style style:name="P75" style:family="paragraph" style:parent-style-name="Text_20_Note" style:master-page-name="">
      <style:paragraph-properties fo:margin-top="0cm" fo:margin-bottom="0.199cm" loext:contextual-spacing="false" style:page-number="auto"/>
      <style:text-properties officeooo:paragraph-rsid="00c5cedd"/>
    </style:style>
    <style:style style:name="P76" style:family="paragraph" style:parent-style-name="Text_20_Note">
      <style:paragraph-properties fo:margin-top="0cm" fo:margin-bottom="0.199cm" loext:contextual-spacing="false"/>
      <style:text-properties officeooo:paragraph-rsid="00be24e6"/>
    </style:style>
    <style:style style:name="P7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be24e6"/>
    </style:style>
    <style:style style:name="P79" style:family="paragraph" style:parent-style-name="Heading_20_1" style:master-page-name="LOFrontMatter">
      <style:paragraph-properties style:page-number="auto"/>
      <style:text-properties fo:language="en" fo:country="US"/>
    </style:style>
    <style:style style:name="P80" style:family="paragraph" style:parent-style-name="Heading_20_1" style:master-page-name="Standard">
      <style:paragraph-properties style:page-number="auto"/>
      <style:text-properties officeooo:paragraph-rsid="00be24e6"/>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e24e6"/>
    </style:style>
    <style:style style:name="P84" style:family="paragraph" style:parent-style-name="Heading_20_2">
      <style:text-properties officeooo:rsid="0127fbd0" officeooo:paragraph-rsid="00be24e6"/>
    </style:style>
    <style:style style:name="P85" style:family="paragraph" style:parent-style-name="Heading_20_2">
      <style:paragraph-properties fo:margin-top="0.3cm" fo:margin-bottom="0.199cm" loext:contextual-spacing="false"/>
    </style:style>
    <style:style style:name="P86" style:family="paragraph" style:parent-style-name="Heading_20_3">
      <style:text-properties officeooo:paragraph-rsid="00be24e6"/>
    </style:style>
    <style:style style:name="P87" style:family="paragraph" style:parent-style-name="Heading_20_4">
      <style:text-properties officeooo:paragraph-rsid="00be24e6"/>
    </style:style>
    <style:style style:name="P88" style:family="paragraph" style:parent-style-name="Heading_20_4">
      <style:text-properties officeooo:paragraph-rsid="00cb665e"/>
    </style:style>
    <style:style style:name="P89" style:family="paragraph" style:parent-style-name="Heading_20_Caution">
      <style:text-properties officeooo:rsid="00993151" officeooo:paragraph-rsid="00be24e6"/>
    </style:style>
    <style:style style:name="P90" style:family="paragraph" style:parent-style-name="Heading_20_Caution">
      <style:text-properties officeooo:rsid="010a549d" officeooo:paragraph-rsid="00be24e6"/>
    </style:style>
    <style:style style:name="P91" style:family="paragraph" style:parent-style-name="Heading_20_Caution">
      <style:text-properties officeooo:rsid="00e208ab" officeooo:paragraph-rsid="00be24e6"/>
    </style:style>
    <style:style style:name="P92" style:family="paragraph" style:parent-style-name="Heading_20_Caution">
      <style:text-properties officeooo:paragraph-rsid="00be24e6"/>
    </style:style>
    <style:style style:name="P93" style:family="paragraph" style:parent-style-name="Heading_20_Note">
      <style:text-properties officeooo:rsid="00993151" officeooo:paragraph-rsid="00be24e6"/>
    </style:style>
    <style:style style:name="P94" style:family="paragraph" style:parent-style-name="Heading_20_Note">
      <style:text-properties officeooo:paragraph-rsid="00be24e6"/>
    </style:style>
    <style:style style:name="P95" style:family="paragraph" style:parent-style-name="Heading_20_Note">
      <style:text-properties officeooo:rsid="009a6411" officeooo:paragraph-rsid="00be24e6"/>
    </style:style>
    <style:style style:name="P96" style:family="paragraph" style:parent-style-name="Heading_20_Note">
      <style:text-properties fo:font-style="normal" officeooo:rsid="009a6411" officeooo:paragraph-rsid="00be24e6" style:font-style-asian="normal" style:font-style-complex="normal"/>
    </style:style>
    <style:style style:name="P9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8" style:family="paragraph" style:parent-style-name="Heading_20_Tip">
      <style:text-properties officeooo:paragraph-rsid="00be24e6"/>
    </style:style>
    <style:style style:name="P99" style:family="paragraph" style:parent-style-name="Heading_20_Tip">
      <style:text-properties fo:font-style="normal" officeooo:rsid="009a6411" officeooo:paragraph-rsid="00be24e6" style:font-style-asian="normal" style:font-style-complex="normal"/>
    </style:style>
    <style:style style:name="P100" style:family="paragraph" style:parent-style-name="Heading_20_Tip" style:master-page-name="">
      <style:paragraph-properties style:page-number="auto"/>
      <style:text-properties officeooo:paragraph-rsid="00be24e6"/>
    </style:style>
    <style:style style:name="P101" style:family="paragraph" style:parent-style-name="List_20_1">
      <style:text-properties officeooo:paragraph-rsid="00be24e6"/>
    </style:style>
    <style:style style:name="P102" style:family="paragraph" style:parent-style-name="List_20_1" style:list-style-name="List_20_1">
      <style:text-properties officeooo:paragraph-rsid="00be24e6"/>
    </style:style>
    <style:style style:name="P103" style:family="paragraph" style:parent-style-name="List_20_1" style:list-style-name="List_20_1">
      <style:text-properties officeooo:paragraph-rsid="00c44e97"/>
    </style:style>
    <style:style style:name="P104" style:family="paragraph" style:parent-style-name="List_20_1" style:list-style-name="List_20_1">
      <style:text-properties officeooo:paragraph-rsid="00e4cf33"/>
    </style:style>
    <style:style style:name="P105" style:family="paragraph" style:parent-style-name="List_20_1" style:list-style-name="List_20_1">
      <style:text-properties officeooo:paragraph-rsid="00c5cedd"/>
    </style:style>
    <style:style style:name="P106" style:family="paragraph" style:parent-style-name="List_20_1" style:list-style-name="OOoBullets_20_1">
      <style:text-properties officeooo:paragraph-rsid="00be24e6"/>
    </style:style>
    <style:style style:name="P107"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108" style:family="paragraph" style:parent-style-name="List_20_1">
      <style:paragraph-properties fo:margin-top="0cm" fo:margin-bottom="0.101cm" loext:contextual-spacing="false"/>
      <style:text-properties officeooo:paragraph-rsid="00be24e6"/>
    </style:style>
    <style:style style:name="P109" style:family="paragraph" style:parent-style-name="List_20_1">
      <style:paragraph-properties fo:margin-top="0cm" fo:margin-bottom="0.101cm" loext:contextual-spacing="false"/>
      <style:text-properties officeooo:rsid="0127fbd0" officeooo:paragraph-rsid="00be24e6"/>
    </style:style>
    <style:style style:name="P110" style:family="paragraph" style:parent-style-name="List_20_1" style:master-page-name="">
      <style:paragraph-properties style:page-number="auto" fo:keep-with-next="always"/>
      <style:text-properties officeooo:paragraph-rsid="00be24e6"/>
    </style:style>
    <style:style style:name="P111" style:family="paragraph" style:parent-style-name="List_20_1">
      <style:paragraph-properties fo:margin-top="0cm" fo:margin-bottom="0.3cm" loext:contextual-spacing="false" style:writing-mode="page"/>
      <style:text-properties officeooo:paragraph-rsid="00be24e6"/>
    </style:style>
    <style:style style:name="P112" style:family="paragraph" style:parent-style-name="List_20_1" style:list-style-name="OOoBullets_20_1">
      <style:paragraph-properties fo:keep-with-next="always"/>
      <style:text-properties officeooo:paragraph-rsid="00be24e6"/>
    </style:style>
    <style:style style:name="P113" style:family="paragraph" style:parent-style-name="List_20_2">
      <style:text-properties officeooo:paragraph-rsid="00be24e6"/>
    </style:style>
    <style:style style:name="P114" style:family="paragraph" style:parent-style-name="List_20_2" style:list-style-name="List_20_2">
      <style:text-properties officeooo:paragraph-rsid="00eecf59"/>
    </style:style>
    <style:style style:name="P115" style:family="paragraph" style:parent-style-name="List_20_2">
      <style:paragraph-properties fo:margin-top="0cm" fo:margin-bottom="0.15cm" loext:contextual-spacing="false"/>
      <style:text-properties officeooo:paragraph-rsid="00be24e6"/>
    </style:style>
    <style:style style:name="P116" style:family="paragraph" style:parent-style-name="List_20_2">
      <style:paragraph-properties fo:margin-top="0cm" fo:margin-bottom="0.101cm" loext:contextual-spacing="false"/>
    </style:style>
    <style:style style:name="P117" style:family="paragraph" style:parent-style-name="Numbering_20_1">
      <style:text-properties officeooo:paragraph-rsid="00be24e6"/>
    </style:style>
    <style:style style:name="P118" style:family="paragraph" style:parent-style-name="Numbering_20_1" style:list-style-name="Numbering_20_1">
      <style:text-properties officeooo:paragraph-rsid="00c5cedd"/>
    </style:style>
    <style:style style:name="P119" style:family="paragraph" style:parent-style-name="Numbering_20_1" style:list-style-name="Numbering_20_1">
      <style:text-properties officeooo:paragraph-rsid="00cb665e"/>
    </style:style>
    <style:style style:name="P120" style:family="paragraph" style:parent-style-name="Numbering_20_1" style:list-style-name="Numbering_20_1">
      <style:text-properties officeooo:paragraph-rsid="00be24e6"/>
    </style:style>
    <style:style style:name="P121" style:family="paragraph" style:parent-style-name="Numbering_20_1" style:list-style-name="Numbering_20_1">
      <style:text-properties officeooo:paragraph-rsid="00d7f0d8"/>
    </style:style>
    <style:style style:name="P122" style:family="paragraph" style:parent-style-name="Numbering_20_1">
      <style:text-properties fo:font-style="normal" officeooo:paragraph-rsid="00be24e6" style:font-style-asian="normal" style:font-style-complex="normal"/>
    </style:style>
    <style:style style:name="P123"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124"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125" style:family="paragraph" style:parent-style-name="Numbering_20_1">
      <style:text-properties officeooo:rsid="012bf211" officeooo:paragraph-rsid="00be24e6"/>
    </style:style>
    <style:style style:name="P126" style:family="paragraph" style:parent-style-name="Numbering_20_1">
      <style:text-properties officeooo:paragraph-rsid="00d235fd"/>
    </style:style>
    <style:style style:name="P127" style:family="paragraph" style:parent-style-name="Numbering_20_1">
      <style:text-properties officeooo:paragraph-rsid="00d7f0d8"/>
    </style:style>
    <style:style style:name="P128" style:family="paragraph" style:parent-style-name="Numbering_20_1" style:master-page-name="">
      <style:paragraph-properties fo:margin-left="1.97cm" fo:margin-right="0cm" fo:text-indent="-0.4cm" style:auto-text-indent="false" style:page-number="auto">
        <style:tab-stops/>
      </style:paragraph-properties>
      <style:text-properties officeooo:paragraph-rsid="00be24e6"/>
    </style:style>
    <style:style style:name="P129" style:family="paragraph" style:parent-style-name="Numbering_20_1">
      <style:paragraph-properties fo:margin-left="1.97cm" fo:margin-right="0cm" fo:text-indent="-0.4cm" style:auto-text-indent="false">
        <style:tab-stops/>
      </style:paragraph-properties>
      <style:text-properties officeooo:paragraph-rsid="00be24e6"/>
    </style:style>
    <style:style style:name="P130" style:family="paragraph" style:parent-style-name="Numbering_20_1" style:list-style-name="Numbering_20_1" style:master-page-name="">
      <style:paragraph-properties fo:keep-together="always" fo:orphans="0" fo:widows="0" style:page-number="auto"/>
      <style:text-properties officeooo:paragraph-rsid="00be24e6"/>
    </style:style>
    <style:style style:name="P131" style:family="paragraph" style:parent-style-name="Text_20_body" style:list-style-name="Numbering_20_1">
      <style:text-properties officeooo:paragraph-rsid="00be24e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officeooo:rsid="00e2b0b1" style:font-style-asian="italic" style:font-style-complex="italic"/>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bc8115" style:font-weight-asian="normal" style:font-weight-complex="normal"/>
    </style:style>
    <style:style style:name="T14" style:family="text">
      <style:text-properties fo:font-weight="normal" officeooo:rsid="00bdd399" style:font-weight-asian="normal" style:font-weight-complex="normal"/>
    </style:style>
    <style:style style:name="T15" style:family="text">
      <style:text-properties fo:font-weight="normal" officeooo:rsid="012cbdeb" style:font-weight-asian="normal" style:font-weight-complex="normal"/>
    </style:style>
    <style:style style:name="T16" style:family="text">
      <style:text-properties fo:font-weight="normal" officeooo:rsid="00d1a78b"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weight="normal" officeooo:rsid="00bdd399" style:font-style-asian="normal" style:font-weight-asian="normal" style:font-style-complex="normal" style:font-weight-complex="normal"/>
    </style:style>
    <style:style style:name="T19" style:family="text">
      <style:text-properties fo:font-weight="normal" officeooo:rsid="0012c32b" style:font-style-asian="normal" style:font-weight-asian="normal" style:font-style-complex="normal" style:font-weight-complex="normal"/>
    </style:style>
    <style:style style:name="T20" style:family="text">
      <style:text-properties fo:font-weight="normal" officeooo:rsid="00eff4ba"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officeooo:rsid="00d75401" style:font-style-asian="normal" style:font-style-complex="normal"/>
    </style:style>
    <style:style style:name="T25" style:family="text">
      <style:text-properties fo:font-style="normal" officeooo:rsid="00eabc08" style:font-style-asian="normal" style:font-style-complex="normal"/>
    </style:style>
    <style:style style:name="T26" style:family="text">
      <style:text-properties fo:font-style="normal" officeooo:rsid="00bbc847" style:font-style-asian="normal" style:font-style-complex="normal"/>
    </style:style>
    <style:style style:name="T27" style:family="text">
      <style:text-properties fo:font-style="normal" officeooo:rsid="009a6411" style:font-style-asian="normal" style:font-style-complex="normal"/>
    </style:style>
    <style:style style:name="T28" style:family="text">
      <style:text-properties fo:font-style="normal" officeooo:rsid="00cc7a48" style:font-style-asian="normal" style:font-style-complex="normal"/>
    </style:style>
    <style:style style:name="T29" style:family="text">
      <style:text-properties fo:font-style="normal" officeooo:rsid="00aebe3b" style:font-style-asian="normal" style:font-style-complex="normal"/>
    </style:style>
    <style:style style:name="T30" style:family="text">
      <style:text-properties fo:font-style="normal" officeooo:rsid="00f6fca8" style:font-style-asian="normal" style:font-style-complex="normal"/>
    </style:style>
    <style:style style:name="T31" style:family="text">
      <style:text-properties fo:font-style="normal" officeooo:rsid="00e42632" style:font-style-asian="normal" style:font-style-complex="normal"/>
    </style:style>
    <style:style style:name="T32" style:family="text">
      <style:text-properties fo:font-style="normal" officeooo:rsid="00e6cea1" style:font-style-asian="normal" style:font-style-complex="normal"/>
    </style:style>
    <style:style style:name="T33" style:family="text">
      <style:text-properties fo:font-style="normal" style:font-style-asian="normal" style:font-weight-asian="normal" style:font-style-complex="normal" style:font-weight-complex="normal"/>
    </style:style>
    <style:style style:name="T34" style:family="text">
      <style:text-properties fo:font-style="normal" officeooo:rsid="00aebe3b" style:font-style-asian="normal" style:font-weight-asian="normal" style:font-style-complex="normal" style:font-weight-complex="normal"/>
    </style:style>
    <style:style style:name="T35" style:family="text">
      <style:text-properties fo:font-style="normal" officeooo:rsid="011f92f4" style:font-style-asian="normal" style:font-weight-asian="normal" style:font-style-complex="normal" style:font-weight-complex="normal"/>
    </style:style>
    <style:style style:name="T36" style:family="text">
      <style:text-properties fo:font-style="normal" officeooo:rsid="00f6fca8" style:font-style-asian="normal" style:font-weight-asian="normal" style:font-style-complex="normal" style:font-weight-complex="normal"/>
    </style:style>
    <style:style style:name="T37" style:family="text">
      <style:text-properties fo:font-style="normal" officeooo:rsid="00cc7a48"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ebe3b" style:font-style-asian="normal" style:font-weight-asian="normal" style:font-style-complex="normal" style:font-weight-complex="normal"/>
    </style:style>
    <style:style style:name="T40" style:family="text">
      <style:text-properties fo:font-style="normal" fo:font-weight="normal" officeooo:rsid="013aa55e" style:font-style-asian="normal" style:font-weight-asian="normal" style:font-style-complex="normal" style:font-weight-complex="normal"/>
    </style:style>
    <style:style style:name="T41" style:family="text">
      <style:text-properties fo:font-style="normal" fo:font-weight="normal" officeooo:rsid="01369ae0" style:font-style-asian="normal" style:font-weight-asian="normal" style:font-style-complex="normal" style:font-weight-complex="normal"/>
    </style:style>
    <style:style style:name="T42" style:family="text">
      <style:text-properties fo:font-style="normal" fo:font-weight="normal" officeooo:rsid="00bdd399" style:font-style-asian="normal" style:font-weight-asian="normal" style:font-style-complex="normal" style:font-weight-complex="normal"/>
    </style:style>
    <style:style style:name="T43" style:family="text">
      <style:text-properties fo:font-style="normal" fo:font-weight="normal" officeooo:rsid="00ec4d43" style:font-style-asian="normal" style:font-weight-asian="normal" style:font-style-complex="normal" style:font-weight-complex="normal"/>
    </style:style>
    <style:style style:name="T44" style:family="text">
      <style:text-properties fo:font-style="normal" fo:font-weight="normal" officeooo:rsid="013b23e1" style:font-style-asian="normal" style:font-weight-asian="normal" style:font-style-complex="normal" style:font-weight-complex="normal"/>
    </style:style>
    <style:style style:name="T45" style:family="text">
      <style:text-properties fo:font-style="normal" fo:font-weight="normal" officeooo:rsid="012cbdeb" style:font-style-asian="normal" style:font-weight-asian="normal" style:font-style-complex="normal" style:font-weight-complex="normal"/>
    </style:style>
    <style:style style:name="T46" style:family="text">
      <style:text-properties fo:font-style="normal" fo:font-weight="normal" officeooo:rsid="00be0b29" style:font-style-asian="normal" style:font-weight-asian="normal" style:font-style-complex="normal" style:font-weight-complex="normal"/>
    </style:style>
    <style:style style:name="T47" style:family="text">
      <style:text-properties fo:font-style="normal" fo:font-weight="normal" officeooo:rsid="00c26a3c" style:font-style-asian="normal" style:font-weight-asian="normal" style:font-style-complex="normal" style:font-weight-complex="normal"/>
    </style:style>
    <style:style style:name="T48" style:family="text">
      <style:text-properties fo:font-style="normal" fo:font-weight="normal" officeooo:rsid="00f6fca8" style:font-style-asian="normal" style:font-weight-asian="normal" style:font-style-complex="normal" style:font-weight-complex="normal"/>
    </style:style>
    <style:style style:name="T49" style:family="text">
      <style:text-properties fo:font-style="normal" fo:font-weight="normal" officeooo:rsid="0012c32b" style:font-style-asian="normal" style:font-weight-asian="normal" style:font-style-complex="normal" style:font-weight-complex="normal"/>
    </style:style>
    <style:style style:name="T50" style:family="text">
      <style:text-properties fo:font-style="normal" fo:font-weight="normal" officeooo:rsid="00c3712c" style:font-style-asian="normal" style:font-weight-asian="normal" style:font-style-complex="normal" style:font-weight-complex="normal"/>
    </style:style>
    <style:style style:name="T51" style:family="text">
      <style:text-properties fo:font-style="normal" fo:font-weight="normal" officeooo:rsid="003dd43d" style:font-style-asian="normal" style:font-weight-asian="normal" style:font-style-complex="normal" style:font-weight-complex="normal"/>
    </style:style>
    <style:style style:name="T52" style:family="text">
      <style:text-properties fo:font-style="normal" fo:font-weight="normal" officeooo:rsid="0147f113" style:font-style-asian="normal" style:font-weight-asian="normal" style:font-style-complex="normal" style:font-weight-complex="normal"/>
    </style:style>
    <style:style style:name="T53" style:family="text">
      <style:text-properties fo:font-style="normal" fo:font-weight="normal" officeooo:rsid="0131aefd" style:font-style-asian="normal" style:font-weight-asian="normal" style:font-style-complex="normal" style:font-weight-complex="normal"/>
    </style:style>
    <style:style style:name="T54" style:family="text">
      <style:text-properties fo:font-style="normal" fo:font-weight="normal" officeooo:rsid="00d1a78b" style:font-style-asian="normal" style:font-weight-asian="normal" style:font-style-complex="normal" style:font-weight-complex="normal"/>
    </style:style>
    <style:style style:name="T55" style:family="text">
      <style:text-properties fo:font-style="normal" fo:font-weight="normal" officeooo:rsid="00edeb1b" style:font-style-asian="normal" style:font-weight-asian="normal" style:font-style-complex="normal" style:font-weight-complex="normal"/>
    </style:style>
    <style:style style:name="T56" style:family="text">
      <style:text-properties fo:font-style="normal" fo:font-weight="normal" officeooo:rsid="00eeb29b" style:font-style-asian="normal" style:font-weight-asian="normal" style:font-style-complex="normal" style:font-weight-complex="normal"/>
    </style:style>
    <style:style style:name="T57" style:family="text">
      <style:text-properties fo:font-style="normal" fo:font-weight="normal" officeooo:rsid="00f77703"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style:font-style-asian="normal" style:font-weight-asian="normal" style:font-style-complex="normal" style:font-weight-complex="normal"/>
    </style:style>
    <style:style style:name="T60" style:family="text">
      <style:text-properties officeooo:rsid="00ead278"/>
    </style:style>
    <style:style style:name="T61" style:family="text">
      <style:text-properties officeooo:rsid="012890ff"/>
    </style:style>
    <style:style style:name="T62" style:family="text">
      <style:text-properties officeooo:rsid="00b69f97"/>
    </style:style>
    <style:style style:name="T63" style:family="text">
      <style:text-properties officeooo:rsid="00b839cc"/>
    </style:style>
    <style:style style:name="T64" style:family="text">
      <style:text-properties officeooo:rsid="00935527"/>
    </style:style>
    <style:style style:name="T65" style:family="text">
      <style:text-properties officeooo:rsid="00bc92f0"/>
    </style:style>
    <style:style style:name="T66" style:family="text">
      <style:text-properties officeooo:rsid="0004f57f"/>
    </style:style>
    <style:style style:name="T67" style:family="text">
      <style:text-properties officeooo:rsid="00c3b9f6"/>
    </style:style>
    <style:style style:name="T68" style:family="text">
      <style:text-properties officeooo:rsid="00c580bb"/>
    </style:style>
    <style:style style:name="T69" style:family="text">
      <style:text-properties officeooo:rsid="0109e2a3"/>
    </style:style>
    <style:style style:name="T70" style:family="text">
      <style:text-properties officeooo:rsid="00cf8166"/>
    </style:style>
    <style:style style:name="T71" style:family="text">
      <style:text-properties officeooo:rsid="00aebe3b"/>
    </style:style>
    <style:style style:name="T72" style:family="text">
      <style:text-properties officeooo:rsid="00260233"/>
    </style:style>
    <style:style style:name="T73" style:family="text">
      <style:text-properties officeooo:rsid="00099662"/>
    </style:style>
    <style:style style:name="T74" style:family="text">
      <style:text-properties officeooo:rsid="00aff0ad"/>
    </style:style>
    <style:style style:name="T75" style:family="text">
      <style:text-properties officeooo:rsid="00b30a32"/>
    </style:style>
    <style:style style:name="T76" style:family="text">
      <style:text-properties officeooo:rsid="00b37cfd"/>
    </style:style>
    <style:style style:name="T77" style:family="text">
      <style:text-properties officeooo:rsid="00ddf399"/>
    </style:style>
    <style:style style:name="T78" style:family="text">
      <style:text-properties officeooo:rsid="010a549d"/>
    </style:style>
    <style:style style:name="T79" style:family="text">
      <style:text-properties officeooo:rsid="004aee30"/>
    </style:style>
    <style:style style:name="T80" style:family="text">
      <style:text-properties officeooo:rsid="001bb71c"/>
    </style:style>
    <style:style style:name="T81" style:family="text">
      <style:text-properties officeooo:rsid="00c5ac8a"/>
    </style:style>
    <style:style style:name="T82" style:family="text">
      <style:text-properties officeooo:rsid="00d75401"/>
    </style:style>
    <style:style style:name="T83" style:family="text">
      <style:text-properties style:font-style-asian="normal" style:font-style-complex="normal"/>
    </style:style>
    <style:style style:name="T84" style:family="text">
      <style:text-properties style:font-style-asian="normal" style:font-weight-asian="normal" style:font-style-complex="normal" style:font-weight-complex="normal"/>
    </style:style>
    <style:style style:name="T85" style:family="text">
      <style:text-properties officeooo:rsid="00b44e58"/>
    </style:style>
    <style:style style:name="T86" style:family="text">
      <style:text-properties officeooo:rsid="00df2e84"/>
    </style:style>
    <style:style style:name="T87" style:family="text">
      <style:text-properties officeooo:rsid="0029fb16"/>
    </style:style>
    <style:style style:name="T88" style:family="text">
      <style:text-properties officeooo:rsid="00b602b8"/>
    </style:style>
    <style:style style:name="T89" style:family="text">
      <style:text-properties officeooo:rsid="00e00e93"/>
    </style:style>
    <style:style style:name="T90" style:family="text">
      <style:text-properties officeooo:rsid="00e208ab"/>
    </style:style>
    <style:style style:name="T91" style:family="text">
      <style:text-properties officeooo:rsid="00b7f2fa"/>
    </style:style>
    <style:style style:name="T92" style:family="text">
      <style:text-properties officeooo:rsid="000aab2b"/>
    </style:style>
    <style:style style:name="T93" style:family="text">
      <style:text-properties style:font-name="Liberation Sans1"/>
    </style:style>
    <style:style style:name="T94" style:family="text">
      <style:text-properties style:font-name="Liberation Sans1" officeooo:rsid="00035227"/>
    </style:style>
    <style:style style:name="T95" style:family="text">
      <style:text-properties style:font-name="Liberation Sans1" officeooo:rsid="00029f3a"/>
    </style:style>
    <style:style style:name="T96" style:family="text">
      <style:text-properties style:font-name="Liberation Sans1" officeooo:rsid="00df2e84"/>
    </style:style>
    <style:style style:name="T97" style:family="text">
      <style:text-properties style:font-name="Liberation Sans1" officeooo:rsid="00053675"/>
    </style:style>
    <style:style style:name="T98" style:family="text">
      <style:text-properties officeooo:rsid="00035227"/>
    </style:style>
    <style:style style:name="T99" style:family="text">
      <style:text-properties officeooo:rsid="00029f3a"/>
    </style:style>
    <style:style style:name="T100" style:family="text">
      <style:text-properties officeooo:rsid="00053675"/>
    </style:style>
    <style:style style:name="T101" style:family="text">
      <style:text-properties officeooo:rsid="010bc989"/>
    </style:style>
    <style:style style:name="T102" style:family="text">
      <style:text-properties officeooo:rsid="002d10d5"/>
    </style:style>
    <style:style style:name="T103" style:family="text">
      <style:text-properties officeooo:rsid="00e61789"/>
    </style:style>
    <style:style style:name="T104" style:family="text">
      <style:text-properties officeooo:rsid="00ba1fde"/>
    </style:style>
    <style:style style:name="T105" style:family="text">
      <style:text-properties officeooo:rsid="00e58202"/>
    </style:style>
    <style:style style:name="T106" style:family="text">
      <style:text-properties officeooo:rsid="00bb1d2c"/>
    </style:style>
    <style:style style:name="T107" style:family="text">
      <style:text-properties officeooo:rsid="0127fbd0"/>
    </style:style>
    <style:style style:name="T108" style:family="text">
      <style:text-properties officeooo:rsid="0134a755"/>
    </style:style>
    <style:style style:name="T109" style:family="text">
      <style:text-properties officeooo:rsid="010f5c8e"/>
    </style:style>
    <style:style style:name="T110" style:family="text">
      <style:text-properties officeooo:rsid="00111d35"/>
    </style:style>
    <style:style style:name="T111" style:family="text">
      <style:text-properties officeooo:rsid="00324623"/>
    </style:style>
    <style:style style:name="T112" style:family="text">
      <style:text-properties officeooo:rsid="00319a0d"/>
    </style:style>
    <style:style style:name="T113" style:family="text">
      <style:text-properties officeooo:rsid="00bbc847"/>
    </style:style>
    <style:style style:name="T114" style:family="text">
      <style:text-properties officeooo:rsid="0063cee5"/>
    </style:style>
    <style:style style:name="T115" style:family="text">
      <style:text-properties fo:font-size="12pt"/>
    </style:style>
    <style:style style:name="T116" style:family="text">
      <style:text-properties fo:font-size="12pt" fo:font-style="normal" fo:font-weight="normal" style:font-style-asian="normal" style:font-style-complex="normal"/>
    </style:style>
    <style:style style:name="T117" style:family="text">
      <style:text-properties fo:font-size="12pt" fo:font-style="normal" fo:font-weight="normal" style:font-style-asian="normal" style:font-weight-asian="normal" style:font-style-complex="normal" style:font-weight-complex="normal"/>
    </style:style>
    <style:style style:name="T118" style:family="text">
      <style:text-properties officeooo:rsid="00bc8115"/>
    </style:style>
    <style:style style:name="T119" style:family="text">
      <style:text-properties style:use-window-font-color="true"/>
    </style:style>
    <style:style style:name="T120" style:family="text">
      <style:text-properties style:font-name="Liberation Sans" fo:font-size="11pt" fo:font-style="normal" style:font-size-asian="10.5pt" style:font-style-asian="normal" style:font-weight-asian="normal" style:font-style-complex="normal" style:font-weight-complex="normal"/>
    </style:style>
    <style:style style:name="T121" style:family="text">
      <style:text-properties style:font-name="Liberation Sans" fo:font-size="11pt" fo:font-style="normal" officeooo:rsid="009a6411" style:font-size-asian="10.5pt" style:font-style-asian="normal" style:font-weight-asian="normal" style:font-style-complex="normal" style:font-weight-complex="normal"/>
    </style:style>
    <style:style style:name="T122"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123" style:family="text">
      <style:text-properties style:font-name="Liberation Sans" fo:font-size="11pt" fo:font-style="normal" fo:font-weight="normal" officeooo:rsid="00cfd05d" style:font-size-asian="10.5pt" style:font-style-asian="normal" style:font-weight-asian="normal" style:font-style-complex="normal" style:font-weight-complex="normal"/>
    </style:style>
    <style:style style:name="T124" style:family="text">
      <style:text-properties style:font-name="Liberation Sans" fo:font-size="11pt" style:font-size-asian="10.5pt"/>
    </style:style>
    <style:style style:name="T125" style:family="text">
      <style:text-properties style:font-name="Liberation Sans" fo:font-size="11pt" officeooo:rsid="00c11205" style:font-size-asian="10.5pt"/>
    </style:style>
    <style:style style:name="T126" style:family="text">
      <style:text-properties style:font-name="Liberation Sans" fo:font-size="11pt" officeooo:rsid="00fc7e05" style:font-size-asian="10.5pt"/>
    </style:style>
    <style:style style:name="T127" style:family="text">
      <style:text-properties style:font-name="Liberation Sans" fo:font-size="11pt" officeooo:rsid="00c25f36" style:font-size-asian="10.5pt"/>
    </style:style>
    <style:style style:name="T128" style:family="text">
      <style:text-properties style:font-name="Liberation Sans" fo:font-size="11pt" officeooo:rsid="00c4df06" style:font-size-asian="10.5pt"/>
    </style:style>
    <style:style style:name="T129" style:family="text">
      <style:text-properties style:font-name="Liberation Sans" fo:font-size="11pt" officeooo:rsid="00cb665e" style:font-size-asian="10.5pt"/>
    </style:style>
    <style:style style:name="T130" style:family="text">
      <style:text-properties style:font-name="Liberation Sans" fo:font-size="11pt" officeooo:rsid="0158500d" style:font-size-asian="10.5pt"/>
    </style:style>
    <style:style style:name="T131" style:family="text">
      <style:text-properties style:font-name="Liberation Sans" fo:font-size="11pt" officeooo:rsid="0145a38f" style:font-size-asian="10.5pt"/>
    </style:style>
    <style:style style:name="T132" style:family="text">
      <style:text-properties style:font-name="Liberation Sans" fo:font-size="11pt" officeooo:rsid="00e832c9" style:font-size-asian="10.5pt"/>
    </style:style>
    <style:style style:name="T133" style:family="text">
      <style:text-properties style:font-name="Liberation Sans" fo:font-size="11pt" officeooo:rsid="011d3943" style:font-size-asian="10.5pt"/>
    </style:style>
    <style:style style:name="T134" style:family="text">
      <style:text-properties style:font-name="Liberation Sans" fo:font-size="11pt" officeooo:rsid="013e2055" style:font-size-asian="10.5pt"/>
    </style:style>
    <style:style style:name="T135" style:family="text">
      <style:text-properties style:font-name="Liberation Sans" fo:font-size="11pt" officeooo:rsid="00d19a35" style:font-size-asian="10.5pt"/>
    </style:style>
    <style:style style:name="T136" style:family="text">
      <style:text-properties style:font-name="Liberation Sans" fo:font-size="11pt" officeooo:rsid="00d1a78b" style:font-size-asian="10.5pt"/>
    </style:style>
    <style:style style:name="T137" style:family="text">
      <style:text-properties style:font-name="Liberation Sans" fo:font-size="11pt" officeooo:rsid="00d235fd" style:font-size-asian="10.5pt"/>
    </style:style>
    <style:style style:name="T138" style:family="text">
      <style:text-properties style:font-name="Liberation Sans" fo:font-size="11pt" officeooo:rsid="00d396b5" style:font-size-asian="10.5pt"/>
    </style:style>
    <style:style style:name="T139" style:family="text">
      <style:text-properties style:font-name="Liberation Sans" fo:font-size="11pt" officeooo:rsid="00d9769d" style:font-size-asian="10.5pt"/>
    </style:style>
    <style:style style:name="T140" style:family="text">
      <style:text-properties style:font-name="Liberation Sans" fo:font-size="11pt" officeooo:rsid="00e62437" style:font-size-asian="10.5pt"/>
    </style:style>
    <style:style style:name="T141" style:family="text">
      <style:text-properties style:font-name="Liberation Sans" fo:font-size="11pt" officeooo:rsid="0100de2f" style:font-size-asian="10.5pt"/>
    </style:style>
    <style:style style:name="T142" style:family="text">
      <style:text-properties style:font-name="Liberation Sans" fo:font-size="11pt" fo:language="en" fo:country="US" style:letter-kerning="true"/>
    </style:style>
    <style:style style:name="T143" style:family="text">
      <style:text-properties style:font-name="Liberation Sans" fo:font-size="11pt" fo:font-weight="normal" officeooo:rsid="00ce43bc" style:font-size-asian="10.5pt" style:font-weight-asian="normal" style:font-weight-complex="normal"/>
    </style:style>
    <style:style style:name="T144"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145" style:family="text">
      <style:text-properties officeooo:rsid="012b9cd3"/>
    </style:style>
    <style:style style:name="T146" style:family="text">
      <style:text-properties officeooo:rsid="01369ae0"/>
    </style:style>
    <style:style style:name="T147" style:family="text">
      <style:text-properties officeooo:rsid="00f12228"/>
    </style:style>
    <style:style style:name="T148" style:family="text">
      <style:text-properties officeooo:rsid="012d9f81"/>
    </style:style>
    <style:style style:name="T149" style:family="text">
      <style:text-properties officeooo:rsid="019598f8"/>
    </style:style>
    <style:style style:name="T150" style:family="text">
      <style:text-properties officeooo:rsid="00f058e4"/>
    </style:style>
    <style:style style:name="T151" style:family="text">
      <style:text-properties officeooo:rsid="01164b60"/>
    </style:style>
    <style:style style:name="T152" style:family="text">
      <style:text-properties officeooo:rsid="00f03a9c"/>
    </style:style>
    <style:style style:name="T153" style:family="text">
      <style:text-properties officeooo:rsid="011d46e0"/>
    </style:style>
    <style:style style:name="T154" style:family="text">
      <style:text-properties style:font-weight-asian="normal" style:font-weight-complex="normal"/>
    </style:style>
    <style:style style:name="T155" style:family="text">
      <style:text-properties officeooo:rsid="00bdd399"/>
    </style:style>
    <style:style style:name="T156" style:family="text">
      <style:text-properties officeooo:rsid="00eabc08"/>
    </style:style>
    <style:style style:name="T157" style:family="text">
      <style:text-properties officeooo:rsid="013aa55e"/>
    </style:style>
    <style:style style:name="T158" style:family="text">
      <style:text-properties officeooo:rsid="01381a79"/>
    </style:style>
    <style:style style:name="T159" style:family="text">
      <style:text-properties officeooo:rsid="00ec4d43"/>
    </style:style>
    <style:style style:name="T160" style:family="text">
      <style:text-properties officeooo:rsid="013b23e1"/>
    </style:style>
    <style:style style:name="T161" style:family="text">
      <style:text-properties officeooo:rsid="00be0b29"/>
    </style:style>
    <style:style style:name="T162" style:family="text">
      <style:text-properties officeooo:rsid="013d44df"/>
    </style:style>
    <style:style style:name="T163" style:family="text">
      <style:text-properties officeooo:rsid="003441b2"/>
    </style:style>
    <style:style style:name="T164" style:family="text">
      <style:text-properties officeooo:rsid="00ed8ea9"/>
    </style:style>
    <style:style style:name="T165" style:family="text">
      <style:text-properties officeooo:rsid="01313bb4"/>
    </style:style>
    <style:style style:name="T166" style:family="text">
      <style:text-properties officeooo:rsid="0131aefd"/>
    </style:style>
    <style:style style:name="T167" style:family="text">
      <style:text-properties officeooo:rsid="013d7838"/>
    </style:style>
    <style:style style:name="T168" style:family="text">
      <style:text-properties officeooo:rsid="012f3c09"/>
    </style:style>
    <style:style style:name="T169" style:family="text">
      <style:text-properties officeooo:rsid="0141b0f0"/>
    </style:style>
    <style:style style:name="T170" style:family="text">
      <style:text-properties officeooo:rsid="00eedf94"/>
    </style:style>
    <style:style style:name="T171" style:family="text">
      <style:text-properties officeooo:rsid="00c11205"/>
    </style:style>
    <style:style style:name="T172" style:family="text">
      <style:text-properties officeooo:rsid="00fc7e05"/>
    </style:style>
    <style:style style:name="T173" style:family="text">
      <style:text-properties officeooo:rsid="011f92f4"/>
    </style:style>
    <style:style style:name="T174" style:family="text">
      <style:text-properties officeooo:rsid="00f010a9"/>
    </style:style>
    <style:style style:name="T175" style:family="text">
      <style:text-properties officeooo:rsid="00c26a3c"/>
    </style:style>
    <style:style style:name="T176" style:family="text">
      <style:text-properties officeooo:rsid="00f44600"/>
    </style:style>
    <style:style style:name="T177" style:family="text">
      <style:text-properties officeooo:rsid="0146fcf7"/>
    </style:style>
    <style:style style:name="T178" style:family="text">
      <style:text-properties officeooo:rsid="01450499"/>
    </style:style>
    <style:style style:name="T179" style:family="text">
      <style:text-properties officeooo:rsid="0146aff8"/>
    </style:style>
    <style:style style:name="T180" style:family="text">
      <style:text-properties officeooo:rsid="0147f113"/>
    </style:style>
    <style:style style:name="T181" style:family="text">
      <style:text-properties officeooo:rsid="00f4f981"/>
    </style:style>
    <style:style style:name="T182" style:family="text">
      <style:text-properties officeooo:rsid="012506f6"/>
    </style:style>
    <style:style style:name="T183" style:family="text">
      <style:text-properties officeooo:rsid="00f6fca8"/>
    </style:style>
    <style:style style:name="T184" style:family="text">
      <style:text-properties officeooo:rsid="00c3712c"/>
    </style:style>
    <style:style style:name="T185" style:family="text">
      <style:text-properties officeooo:rsid="00dc7d35"/>
    </style:style>
    <style:style style:name="T186" style:family="text">
      <style:text-properties officeooo:rsid="01487e5a"/>
    </style:style>
    <style:style style:name="T187" style:family="text">
      <style:text-properties officeooo:rsid="004d22b6"/>
    </style:style>
    <style:style style:name="T188" style:family="text">
      <style:text-properties officeooo:rsid="00f7c4dd"/>
    </style:style>
    <style:style style:name="T189" style:family="text">
      <style:text-properties officeooo:rsid="00c1bede"/>
    </style:style>
    <style:style style:name="T190" style:family="text">
      <style:text-properties officeooo:rsid="00c4df06"/>
    </style:style>
    <style:style style:name="T191" style:family="text">
      <style:text-properties officeooo:rsid="00c5cedd"/>
    </style:style>
    <style:style style:name="T192" style:family="text">
      <style:text-properties officeooo:rsid="00c77d1b"/>
    </style:style>
    <style:style style:name="T193" style:family="text">
      <style:text-properties officeooo:rsid="00c90a36"/>
    </style:style>
    <style:style style:name="T194" style:family="text">
      <style:text-properties officeooo:rsid="00c9f094"/>
    </style:style>
    <style:style style:name="T195" style:family="text">
      <style:text-properties officeooo:rsid="00ca79c6"/>
    </style:style>
    <style:style style:name="T196" style:family="text">
      <style:text-properties officeooo:rsid="00cb665e"/>
    </style:style>
    <style:style style:name="T197" style:family="text">
      <style:text-properties fo:font-size="11pt" officeooo:rsid="00cb665e"/>
    </style:style>
    <style:style style:name="T198" style:family="text">
      <style:text-properties fo:font-size="11pt" officeooo:rsid="00d19a35"/>
    </style:style>
    <style:style style:name="T199" style:family="text">
      <style:text-properties fo:font-size="11pt" officeooo:rsid="00d1a78b"/>
    </style:style>
    <style:style style:name="T200" style:family="text">
      <style:text-properties fo:font-size="11pt" officeooo:rsid="00d235fd"/>
    </style:style>
    <style:style style:name="T201" style:family="text">
      <style:text-properties fo:font-size="11pt" officeooo:rsid="00d7f0d8"/>
    </style:style>
    <style:style style:name="T202" style:family="text">
      <style:text-properties fo:font-size="11pt" officeooo:rsid="00d9769d"/>
    </style:style>
    <style:style style:name="T203" style:family="text">
      <style:text-properties fo:font-size="11pt" fo:language="en" fo:country="US" officeooo:rsid="00e832c9" style:letter-kerning="true"/>
    </style:style>
    <style:style style:name="T204" style:family="text">
      <style:text-properties style:font-name="Liberation Sans2" fo:font-size="11pt" fo:language="en" fo:country="US" fo:font-weight="bold" officeooo:rsid="00e832c9" style:letter-kerning="true" fo:background-color="transparent" loext:char-shading-value="0" style:font-size-asian="10.5pt"/>
    </style:style>
    <style:style style:name="T205" style:family="text">
      <style:text-properties style:font-name="Liberation Sans2" fo:font-size="11pt" fo:language="en" fo:country="US" fo:font-weight="normal" officeooo:rsid="0158500d" style:letter-kerning="true" fo:background-color="transparent" loext:char-shading-value="0" style:font-size-asian="10.5pt" style:font-weight-asian="normal" style:font-weight-complex="normal"/>
    </style:style>
    <style:style style:name="T206" style:family="text">
      <style:text-properties style:font-name="Liberation Sans2" fo:font-size="11pt" fo:language="en" fo:country="US" fo:font-weight="normal" officeooo:rsid="00e832c9" style:letter-kerning="true" fo:background-color="transparent" loext:char-shading-value="0" style:font-size-asian="10.5pt" style:font-weight-asian="normal" style:font-weight-complex="normal"/>
    </style:style>
    <style:style style:name="T207" style:family="text">
      <style:text-properties officeooo:rsid="0158500d"/>
    </style:style>
    <style:style style:name="T208" style:family="text">
      <style:text-properties officeooo:rsid="013e2055"/>
    </style:style>
    <style:style style:name="T209" style:family="text">
      <style:text-properties officeooo:rsid="00d19a35"/>
    </style:style>
    <style:style style:name="T210" style:family="text">
      <style:text-properties officeooo:rsid="00d1a78b"/>
    </style:style>
    <style:style style:name="T211" style:family="text">
      <style:text-properties officeooo:rsid="00d235fd"/>
    </style:style>
    <style:style style:name="T212" style:family="text">
      <style:text-properties officeooo:rsid="00d396b5"/>
    </style:style>
    <style:style style:name="T213" style:family="text">
      <style:text-properties officeooo:rsid="00d3f9e9"/>
    </style:style>
    <style:style style:name="T214" style:family="text">
      <style:text-properties officeooo:rsid="00d49d36"/>
    </style:style>
    <style:style style:name="T215" style:family="text">
      <style:text-properties officeooo:rsid="00d7f0d8"/>
    </style:style>
    <style:style style:name="T216" style:family="text">
      <style:text-properties officeooo:rsid="00d9769d"/>
    </style:style>
    <style:style style:name="T217" style:family="text">
      <style:text-properties officeooo:rsid="00ddd8a6"/>
    </style:style>
    <style:style style:name="T218" style:family="text">
      <style:text-properties officeooo:rsid="00e0daf0"/>
    </style:style>
    <style:style style:name="T219" style:family="text">
      <style:text-properties officeooo:rsid="00e12f93"/>
    </style:style>
    <style:style style:name="T220" style:family="text">
      <style:text-properties officeooo:rsid="00e2b0b1"/>
    </style:style>
    <style:style style:name="T221" style:family="text">
      <style:text-properties officeooo:rsid="00e2cb54"/>
    </style:style>
    <style:style style:name="T222" style:family="text">
      <style:text-properties officeooo:rsid="00e42632"/>
    </style:style>
    <style:style style:name="T223" style:family="text">
      <style:text-properties officeooo:rsid="00e5afd2"/>
    </style:style>
    <style:style style:name="T224" style:family="text">
      <style:text-properties officeooo:rsid="00e5d6ae"/>
    </style:style>
    <style:style style:name="T225" style:family="text">
      <style:text-properties officeooo:rsid="00e6cea1"/>
    </style:style>
    <style:style style:name="T226" style:family="text">
      <style:text-properties officeooo:rsid="00edeb1b"/>
    </style:style>
    <style:style style:name="T227" style:family="text">
      <style:text-properties officeooo:rsid="00eecf59"/>
    </style:style>
    <style:style style:name="T228" style:family="text">
      <style:text-properties officeooo:rsid="00eff4ba"/>
    </style:style>
    <style:style style:name="T229" style:family="text">
      <style:text-properties officeooo:rsid="00f15f25"/>
    </style:style>
    <style:style style:name="T230" style:family="text">
      <style:text-properties officeooo:rsid="00f293c2"/>
    </style:style>
    <style:style style:name="T231" style:family="text">
      <style:text-properties officeooo:rsid="00f454a7"/>
    </style:style>
    <style:style style:name="T232" style:family="text">
      <style:text-properties officeooo:rsid="00f4f8e2"/>
    </style:style>
    <style:style style:name="T233" style:family="text">
      <style:text-properties officeooo:rsid="00f6c546"/>
    </style:style>
    <style:style style:name="T234" style:family="text">
      <style:text-properties officeooo:rsid="00f77703"/>
    </style:style>
    <style:style style:name="T235" style:family="text">
      <style:text-properties officeooo:rsid="00f87ac1"/>
    </style:style>
    <style:style style:name="T236" style:family="text">
      <style:text-properties officeooo:rsid="00fa9b0c"/>
    </style:style>
    <style:style style:name="T237" style:family="text">
      <style:text-properties officeooo:rsid="00fbd450"/>
    </style:style>
    <style:style style:name="T238" style:family="text">
      <style:text-properties officeooo:rsid="00ff5e77"/>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middle" style:vertical-rel="baseline" style:horizontal-pos="from-left" style:horizontal-rel="page"/>
    </style:style>
    <style:style style:name="fr15" style:family="graphic" style:parent-style-name="Graphics">
      <style:graphic-properties style:vertical-pos="from-top" style:vertical-rel="paragraph" style:horizontal-pos="center" style:horizontal-rel="paragraph" fo:padding="0cm" fo:border="0.51pt solid #000000" style:shadow="none" draw:shadow-opacity="100%" style:mirror="none" fo:clip="rect(0.423cm, 1.51cm, 0.78cm, 1.5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58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513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2.649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06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01cm, 0cm, 1.392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041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041cm, 0cm, 0cm, 0.049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7" draw:name="Image1" text:anchor-type="as-char" svg:width="8.467cm" svg:height="1.778cm" draw:z-index="1"><draw:image xlink:href="Pictures/10000201000003E8000000D2A7FE72F00FFCF111.png" xlink:type="simple" xlink:show="embed" xlink:actuate="onLoad" loext:mime-type="image/png"/></draw:frame></text:p>
      <text:p text:style-name="P31">Průvodce programem Writer 6.4</text:p>
      <text:p text:style-name="P57">Chapter 15 <text:s/><text:line-break/>Tables of Contents, Indexes, Bibliographies</text:p>
      <text:p text:style-name="P23"/>
      <text:h text:style-name="P7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90626_2844276240"/>Pro toto vydání<text:bookmark-end text:name="__RefHeading___Toc90626_2844276240"/></text:h>
      <table:table table:name="Table1" table:style-name="Table1">
        <table:table-column table:style-name="Table1.A"/>
        <table:table-column table:style-name="Table1.B"/>
        <table:table-column table:style-name="Table1.C"/>
        <table:table-row>
          <table:table-cell table:style-name="Table1.A1" office:value-type="string">
            <text:p text:style-name="P25">Jean Hollis Weber</text:p>
          </table:table-cell>
          <table:table-cell table:style-name="Table1.A1" office:value-type="string">
            <text:p text:style-name="P27">Felipe Viggiano</text:p>
          </table:table-cell>
          <table:table-cell table:style-name="Table1.A1" office:value-type="string">
            <text:p text:style-name="P26"/>
          </table:table-cell>
        </table:table-row>
      </table:table>
      <text:h text:style-name="Heading_20_3" text:outline-level="3"><text:bookmark-start text:name="__RefHeading___Toc90628_2844276240"/>Pro předchozí vydání<text:bookmark-end text:name="__RefHeading___Toc90628_2844276240"/></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71627025" text:style-name="Heading_20_Note">
        <text:list-item>
          <text:p text:style-name="P97">Poznámka</text:p>
        </text:list-item>
      </text:list>
      <text:p text:style-name="P28">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4"><text:span text:style-name="Strong_20_Emphasis">Nástroje &gt; Možnosti…</text:span> <text:line-break/>výběr nabídky</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Klepnutí pravým tlačítkem</text:p>
          </table:table-cell>
          <table:table-cell table:style-name="Table4.A2" office:value-type="string">
            <text:p text:style-name="P24"><text:span text:style-name="Keystroke">Control</text:span>+click and/or right-click depending on computer setup</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Control)</text:p>
          </table:table-cell>
          <table:table-cell table:style-name="Table4.A2" office:value-type="string">
            <text:p text:style-name="P24">⌘ (Comm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90626_2844276240" text:style-name="Index_20_Link" text:visited-style-name="Index_20_Link">Pro toto vydání<text:tab/>2</text:a></text:p>
          <text:p text:style-name="P45"><text:a xlink:type="simple" xlink:href="#__RefHeading___Toc90628_2844276240"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4650_402817234" text:style-name="Index_20_Link" text:visited-style-name="Index_20_Link">Poznámka pro uživatele systému macOS<text:tab/>2</text:a></text:p>
          <text:p text:style-name="P61"><text:a xlink:type="simple" xlink:href="#__RefHeading___Toc77957_1458413368" text:style-name="Index_20_Link" text:visited-style-name="Index_20_Link">Úvod<text:tab/>5</text:a></text:p>
          <text:p text:style-name="P61"><text:a xlink:type="simple" xlink:href="#__RefHeading__25153_6698146" text:style-name="Index_20_Link" text:visited-style-name="Index_20_Link">Tables of contents<text:tab/>5</text:a></text:p>
          <text:p text:style-name="P44"><text:a xlink:type="simple" xlink:href="#__RefHeading__25155_6698146" text:style-name="Index_20_Link" text:visited-style-name="Index_20_Link">Creating a table of contents quickly<text:tab/>5</text:a></text:p>
          <text:p text:style-name="P44"><text:a xlink:type="simple" xlink:href="#__RefHeading___Toc10131_2418320379" text:style-name="Index_20_Link" text:visited-style-name="Index_20_Link">Customizing a table of contents<text:tab/>6</text:a></text:p>
          <text:p text:style-name="P45"><text:a xlink:type="simple" xlink:href="#__RefHeading___Toc9836_2272100658" text:style-name="Index_20_Link" text:visited-style-name="Index_20_Link">Type page<text:tab/>7</text:a></text:p>
          <text:p text:style-name="P45"><text:a xlink:type="simple" xlink:href="#__RefHeading___Toc9838_2272100658" text:style-name="Index_20_Link" text:visited-style-name="Index_20_Link">Entries page<text:tab/>8</text:a></text:p>
          <text:p text:style-name="P45"><text:a xlink:type="simple" xlink:href="#__RefHeading__36533920" text:style-name="Index_20_Link" text:visited-style-name="Index_20_Link">Styles page<text:tab/>10</text:a></text:p>
          <text:p text:style-name="P45"><text:a xlink:type="simple" xlink:href="#__RefHeading___Toc10133_2418320379" text:style-name="Index_20_Link" text:visited-style-name="Index_20_Link">Columns page<text:tab/>11</text:a></text:p>
          <text:p text:style-name="P45"><text:a xlink:type="simple" xlink:href="#__RefHeading___Toc5542_2418320379" text:style-name="Index_20_Link" text:visited-style-name="Index_20_Link">Background page<text:tab/>11</text:a></text:p>
          <text:p text:style-name="P44"><text:a xlink:type="simple" xlink:href="#__RefHeading___Toc10135_2418320379" text:style-name="Index_20_Link" text:visited-style-name="Index_20_Link">Editing a table of contents<text:tab/>13</text:a></text:p>
          <text:p text:style-name="P44"><text:a xlink:type="simple" xlink:href="#__RefHeading___Toc10137_2418320379" text:style-name="Index_20_Link" text:visited-style-name="Index_20_Link">Updating a table of contents<text:tab/>14</text:a></text:p>
          <text:p text:style-name="P44"><text:a xlink:type="simple" xlink:href="#__RefHeading___Toc10139_2418320379" text:style-name="Index_20_Link" text:visited-style-name="Index_20_Link">Deleting a table of contents<text:tab/>14</text:a></text:p>
          <text:p text:style-name="P61"><text:a xlink:type="simple" xlink:href="#__RefHeading__35312319" text:style-name="Index_20_Link" text:visited-style-name="Index_20_Link">Alphabetic indexes<text:tab/>14</text:a></text:p>
          <text:p text:style-name="P44"><text:a xlink:type="simple" xlink:href="#__RefHeading__25203_6698146" text:style-name="Index_20_Link" text:visited-style-name="Index_20_Link">Adding index entries<text:tab/>14</text:a></text:p>
          <text:p text:style-name="P45"><text:a xlink:type="simple" xlink:href="#__RefHeading___Toc90949_2844276240" text:style-name="Index_20_Link" text:visited-style-name="Index_20_Link">Example of using an index key<text:tab/>16</text:a></text:p>
          <text:p text:style-name="P44"><text:a xlink:type="simple" xlink:href="#__RefHeading___Toc4704_2780182517" text:style-name="Index_20_Link" text:visited-style-name="Index_20_Link">Creating a concordance<text:tab/>16</text:a></text:p>
          <text:p text:style-name="P44"><text:a xlink:type="simple" xlink:href="#__RefHeading___Toc9263_2780182517" text:style-name="Index_20_Link" text:visited-style-name="Index_20_Link">Creating an alphabetic index quickly<text:tab/>17</text:a></text:p>
          <text:p text:style-name="P44"><text:a xlink:type="simple" xlink:href="#__RefHeading__25209_6698146" text:style-name="Index_20_Link" text:visited-style-name="Index_20_Link">Customizing an index<text:tab/>17</text:a></text:p>
          <text:p text:style-name="P45"><text:a xlink:type="simple" xlink:href="#__RefHeading__25414_279665469" text:style-name="Index_20_Link" text:visited-style-name="Index_20_Link">Type page<text:tab/>17</text:a></text:p>
          <text:p text:style-name="P45"><text:a xlink:type="simple" xlink:href="#__RefHeading__25213_6698146" text:style-name="Index_20_Link" text:visited-style-name="Index_20_Link">Entries page<text:tab/>18</text:a></text:p>
          <text:p text:style-name="P45"><text:a xlink:type="simple" xlink:href="#__RefHeading__25225_6698146" text:style-name="Index_20_Link" text:visited-style-name="Index_20_Link">Styles and Background pages<text:tab/>20</text:a></text:p>
          <text:p text:style-name="P45"><text:a xlink:type="simple" xlink:href="#__RefHeading__10138_1642699150" text:style-name="Index_20_Link" text:visited-style-name="Index_20_Link">Columns page<text:tab/>20</text:a></text:p>
          <text:p text:style-name="P44"><text:a xlink:type="simple" xlink:href="#__RefHeading__25227_6698146" text:style-name="Index_20_Link" text:visited-style-name="Index_20_Link">Maintaining an index<text:tab/>21</text:a></text:p>
          <text:p text:style-name="P45"><text:a xlink:type="simple" xlink:href="#__RefHeading__25229_6698146" text:style-name="Index_20_Link" text:visited-style-name="Index_20_Link">Viewing and editing existing index entries<text:tab/>21</text:a></text:p>
          <text:p text:style-name="P61"><text:a xlink:type="simple" xlink:href="#__RefHeading___Toc90630_2844276240" text:style-name="Index_20_Link" text:visited-style-name="Index_20_Link">Other types of indexes<text:tab/>22</text:a></text:p>
          <text:p text:style-name="P44"><text:a xlink:type="simple" xlink:href="#__RefHeading__25231_6698146" text:style-name="Index_20_Link" text:visited-style-name="Index_20_Link">Example: Creating an index of figures<text:tab/>22</text:a></text:p>
          <text:p text:style-name="P61"><text:a xlink:type="simple" xlink:href="#__RefHeading__25233_6698146" text:style-name="Index_20_Link" text:visited-style-name="Index_20_Link">Bibliographies<text:tab/>23</text:a></text:p>
          <text:p text:style-name="P44"><text:a xlink:type="simple" xlink:href="#__RefHeading__25235_6698146" text:style-name="Index_20_Link" text:visited-style-name="Index_20_Link">Creating a bibliographic database<text:tab/>24</text:a></text:p>
          <text:p text:style-name="P45"><text:a xlink:type="simple" xlink:href="#__RefHeading__25237_6698146" text:style-name="Index_20_Link" text:visited-style-name="Index_20_Link">Filtering records<text:tab/>25</text:a></text:p>
          <text:p text:style-name="P45"><text:a xlink:type="simple" xlink:href="#__RefHeading___Toc5502_683246203" text:style-name="Index_20_Link" text:visited-style-name="Index_20_Link">Changing the data source<text:tab/>26</text:a></text:p>
          <text:p text:style-name="P44"><text:a xlink:type="simple" xlink:href="#__RefHeading__9426_1858145868" text:style-name="Index_20_Link" text:visited-style-name="Index_20_Link">Adding entries to the database<text:tab/>26</text:a></text:p>
          <text:p text:style-name="P44"><text:a xlink:type="simple" xlink:href="#__RefHeading__25247_6698146" text:style-name="Index_20_Link" text:visited-style-name="Index_20_Link">Maintaining entries in the database<text:tab/>26</text:a></text:p>
          <text:p text:style-name="P44"><text:a xlink:type="simple" xlink:href="#__RefHeading___Toc5512_683246203" text:style-name="Index_20_Link" text:visited-style-name="Index_20_Link">Advanced: Modifying the bibliographic database<text:tab/>26</text:a></text:p>
          <text:p text:style-name="P45"><text:a xlink:type="simple" xlink:href="#__RefHeading___Toc5506_683246203" text:style-name="Index_20_Link" text:visited-style-name="Index_20_Link">Column details<text:tab/>26</text:a></text:p>
          <text:p text:style-name="P45"><text:a xlink:type="simple" xlink:href="#__RefHeading__25243_6698146" text:style-name="Index_20_Link" text:visited-style-name="Index_20_Link">Field details<text:tab/>27</text:a></text:p>
          <text:p text:style-name="P44"><text:a xlink:type="simple" xlink:href="#__RefHeading__16841_405739684" text:style-name="Index_20_Link" text:visited-style-name="Index_20_Link">Adding references (citations) into a document<text:tab/>29</text:a></text:p>
          <text:p text:style-name="P45"><text:a xlink:type="simple" xlink:href="#__RefHeading__19394_1792303409" text:style-name="Index_20_Link" text:visited-style-name="Index_20_Link">Entering references from a database<text:tab/>29</text:a></text:p>
          <text:p text:style-name="P45"><text:a xlink:type="simple" xlink:href="#__RefHeading__19396_1792303409" text:style-name="Index_20_Link" text:visited-style-name="Index_20_Link">Entering references from documents<text:tab/>29</text:a></text:p>
          <text:p text:style-name="P44"><text:soft-page-break/><text:a xlink:type="simple" xlink:href="#__RefHeading__19398_1792303409" text:style-name="Index_20_Link" text:visited-style-name="Index_20_Link">Editing a reference<text:tab/>30</text:a></text:p>
          <text:p text:style-name="P44"><text:a xlink:type="simple" xlink:href="#__RefHeading__25251_6698146" text:style-name="Index_20_Link" text:visited-style-name="Index_20_Link">Creating the bibliography<text:tab/>30</text:a></text:p>
          <text:p text:style-name="P45"><text:a xlink:type="simple" xlink:href="#__RefHeading___Toc5218_2418320379" text:style-name="Index_20_Link" text:visited-style-name="Index_20_Link">Type page<text:tab/>30</text:a></text:p>
          <text:p text:style-name="P45"><text:a xlink:type="simple" xlink:href="#__RefHeading__25255_6698146" text:style-name="Index_20_Link" text:visited-style-name="Index_20_Link">Entries page<text:tab/>31</text:a></text:p>
          <text:p text:style-name="P45"><text:a xlink:type="simple" xlink:href="#__RefHeading___Toc9892_683246203" text:style-name="Index_20_Link" text:visited-style-name="Index_20_Link">Styles, Columns and Background pages<text:tab/>32</text:a></text:p>
          <text:p text:style-name="P44"><text:a xlink:type="simple" xlink:href="#__RefHeading___Toc5220_2418320379" text:style-name="Index_20_Link" text:visited-style-name="Index_20_Link">Modifying the paragraph style for the bibliography<text:tab/>32</text:a></text:p>
          <text:p text:style-name="P44"><text:a xlink:type="simple" xlink:href="#__RefHeading__25263_6698146" text:style-name="Index_20_Link" text:visited-style-name="Index_20_Link">Updating, editing, and deleting an existing bibliography<text:tab/>34</text:a></text:p>
        </text:index-body>
      </text:table-of-content>
      <text:p text:style-name="Page_20_Break"/>
      <text:h text:style-name="P80" text:outline-level="1"><text:bookmark-start text:name="__RefHeading___Toc77957_1458413368"/>Úvod<text:bookmark-end text:name="__RefHeading___Toc77957_1458413368"/></text:h>
      <text:p text:style-name="P11">This chapter describes how to create and maintain a table of contents, an index, and a bibliography for a text document using LibreOffice Writer. Other types of index are mentioned briefly. To understand the instructions, you need a basic familiarity with Writer and styles (see Chapters 8 and 9). Some common usage examples are given.</text:p>
      <text:h text:style-name="P78" text:outline-level="1"><text:bookmark-start text:name="__RefHeading__25153_6698146"/><text:alphabetical-index-mark text:string-value="vytváření" text:key1="table of contents"/>Tables of contents<text:bookmark-end text:name="__RefHeading__25153_6698146"/></text:h>
      <text:p text:style-name="P11">Writer’s table of contents (TOC) feature lets you build an automated TOC from the headings in a document. Whenever changes are made to the text of a heading in the body of the document or the page on which the heading appears, those changes automatically appear in the table of contents when it is updated.</text:p>
      <text:p text:style-name="P11">Před začátkem je třeba se ujistit, zda jsou nadpisy vytvořeny konzistentně pomocí stylů. Například můžeme použít styl Nadpis 1 pro názvy kapitol a styly Nadpis 2 a Nadpis 3 pro podnadpisy v kapitole.</text:p>
      <text:p text:style-name="P63">This section shows you how to:</text:p>
      <text:list xml:id="list245080819" text:style-name="List_20_1">
        <text:list-item>
          <text:p text:style-name="P101">Create a table of contents quickly, using the defaults.</text:p>
        </text:list-item>
        <text:list-item>
          <text:p text:style-name="P101">Customize a table of contents.</text:p>
        </text:list-item>
      </text:list>
      <text:list xml:id="list151948305276986" text:continue-list="list3571627025" text:style-name="Heading_20_Note">
        <text:list-item>
          <text:p text:style-name="P93">Poznámka</text:p>
        </text:list-item>
      </text:list>
      <text:p text:style-name="P48">You can use any style you want for the different levels to appear in the table of contents; for simplicity, most of this chapter uses the default Heading styles.</text:p>
      <text:p text:style-name="P66">You can specify other text in addition to headings to appear in the TOC, as described later in this chapter.</text:p>
      <text:h text:style-name="P83" text:outline-level="2"><text:bookmark-start text:name="__RefHeading__25155_6698146"/>Creating a table of contents quickly<text:bookmark-end text:name="__RefHeading__25155_6698146"/></text:h>
      <text:p text:style-name="P63">Most of the time you will find the default table of contents to be all you need, although the formatting may be inelegant. To insert a default TOC:</text:p>
      <text:list xml:id="list1730220148" text:style-name="Numbering_20_1">
        <text:list-item text:start-value="1">
          <text:p text:style-name="P117">Create a document, using the following paragraph styles for different heading levels (such as chapter and section headings): Heading 1, Heading 2, and Heading 3. These are what will appear in your TOC. Writer can evaluate up to ten levels of headings.</text:p>
        </text:list-item>
        <text:list-item>
          <text:p text:style-name="P117">Click in the document where you want the TOC to appear.</text:p>
        </text:list-item>
        <text:list-item>
          <text:p text:style-name="P117">Zvolíme <text:span text:style-name="Strong_20_Emphasis">Vložit &gt; Obsah a rejstřík &gt; Obsah, rejstřík nebo seznam použité literatury</text:span>.</text:p>
        </text:list-item>
        <text:list-item>
          <text:p text:style-name="P117">Klepneme na <text:span text:style-name="Strong_20_Emphasis">OK</text:span>. The result will be a typical table of contents with the entries generated as hyperlinks.</text:p>
        </text:list-item>
      </text:list>
      <text:list xml:id="list3535129391" text:style-name="Heading_20_Tip">
        <text:list-item>
          <text:p text:style-name="P98">Rady</text:p>
        </text:list-item>
      </text:list>
      <text:list xml:id="list151948283735077" text:continue-list="list245080819" text:style-name="List_20_1">
        <text:list-item>
          <text:p text:style-name="P101">If some of your headings do not show up in the table of contents, check that the headings have been tagged with the correct paragraph style. If a whole level of headings does not show up, check the settings in <text:span text:style-name="Strong_20_Emphasis">Tools &gt; Chapter Numbering</text:span>. See “Defining a hierarchy of headings” in Chapter 8, Introduction to Styles, for more information.</text:p>
        </text:list-item>
        <text:list-item>
          <text:p text:style-name="P102">The TOC appears with a gray background. This background is there to remind you that the TOC is a field; the text you see is generated automatically. The background is not printed and does not appear if the document is converted to a PDF. To turn off this gray <text:soft-page-break/>background, go to <text:span text:style-name="Strong_20_Emphasis">Tools &gt; Options &gt; LibreOffice &gt; Application Colors</text:span>, then scroll down to the <text:span text:style-name="Emphasis">Text Document</text:span> section and deselect <text:span text:style-name="Emphasis">Index and table shadings</text:span>.</text:p>
        </text:list-item>
      </text:list>
      <text:p text:style-name="P71">This change may leave a gray background showing behind the dots between the headings and the page numbers, because the dots are part of a tab. To turn that shading off, go to <text:span text:style-name="Strong_20_Emphasis">Tools &gt; Options &gt; LibreOffice Writer &gt; Formatting Aids</text:span> and deselect the option for Tabs in the <text:span text:style-name="Emphasis">Display formatting</text:span> section.</text:p>
      <text:list xml:id="list151949526090137" text:continue-numbering="true" text:style-name="List_20_1">
        <text:list-item>
          <text:p text:style-name="P103">Pokud přidáme nebo odstraníme text (tak, že se nadpisy posunou na jinou stranu), nebo přidáme, smažeme nebo změníme nadpisy, je potřeba obsah aktualizovat. To do this: Right-click anywhere in the TOC and select <text:span text:style-name="Strong_20_Emphasis">Update Index</text:span> from the context menu.</text:p>
        </text:list-item>
        <text:list-item>
          <text:p text:style-name="P103">If you cannot place the cursor in the TOC, choose <text:span text:style-name="Strong_20_Emphasis">Tools &gt; Options &gt; LibreOffice Writer &gt; Formatting Aids</text:span>, and then select <text:span text:style-name="Strong_20_Emphasis">Enable cursor</text:span> in the <text:span text:style-name="Emphasis">Protected Areas</text:span> section.</text:p>
        </text:list-item>
      </text:list>
      <text:list xml:id="list2759791533" text:style-name="Heading_20_Caution">
        <text:list-item>
          <text:p text:style-name="P89">Upozornění</text:p>
        </text:list-item>
      </text:list>
      <text:p text:style-name="P67">If you have <text:span text:style-name="Strong_20_Emphasis">Edit &gt; Track Changes &gt; Show</text:span> enabled when editing a document and you update the TOC, then errors may occur, as the TOC will still include any deleted headings and you may find that deleted text causes page numbering in the TOC to be wrong. To avoid this problem, be sure this option is deselected before updating a TOC.</text:p>
      <text:h text:style-name="Heading_20_2" text:outline-level="2"><text:bookmark-start text:name="__RefHeading___Toc10131_2418320379"/>Customizing a table of contents<text:bookmark-end text:name="__RefHeading___Toc10131_2418320379"/></text:h>
      <text:p text:style-name="P11">Almost every aspect of the table of contents can be customized to suit the style and requirements of your document. However, with this flexibility also comes some complexity, so it is good to have in mind the desired end result.</text:p>
      <text:p text:style-name="P11">Start by clicking in the document where you want the table of contents to appear and choose <text:span text:style-name="Strong_20_Emphasis">Insert &gt; Table of Contents and Index &gt; Table of Contents, Index or Bibliography</text:span> to open the Table of Contents, Index or Bibliography dialog shown in Figure <text:sequence-ref text:reference-format="value" text:ref-name="refFigure0">1</text:sequence-ref>.</text:p>
      <text:p text:style-name="P38"><draw:frame draw:style-name="fr9" draw:name="Frame2" text:anchor-type="as-char" svg:width="14cm" draw:z-index="2"><draw:text-box fo:min-height="11.305cm"><text:p text:style-name="P58"><draw:frame draw:style-name="fr16" draw:name="Image2" text:anchor-type="paragraph" svg:width="14cm" svg:height="10.79cm" draw:z-index="3"><draw:image xlink:href="Pictures/100002010000029B00000207A62AC85A1B65869C.png" xlink:type="simple" xlink:show="embed" xlink:actuate="onLoad" loext:mime-type="image/png"/></draw:frame>Figure <text:sequence text:ref-name="refFigure0" text:name="Figure" text:formula="ooow:Figure+1" style:num-format="1">1</text:sequence>: Type page of Table of Contents, Index or Bibliography dialog</text:p></draw:text-box></draw:frame></text:p>
      <text:p text:style-name="P11"><text:soft-page-break/>You can also access this dialog at any time by right-clicking anywhere in an existing table of contents and choosing <text:span text:style-name="Strong_20_Emphasis">Edit Index</text:span> from the context menu.</text:p>
      <text:p text:style-name="P63">The Table of Contents, Index or Bibliography dialog has five pages. Each of them covers a different aspect of the TOC structure and appearance:</text:p>
      <text:list xml:id="list538539194" text:style-name="List_20_1">
        <text:list-item>
          <text:p text:style-name="P101">Use the <text:span text:style-name="Emphasis">Type</text:span> page to set the attributes of the TOC.</text:p>
        </text:list-item>
        <text:list-item>
          <text:p text:style-name="P101">Use the <text:span text:style-name="Emphasis">Entries</text:span> and <text:span text:style-name="Emphasis">Styles</text:span> pages to format the entries in the TOC.</text:p>
        </text:list-item>
        <text:list-item>
          <text:p text:style-name="P101">Use the <text:span text:style-name="Emphasis">Columns</text:span> page to put the TOC into more than one column.</text:p>
        </text:list-item>
        <text:list-item>
          <text:p text:style-name="P101">Use the <text:span text:style-name="Emphasis">Background</text:span> page to add color or an image to the background of the TOC.</text:p>
        </text:list-item>
      </text:list>
      <text:p text:style-name="P20">You can display a preview box, located on the left-hand side of each page, to show as you work how the TOC will look: select the <text:span text:style-name="Strong_20_Emphasis">Preview</text:span> option in the lower left of the dialog. The illustrations in this chapter show the dialog as it appears with the preview box hidden.</text:p>
      <text:list xml:id="list151948175650366" text:continue-list="list151948305276986" text:style-name="Heading_20_Note">
        <text:list-item>
          <text:p text:style-name="P94">Poznámka</text:p>
        </text:list-item>
      </text:list>
      <text:p text:style-name="P70">The preview box shows the appearance from settings made on the <text:span text:style-name="Emphasis">Type</text:span>, <text:span text:style-name="Emphasis">Entries</text:span>, and <text:span text:style-name="Emphasis">Styles</text:span> pages. It does not show changes made on the <text:span text:style-name="Emphasis">Columns</text:span> and <text:span text:style-name="Emphasis">Background</text:span> pages.</text:p>
      <text:p text:style-name="P11">After making all your changes, click <text:span text:style-name="Strong_20_Emphasis">OK</text:span> to apply them. To revert to the default settings for the <text:span text:style-name="Emphasis">Columns</text:span> and <text:span text:style-name="Emphasis">Background</text:span> pages, select each page in turn and click the <text:span text:style-name="Strong_20_Emphasis">Reset</text:span> button. The settings on the <text:span text:style-name="Emphasis">Type,</text:span> <text:span text:style-name="Emphasis">Entries</text:span> and <text:span text:style-name="Emphasis">Styles</text:span> pages must be reset manually; the <text:span text:style-name="Strong_20_Emphasis">Reset </text:span>button has no effect.</text:p>
      <text:h text:style-name="P86" text:outline-level="3"><text:bookmark-start text:name="__RefHeading___Toc9836_2272100658"/>Type page<text:bookmark-end text:name="__RefHeading___Toc9836_2272100658"/></text:h>
      <text:p text:style-name="P11">Use the <text:span text:style-name="Emphasis">Type</text:span> page, pictured in Figure <text:sequence-ref text:reference-format="value" text:ref-name="refFigure0">1</text:sequence-ref>, to set the attributes of the TOC.</text:p>
      <text:p text:style-name="P49"><text:bookmark-start text:name="__RefHeading__25161_6698146"/>Changing the title<text:bookmark-end text:name="__RefHeading__25161_6698146"/></text:p>
      <text:p text:style-name="P53">To give the table of contents a different title, type it in the Title field. To delete the title, clear the Title field.</text:p>
      <text:p text:style-name="P49"><text:bookmark-start text:name="__RefHeading__25163_6698146"/>Setting the type <text:bookmark-end text:name="__RefHeading__25163_6698146"/></text:p>
      <text:p text:style-name="P53">Be sure the <text:span text:style-name="Emphasis">Type</text:span> is set to Table of Contents. See “<text:bookmark-ref text:reference-format="text" text:ref-name="__RefHeading__35312319">Alphabetic indexes</text:bookmark-ref>” on page <text:bookmark-ref text:reference-format="page" text:ref-name="__RefHeading__35312319">14</text:bookmark-ref><text:s/>and “<text:bookmark-ref text:reference-format="text" text:ref-name="__RefHeading___Toc90630_2844276240">Other types of indexes</text:bookmark-ref>” on page <text:bookmark-ref text:reference-format="page" text:ref-name="__RefHeading___Toc90630_2844276240">22</text:bookmark-ref><text:s/>for more about creating other types of indexes.</text:p>
      <text:list xml:id="list151948199885033" text:continue-list="list2759791533" text:style-name="Heading_20_Caution">
        <text:list-item>
          <text:p text:style-name="P90">Upozornění</text:p>
        </text:list-item>
      </text:list>
      <text:p text:style-name="P68">You can change the type of index only when you first create it. Once you define an index type (for example, a table of contents) you cannot change it.</text:p>
      <text:p text:style-name="P49"><text:bookmark-start text:name="__RefHeading__25165_6698146"/><text:alphabetical-index-mark text:string-value="protecting against manual changes" text:key1="table of contents"/>Protecting against manual changes<text:bookmark-end text:name="__RefHeading__25165_6698146"/></text:p>
      <text:p text:style-name="P53">By default, to prevent the TOC from being changed accidentally, the <text:span text:style-name="Strong_20_Emphasis">Protected against manual changes</text:span> option is selected; thus, the TOC can only be changed by using the right-click menu or the dialog. If the option is not selected, the TOC can be changed directly on the document page, just like other text. However, any manual changes will be lost when you update the TOC, so they should be avoided.</text:p>
      <text:p text:style-name="P49"><text:alphabetical-index-mark text:string-value="scope " text:key1="table of contents"/>Choosing the scope of the table of contents</text:p>
      <text:p text:style-name="P53">In the <text:span text:style-name="Strong_20_Emphasis">For</text:span> drop-down list in the <text:span text:style-name="Emphasis">Create Index or Table of Contents</text:span> area, you can select whether the TOC will cover all the headings of the document (<text:span text:style-name="Strong_20_Emphasis">Entire document</text:span>) or just the headings of the chapter where it is inserted. Writer identifies a “chapter” as all the headings between two first level outline headings (normally Heading 1).</text:p>
      <text:p text:style-name="P49"><text:bookmark-start text:name="__RefHeading__25167_6698146"/><text:alphabetical-index-mark text:string-value="changing number of levels included" text:key1="table of contents"/>Changing the number of levels included<text:bookmark-end text:name="__RefHeading__25167_6698146"/></text:p>
      <text:p text:style-name="P53">Writer uses 10 levels of headings when it builds the table of contents (or the number of levels used in the document, whichever is smaller). To change the number of levels included, enter the required number in the <text:span text:style-name="Strong_20_Emphasis">Evaluate up to level </text:span>box. For example, the TOC in this book includes only the first three heading levels.</text:p>
      <text:p text:style-name="P49"><text:bookmark-start text:name="__RefHeading__25171_6698146"/><text:soft-page-break/><text:alphabetical-index-mark text:string-value="creating from an outline" text:key1="table of contents"/>Creating a table of contents from an outline<text:bookmark-end text:name="__RefHeading__25171_6698146"/></text:p>
      <text:p text:style-name="P42">The third section of the <text:span text:style-name="Emphasis">Type</text:span> page determines what Writer should use to create the TOC. The choices (not mutually exclusive) are:</text:p>
      <text:list xml:id="list2733474279" text:style-name="List_20_2">
        <text:list-item>
          <text:p text:style-name="P115">Outline</text:p>
        </text:list-item>
        <text:list-item>
          <text:p text:style-name="P115">Additional styles</text:p>
        </text:list-item>
        <text:list-item>
          <text:p text:style-name="P113">Index marks</text:p>
        </text:list-item>
      </text:list>
      <text:p text:style-name="P53">By default Writer uses the outline levels; that is, paragraphs formatted with the paragraph styles associated with outline levels in <text:span text:style-name="Strong_20_Emphasis">Tools &gt; Chapter Numbering</text:span>.</text:p>
      <text:p text:style-name="P53">You can change the paragraph styles included in the outline as described in “Using paragraph styles to define a hierarchy of headings” in Chapter 8, Introduction to Styles, and you can include other paragraph styles in the TOC by assigning an outline level to those styles. To do this, modify the paragraph style definition: go to the <text:span text:style-name="Emphasis">Outline &amp; Numbering </text:span>page <text:s/>of the Paragraph Style dialog, and select the required outline level (Figure <text:sequence-ref text:reference-format="value" text:ref-name="refFigure1">2</text:sequence-ref>). Click <text:span text:style-name="Strong_20_Emphasis">OK</text:span> to save the change.</text:p>
      <text:p text:style-name="P34"><draw:frame draw:style-name="fr5" draw:name="Frame23" text:anchor-type="as-char" svg:width="16.087cm" draw:z-index="6"><draw:text-box fo:min-height="3.059cm"><text:p text:style-name="Caption"><draw:frame draw:style-name="fr16" draw:name="Image8" text:anchor-type="paragraph" svg:width="16.087cm" svg:height="2.531cm" draw:z-index="8"><draw:image xlink:href="Pictures/100002010000030100000079CED6C7F763DC442F.png" xlink:type="simple" xlink:show="embed" xlink:actuate="onLoad" loext:mime-type="image/png"/></draw:frame>Figure <text:sequence text:ref-name="refFigure1" text:name="Figure" text:formula="ooow:Figure+1" style:num-format="1">2</text:sequence>: Specifying an outline level on Outline &amp; Numbering page for a paragraph style</text:p></draw:text-box></draw:frame></text:p>
      <text:p text:style-name="P49"><text:bookmark-start text:name="__RefHeading__38662629"/><text:alphabetical-index-mark text:string-value="creating from additional styles" text:key1="table of contents"/>Creating from additional styles<text:bookmark-end text:name="__RefHeading__38662629"/></text:p>
      <text:p text:style-name="P53">By selecting the <text:span text:style-name="Strong_20_Emphasis">Additional Styles</text:span> option on the <text:span text:style-name="Emphasis">Type</text:span> page, you can add more paragraph styles to the TOC. This can be useful when you want to include the heading of an annex (appendix) in the TOC. If the Outline option is also selected, the additional styles will be included in the table of contents together with the ones defined in the outline numbering.</text:p>
      <text:p text:style-name="P49"><text:bookmark-start text:name="__RefHeading__32275_1038393039"/><text:alphabetical-index-mark text:string-value="creating from index marks" text:key1="table of contents"/>Creating from index marks<text:bookmark-end text:name="__RefHeading__32275_1038393039"/></text:p>
      <text:p text:style-name="P53">This selection adds any index entries that you have inserted into the document by using <text:span text:style-name="Strong_20_Emphasis">Insert &gt; Table of Contents and Index &gt; Index Entry</text:span>. Normally you would not use this selection for a table of contents. However, if you do wish to use it, be sure to select Table of Contents from the <text:span text:style-name="Strong_20_Emphasis">Index</text:span> drop-down list at the top of the Insert Index Entry dialog (Figure <text:sequence-ref text:reference-format="value" text:ref-name="refFigure7">8</text:sequence-ref>) when you are entering the index entries for use in a TOC, so that Writer can distinguish between them and any index entries intended for inclusion in an alphabetic or other index.</text:p>
      <text:h text:style-name="P86" text:outline-level="3"><text:bookmark-start text:name="__RefHeading___Toc9838_2272100658"/>Entries page<text:bookmark-end text:name="__RefHeading___Toc9838_2272100658"/></text:h>
      <text:p text:style-name="P11">Use the <text:span text:style-name="Emphasis">Entries</text:span> page (see Figure <text:sequence-ref text:reference-format="value" text:ref-name="refFigure2">3</text:sequence-ref>) to define and format the entries in the TOC. Each outline level can be styled independently from the other levels by adding and deleting elements.</text:p>
      <text:p text:style-name="P38"><draw:frame draw:style-name="fr14" draw:name="Frame3" text:anchor-type="as-char" svg:width="14.108cm" draw:z-index="9"><draw:text-box fo:min-height="5.999cm"><text:p text:style-name="Caption"><draw:frame draw:style-name="fr16" draw:name="Image3" text:anchor-type="paragraph" svg:width="14cm" svg:height="5.53cm" draw:z-index="13"><draw:image xlink:href="Pictures/1000020100000299000001073B84B00D4E81FB08.png" xlink:type="simple" xlink:show="embed" xlink:actuate="onLoad" loext:mime-type="image/png"/></draw:frame>Figure <text:sequence text:ref-name="refFigure2" text:name="Figure" text:formula="ooow:Figure+1" style:num-format="1">3</text:sequence>: Entries page of Table of Contents, Index or Biblioraphydialog</text:p></draw:text-box></draw:frame></text:p>
      <text:p text:style-name="P63"><text:soft-page-break/>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104">The <text:span text:style-name="Strong_20_Emphasis">LS</text:span> icon represents the start of a hyperlink.</text:p>
        </text:list-item>
        <text:list-item>
          <text:p text:style-name="P105">The <text:span text:style-name="Strong_20_Emphasis">E#</text:span> icon represents the “chapter number”, which means the heading number value assigned to a heading style in <text:span text:style-name="Strong_20_Emphasis">Tools &gt; Chapter Numbering</text:span>, not just for chapters but also for other levels of headings. See “Setting up heading numbering” in Chapter 8, Introduction to Styles.</text:p>
        </text:list-item>
        <text:list-item>
          <text:p text:style-name="P101">The <text:span text:style-name="Strong_20_Emphasis">E</text:span> icon represents the chapter (or sub-chapter) text: That is the text formatted with the paragraph style used for each level.</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
      <text:list xml:id="list151948292790888" text:continue-list="list151949526090137" text:style-name="List_20_1">
        <text:list-item>
          <text:p text:style-name="P102"/>
        </text:list-item>
      </text:list>
      <text:list xml:id="list151949756709804" text:continue-list="list1510825055" text:style-name="OOoBullets_20_1">
        <text:list-item>
          <text:p text:style-name="P106">The <text:span text:style-name="Strong_20_Emphasis">LE</text:span> icon represents the end of a hyperlink.</text:p>
        </text:list-item>
      </text:list>
      <text:list xml:id="list151947890839546" text:continue-list="list151948292790888" text:style-name="List_20_1">
        <text:list-item>
          <text:p text:style-name="P101">Each white field on the Structure line represents a blank space where you can add custom text or another element.</text:p>
        </text:list-item>
      </text:list>
      <text:list xml:id="list151948058520124" text:continue-list="list151948199885033" text:style-name="Heading_20_Caution">
        <text:list-item>
          <text:p text:style-name="P91">Upozornění</text:p>
        </text:list-item>
      </text:list>
      <text:p text:style-name="P69">In the Chapter Numbering dialog (covered in Chapter 8), if you have included any text in the <text:span text:style-name="Strong_20_Emphasis">Before</text:span> or <text:span text:style-name="Emphasis">After</text:span> boxes in the <text:span text:style-name="Emphasis">Separator</text:span> section for any given level, then that text will be part of the E# field for that level. Take care when building the structure line not to create any unwanted effects in the appearance of the TOC.</text:p>
      <text:h text:style-name="P87" text:outline-level="4"><text:bookmark-start text:name="__RefHeading__25177_6698146"/><text:alphabetical-index-mark text:string-value="adding elements" text:key1="table of contents"/>Adding elements<text:bookmark-end text:name="__RefHeading__25177_6698146"/></text:h>
      <text:p text:style-name="P63">To add an element to the Structure line:</text:p>
      <text:list xml:id="list151947985552573" text:continue-list="list1730220148" text:style-name="Numbering_20_1">
        <text:list-item text:start-value="1">
          <text:p text:style-name="P117">Click in the white field where you want to insert the element.</text:p>
        </text:list-item>
        <text:list-item>
          <text:p text:style-name="P117">Click one of the active buttons just below the Structure line. For example, to add a tab, click the <text:span text:style-name="Strong_20_Emphasis">Tab Stop</text:span> button. An icon representing the new element appears on the Structure line.</text:p>
        </text:list-item>
        <text:list-item>
          <text:p text:style-name="P117">To add custom text, such as the word <text:span text:style-name="Emphasis">Chapter</text:span>, type the text in the white field. Don't forget a trailing space.</text:p>
        </text:list-item>
      </text:list>
      <text:h text:style-name="P87" text:outline-level="4"><text:bookmark-start text:name="__RefHeading__25179_6698146"/>Changing elements<text:bookmark-end text:name="__RefHeading__25179_6698146"/></text:h>
      <text:p text:style-name="P12">To change an element in the Structure line, click the icon representing that element and then click a non-grayed out element in the row of buttons just below the Structure line. For example, to change a chapter number to a tab stop, click the <text:span text:style-name="Strong_20_Emphasis">E# </text:span>icon on the Structure line (it shows then as being pressed) and then click the <text:span text:style-name="Strong_20_Emphasis">Tab Stop</text:span> button in the row of available elements. To cancel before swapping an element, click in one of the white spaces.</text:p>
      <text:h text:style-name="P87" text:outline-level="4"><text:bookmark-start text:name="__RefHeading__19637_218188658"/>Applying changes to all outline levels<text:bookmark-end text:name="__RefHeading__19637_218188658"/></text:h>
      <text:p text:style-name="P11">If you wish to apply the displayed structure and formatting to all outline levels, click the <text:span text:style-name="Strong_20_Emphasis">All</text:span> button on the right.</text:p>
      <text:h text:style-name="P87" text:outline-level="4"><text:bookmark-start text:name="__RefHeading__25181_6698146"/>Deleting elements<text:bookmark-end text:name="__RefHeading__25181_6698146"/></text:h>
      <text:p text:style-name="P12">To delete an element from the Structure line, click the button representing that element and then press the <text:span text:style-name="Emphasis">Delete</text:span> key on your keyboard. For example, to delete the default hyperlink setting, click the LS icon and then press the <text:span text:style-name="Keystroke">Delete</text:span> key. Repeat this for the LE icon. </text:p>
      <text:h text:style-name="P87" text:outline-level="4"><text:bookmark-start text:name="__RefHeading__25185_6698146"/><text:soft-page-break/>Applying <text:alphabetical-index-mark-start text:id="IMark135458232" text:key1="table of contents"/>character styles<text:bookmark-end text:name="__RefHeading__25185_6698146"/><text:alphabetical-index-mark-end text:id="IMark135458232"/></text:h>
      <text:p text:style-name="P63">You might want an element to be a bit different from the rest of the line. For example, you might want the page number to be bold. To apply a character style to an element:</text:p>
      <text:list xml:id="list151948023538015" text:continue-list="list151947985552573" text:style-name="Numbering_20_1">
        <text:list-item text:start-value="1">
          <text:p text:style-name="P117">Be sure you have previously defined a suitable character style.</text:p>
        </text:list-item>
        <text:list-item>
          <text:p text:style-name="P118">On the Structure line, click the button representing the element to which you want to apply a style.</text:p>
        </text:list-item>
        <text:list-item>
          <text:p text:style-name="P117">From the <text:span text:style-name="Strong_20_Emphasis">Character Style</text:span> drop-down list, select the desired style.</text:p>
        </text:list-item>
      </text:list>
      <text:p text:style-name="P11">To view or edit the attributes of a character style, select the style from the <text:span text:style-name="Strong_20_Emphasis">Character Style</text:span> drop-down list and then click the <text:span text:style-name="Strong_20_Emphasis">Edit</text:span> button.</text:p>
      <text:list xml:id="list151949303191425" text:continue-list="list3535129391" text:style-name="Heading_20_Tip">
        <text:list-item>
          <text:p text:style-name="P98">Tip</text:p>
        </text:list-item>
      </text:list>
      <text:p text:style-name="P75"><text:span text:style-name="Index_20_Link">The default character style for hyperlinks (such as those inserted by </text:span><text:span text:style-name="Strong_20_Emphasis">Insert &gt; Hyperlink</text:span><text:span text:style-name="Index_20_Link">) is </text:span><text:alphabetical-index-mark text:string-value="Internet Link character style" text:key1="table of contents"/><text:span text:style-name="Index_20_Link">Internet Link, which by default is underlined and shown in blue.</text:span></text:p>
      <text:p text:style-name="P76"><text:span text:style-name="Index_20_Link">The default hyperlinks of TOC entries are set to the </text:span>Index Link<text:span text:style-name="Index_20_Link"> character style, which may be different in appearance from the Internet Link style. If you want them to appear the same as internet links, you can select the </text:span><text:span text:style-name="Strong_20_Emphasis">LS</text:span><text:span text:style-name="Index_20_Link"> icon on the Structure line and change the character style selection for TOC entries to </text:span>Internet Link<text:span text:style-name="Index_20_Link">.</text:span></text:p>
      <text:p text:style-name="P29"><text:span text:style-name="Index_20_Link">You can also change the attributes for </text:span><text:alphabetical-index-mark text:string-value="Index Link character style"/>Index Link<text:span text:style-name="Index_20_Link"> to what you want.</text:span></text:p>
      <text:h text:style-name="P87" text:outline-level="4"><text:bookmark-start text:name="__RefHeading__8585_1666685414"/><text:alphabetical-index-mark-start text:id="IMark35193208" text:key1="table of contents"/>Tab parameters<text:bookmark-end text:name="__RefHeading__8585_1666685414"/><text:alphabetical-index-mark-end text:id="IMark35193208"/></text:h>
      <text:p text:style-name="P63">Click on the <text:span text:style-name="Strong_20_Emphasis">Tab stop</text:span> icon on the Structure line to bring up these controls:</text:p>
      <text:list xml:id="list151949259993261" text:continue-list="list151947890839546" text:style-name="List_20_1">
        <text:list-item>
          <text:p text:style-name="P101"><text:span text:style-name="Strong_20_Emphasis">Fill character:</text:span> select the tab character you wish to use; the first choice is none (blank).</text:p>
        </text:list-item>
        <text:list-item>
          <text:p text:style-name="P101"><text:span text:style-name="Strong_20_Emphasis">Tab stop position:</text:span> specify the distance to leave between the left page margin and the tab stop. Optionally, select <text:span text:style-name="Strong_20_Emphasis">Align right</text:span> for the tab stop; this selection inactivates the distance.</text:p>
        </text:list-item>
      </text:list>
      <text:h text:style-name="P87" text:outline-level="4"><text:bookmark-start text:name="__RefHeading__25189_6698146"/><text:alphabetical-index-mark-start text:id="IMark191221992" text:key1="table of contents"/>Tab position relative to paragraph style indent<text:bookmark-end text:name="__RefHeading__25189_6698146"/><text:alphabetical-index-mark-end text:id="IMark191221992"/></text:h>
      <text:p text:style-name="P11">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P86" text:outline-level="3"><text:bookmark-start text:name="__RefHeading__36533920"/><text:reference-mark-start text:name="Using the Styles page"/>Styles page<text:bookmark-end text:name="__RefHeading__36533920"/><text:reference-mark-end text:name="Using the Styles page"/></text:h>
      <text:p text:style-name="P11">Use the Styles page (Figure <text:sequence-ref text:reference-format="value" text:ref-name="refFigure3">4</text:sequence-ref>) to change which <text:alphabetical-index-mark-start text:id="IMark191221992" text:key1="table of contents"/>paragraph style<text:alphabetical-index-mark-end text:id="IMark191221992"/> is assigned to display the text of each level in the table of contents. In most cases, the best strategy is to keep the assigned styles but change their settings as needed to make the TOC appear the way you want.</text:p>
      <text:p text:style-name="P63">To apply a custom paragraph style to an outline level:</text:p>
      <text:list xml:id="list91311945" text:style-name="Numbering_20_1">
        <text:list-item text:start-value="1">
          <text:p text:style-name="P117">In the <text:span text:style-name="Emphasis">Levels</text:span> list, select the outline level.</text:p>
        </text:list-item>
        <text:list-item>
          <text:p text:style-name="P117">In the <text:span text:style-name="Emphasis">Paragraph Styles</text:span> list, click on the desired paragraph style.</text:p>
        </text:list-item>
        <text:list-item>
          <text:p text:style-name="P117">Click the &lt; button to apply the selected paragraph style to the selected outline level.</text:p>
        </text:list-item>
      </text:list>
      <text:p text:style-name="P11">The style assigned to each level appears in square brackets in the <text:span text:style-name="Emphasis">Levels</text:span> list.</text:p>
      <text:p text:style-name="P11">To remove paragraph styling from an outline level, select the outline level in the <text:span text:style-name="Emphasis">Levels</text:span> list, and then click the <text:span text:style-name="Strong_20_Emphasis">Default</text:span> button.</text:p>
      <text:p text:style-name="P11">To view or edit the attributes of a paragraph style, click the style in the <text:span text:style-name="Emphasis">Paragraph Styles</text:span> list, and then click the <text:span text:style-name="Strong_20_Emphasis">Edit</text:span> button.</text:p>
      <text:p text:style-name="P38"><text:soft-page-break/><draw:frame draw:style-name="fr13" draw:name="Frame31" text:anchor-type="as-char" svg:width="13.543cm" draw:z-index="14"><draw:text-box fo:min-height="9.001cm"><text:p text:style-name="P59"><draw:frame draw:style-name="fr26" draw:name="Image4" text:anchor-type="paragraph" svg:x="0cm" svg:y="0cm" svg:width="13cm" svg:height="8.49cm" draw:z-index="15"><draw:image xlink:href="Pictures/100002010000029A000001CE5CF2647DC1A47B41.png" xlink:type="simple" xlink:show="embed" xlink:actuate="onLoad" loext:mime-type="image/png"/></draw:frame>Figure <text:sequence text:ref-name="refFigure3" text:name="Figure" text:formula="ooow:Figure+1" style:num-format="1">4</text:sequence>: Styles page of the Table of Contents, Index or Bibliography dialog</text:p></draw:text-box></draw:frame></text:p>
      <text:list xml:id="list151949355850435" text:continue-list="list151948175650366" text:style-name="Heading_20_Note">
        <text:list-item>
          <text:p text:style-name="P94">Poznámka</text:p>
        </text:list-item>
      </text:list>
      <text:p text:style-name="P29">Changes to a paragraph style will affect any text in the document that is formatted using this style, not just the format of the table of contents.</text:p>
      <text:h text:style-name="Heading_20_3" text:outline-level="3"><text:bookmark-start text:name="__RefHeading___Toc10133_2418320379"/>Columns page<text:bookmark-end text:name="__RefHeading___Toc10133_2418320379"/></text:h>
      <text:p text:style-name="P11">Use the <text:span text:style-name="Emphasis">Columns</text:span> page to change the number of <text:alphabetical-index-mark-start text:id="IMark35193208" text:key1="table of contents"/>columns<text:alphabetical-index-mark-end text:id="IMark35193208"/> for the TOC. Multiple columns are more likely to be used in an index than in a TOC, so this page is described in the section on indexes. See Figure <text:sequence-ref text:reference-format="value" text:ref-name="refFigure11">12</text:sequence-ref>.</text:p>
      <text:h text:style-name="Heading_20_3" text:outline-level="3"><text:bookmark-start text:name="__RefHeading___Toc5542_2418320379"/>Background page<text:bookmark-end text:name="__RefHeading___Toc5542_2418320379"/></text:h>
      <text:p text:style-name="P13">Use the <text:span text:style-name="Emphasis">Background</text:span> page (Figure <text:sequence-ref text:reference-format="value" text:ref-name="refFigure4">5</text:sequence-ref>) to add color or a bitmap (image) to the <text:alphabetical-index-mark-start text:id="IMark35193208" text:key1="table of contents"/>background<text:alphabetical-index-mark-end text:id="IMark35193208"/> of the TOC. </text:p>
      <text:h text:style-name="P88" text:outline-level="4">Adding color</text:h>
      <text:p text:style-name="P13">To add color to the background of the table of contents, select the <text:span text:style-name="Strong_20_Emphasis">Color</text:span> button from the row of buttons near the top of the dialog, then select a color and click <text:span text:style-name="Strong_20_Emphasis">OK</text:span>.</text:p>
      <text:p text:style-name="P19">See “Adding custom colors” in Chapter 21, Customizing Writer, for more about defining and using background colors.</text:p>
      <text:p text:style-name="P38"><text:soft-page-break/><draw:frame draw:style-name="fr5" draw:name="Frame5" text:anchor-type="as-char" svg:width="14cm" draw:z-index="21"><draw:text-box fo:min-height="8.879cm"><text:p text:style-name="Caption"><draw:frame draw:style-name="fr25" draw:name="Image5" text:anchor-type="paragraph" svg:width="14cm" svg:height="9.5cm" draw:z-index="22"><draw:image xlink:href="Pictures/10000201000002AD000001D0149A2085507963E4.png" xlink:type="simple" xlink:show="embed" xlink:actuate="onLoad" loext:mime-type="image/png"/></draw:frame>Figure <text:sequence text:ref-name="refFigure4" text:name="Figure" text:formula="ooow:Figure+1" style:num-format="1">5</text:sequence>: Background page, showing Color choices</text:p></draw:text-box></draw:frame></text:p>
      <text:h text:style-name="P87" text:outline-level="4"><text:bookmark-start text:name="__RefHeading__19643_218188658"/>Adding a bitmap (image)<text:bookmark-end text:name="__RefHeading__19643_218188658"/></text:h>
      <text:p text:style-name="P63">To add an image to the background of the table of contents:</text:p>
      <text:list xml:id="list151949512604542" text:continue-list="list151948023538015" text:style-name="Numbering_20_1">
        <text:list-item text:start-value="1">
          <text:p text:style-name="P117">From the row of buttons near the top of the dialog, select <text:span text:style-name="Strong_20_Emphasis">Bitmap</text:span>. The <text:span text:style-name="Emphasis">Background</text:span> page now displays the bitmap options, as shown in Figure <text:sequence-ref text:reference-format="value" text:ref-name="refFigure5">6</text:sequence-ref>.</text:p>
        </text:list-item>
      </text:list>
      <text:p text:style-name="P39"><draw:frame draw:style-name="fr5" draw:name="Frame28" text:anchor-type="as-char" svg:width="13.989cm" draw:z-index="24"><draw:text-box fo:min-height="11.146cm"><text:p text:style-name="Caption"><draw:frame draw:style-name="fr18" draw:name="Image6" text:anchor-type="paragraph" svg:x="0cm" svg:y="0cm" svg:width="13.989cm" svg:height="10.7cm" draw:z-index="25"><draw:image xlink:href="Pictures/10000201000002A9000002090C5F887B81839A13.png" xlink:type="simple" xlink:show="embed" xlink:actuate="onLoad" loext:mime-type="image/png"/></draw:frame>Figure <text:sequence text:ref-name="refFigure5" text:name="Figure" text:formula="ooow:Figure+1" style:num-format="1">6</text:sequence>: Image options on the Background page</text:p></draw:text-box></draw:frame></text:p>
      <text:list xml:id="list151948811910347" text:continue-numbering="true" text:style-name="Numbering_20_1">
        <text:list-item>
          <text:p text:style-name="P117"><text:soft-page-break/>Select from the given bitmaps or click the <text:span text:style-name="Strong_20_Emphasis">Add/Import</text:span> button to select an image from your computer’s file system.</text:p>
        </text:list-item>
        <text:list-item>
          <text:p text:style-name="P119">Under <text:span text:style-name="Emphasis">Options</text:span>, select the type of placement for the image.</text:p>
        </text:list-item>
      </text:list>
      <text:list xml:id="list151948472840873" text:continue-list="list2733474279" text:style-name="List_20_2">
        <text:list-item>
          <text:p text:style-name="P116"><text:span text:style-name="Strong_20_Emphasis">Style</text:span> – select custom position/size, tiled, or stretched.</text:p>
        </text:list-item>
        <text:list-item>
          <text:p text:style-name="P116"><text:span text:style-name="Strong_20_Emphasis">Size</text:span> – select the required Image aspect ratio or the Scale option.</text:p>
        </text:list-item>
        <text:list-item>
          <text:p text:style-name="P116"><text:span text:style-name="Strong_20_Emphasis">Position </text:span>–<text:span text:style-name="Strong_20_Emphasis"> </text:span>select where the image is to be displayed.</text:p>
        </text:list-item>
      </text:list>
      <text:list xml:id="list151949530708068" text:continue-list="list151948811910347" text:style-name="Numbering_20_1">
        <text:list-item>
          <text:p text:style-name="Numbering_20_1">To apply the image, click <text:span text:style-name="Strong_20_Emphasis">OK</text:span>.</text:p>
        </text:list-item>
      </text:list>
      <text:h text:style-name="P87" text:outline-level="4"><text:bookmark-start text:name="__RefHeading__32277_1038393039"/>Deleting a color or an image<text:bookmark-end text:name="__RefHeading__32277_1038393039"/></text:h>
      <text:p text:style-name="P63">To delete a color or an image from the table background, select <text:span text:style-name="Strong_20_Emphasis">None</text:span> at the top of the dialog.</text:p>
      <text:h text:style-name="Heading_20_2" text:outline-level="2"><text:bookmark-start text:name="__RefHeading___Toc10135_2418320379"/>Editing a table of contents<text:bookmark-end text:name="__RefHeading___Toc10135_2418320379"/></text:h>
      <text:p text:style-name="P64">To <text:alphabetical-index-mark text:string-value="úprava" text:key1="table of contents"/>edit an existing TOC, right-click anywhere in the TOC and choose <text:span text:style-name="Strong_20_Emphasis">Edit Index</text:span> from the context menu. The Table of Contents, Index or Bibliography dialog (Figure <text:sequence-ref text:reference-format="value" text:ref-name="refFigure0">1</text:sequence-ref><text:s/>on page <text:sequence-ref text:reference-format="page" text:ref-name="refFigure0">6</text:sequence-ref>) opens. You can edit and save the TOC as described in the previous section.</text:p>
      <text:list xml:id="list151948524178597" text:continue-list="list151949303191425" text:style-name="Heading_20_Tip">
        <text:list-item>
          <text:p text:style-name="P98">Tip</text:p>
        </text:list-item>
      </text:list>
      <text:p text:style-name="P74">If you cannot click in the TOC, it is probably protected. To disable this protection, choose <text:span text:style-name="Strong_20_Emphasis">Tools &gt; Options &gt; LibreOffice Writer &gt; Formatting Aids</text:span>, and then select <text:span text:style-name="Strong_20_Emphasis">Enable Cursor</text:span> in the <text:span text:style-name="Emphasis">Protected areas</text:span> section. If you wish to edit the TOC without enabling the cursor, you can access it from the Navigator as described below.</text:p>
      <text:p text:style-name="P43">T<text:bookmark-start text:name="Access from Navigator"/>o access the Table of Contents, Index or Bibliography dialog from the Navigator<text:bookmark-end text:name="Access from Navigator"/>:</text:p>
      <text:list xml:id="list156474710" text:style-name="Numbering_20_1">
        <text:list-item text:start-value="1">
          <text:p text:style-name="P128">Open the Navigator (press <text:span text:style-name="Keystroke">F5</text:span>).</text:p>
        </text:list-item>
        <text:list-item>
          <text:p text:style-name="P129">Click the expansion symbol (+ sign or triangle) next to Indexes.</text:p>
        </text:list-item>
        <text:list-item>
          <text:p text:style-name="P129">Right-click on the name of table of contents you want to edit and choose <text:span text:style-name="Strong_20_Emphasis">Index &gt; Edit</text:span>.</text:p>
        </text:list-item>
      </text:list>
      <text:p text:style-name="P38"><draw:frame draw:style-name="fr5" draw:name="Frame29" text:anchor-type="as-char" svg:width="8.32cm" draw:z-index="26"><draw:text-box fo:min-height="10.693cm"><text:p text:style-name="Caption"><draw:frame draw:style-name="fr16" draw:name="Image7" text:anchor-type="paragraph" svg:width="8.32cm" svg:height="10.261cm" draw:z-index="28"><draw:image xlink:href="Pictures/1000020100000186000001E17045AD12CA35FB17.png" xlink:type="simple" xlink:show="embed" xlink:actuate="onLoad" loext:mime-type="image/png"/></draw:frame>Figure <text:sequence text:ref-name="refFigure6" text:name="Figure" text:formula="ooow:Figure+1" style:num-format="1">7</text:sequence>: Access a TOC from the Navigator</text:p></draw:text-box></draw:frame></text:p>
      <text:h text:style-name="Heading_20_2" text:outline-level="2"><text:bookmark-start text:name="__RefHeading___Toc10137_2418320379"/><text:soft-page-break/>Updating a table of contents<text:bookmark-end text:name="__RefHeading___Toc10137_2418320379"/></text:h>
      <text:p text:style-name="Text_20_body">Writer does not update the TOC automatically, so after any changes to the headings, you need to update it manually. Right-click anywhere in the TOC; from the context menu, choose <text:span text:style-name="Strong_20_Emphasis">Update Index</text:span>.</text:p>
      <text:p text:style-name="P21">You can also update the index from the Navigator: expand Indexes, right-click on the name of table of contents you want to update, and choose <text:span text:style-name="Strong_20_Emphasis">Index &gt; Update</text:span>.</text:p>
      <text:h text:style-name="Heading_20_2" text:outline-level="2"><text:bookmark-start text:name="__RefHeading___Toc10139_2418320379"/>Deleting a table of contents<text:bookmark-end text:name="__RefHeading___Toc10139_2418320379"/></text:h>
      <text:p text:style-name="Text_20_body">To delete the TOC from a document, right-click anywhere in the TOC and choose <text:span text:style-name="Strong_20_Emphasis">Delete Index</text:span> from the context menu. You can also delete the index from the Navigator by choosing <text:span text:style-name="Strong_20_Emphasis">Index &gt; Delete</text:span> from the menu shown in Figure <text:sequence-ref text:reference-format="value" text:ref-name="refFigure6">7</text:sequence-ref>. Writer will not prompt you to confirm the deletion.</text:p>
      <text:h text:style-name="P78" text:outline-level="1"><text:bookmark-start text:name="__RefHeading__35312319"/><text:alphabetical-index-mark text:string-value="vytváření" text:key1="index"/><text:alphabetical-index-mark text:string-value="vytváření" text:key1="alphabetic index"/>Alphabetic indexes<text:bookmark-end text:name="__RefHeading__35312319"/></text:h>
      <text:p text:style-name="P11">An alphabetical index (referred to as an index) is a list of keywords or phrases used throughout a document that, if listed in order with page numbers, may help the reader find information quickly. Generally an index is found in the back of a book or document.</text:p>
      <text:p text:style-name="P72">This section describes how to:</text:p>
      <text:list xml:id="list307285106" text:style-name="List_20_1">
        <text:list-item>
          <text:p text:style-name="P108">Add index entries manually.</text:p>
        </text:list-item>
        <text:list-item>
          <text:p text:style-name="P109">Use a concordance file.</text:p>
        </text:list-item>
        <text:list-item>
          <text:p text:style-name="P108">Create an alphabetic index quickly.</text:p>
        </text:list-item>
        <text:list-item>
          <text:p text:style-name="P108">Customize the display of index entries.</text:p>
        </text:list-item>
        <text:list-item>
          <text:p text:style-name="P108">Customize the appearance of the index.</text:p>
        </text:list-item>
        <text:list-item>
          <text:p text:style-name="P101">View and edit existing index entries.</text:p>
        </text:list-item>
      </text:list>
      <text:h text:style-name="P83" text:outline-level="2"><text:bookmark-start text:name="__RefHeading__25203_6698146"/><text:alphabetical-index-mark text:string-value="adding index entries" text:key1="alphabetic index"/><text:alphabetical-index-mark text:string-value="index entries"/>Adding index entries<text:bookmark-end text:name="__RefHeading__25203_6698146"/></text:h>
      <text:p text:style-name="P63">Before you can create an index, you must create some index entries, either manually or by using a concordance (see page <text:bookmark-ref text:reference-format="page" text:ref-name="__RefHeading___Toc4704_2780182517">16</text:bookmark-ref>). To create index entries manually:</text:p>
      <text:list xml:id="list151949235343344" text:continue-list="list151949530708068" text:style-name="Numbering_20_1">
        <text:list-item text:start-value="1">
          <text:p text:style-name="P117">To add a word to the index, place the cursor anywhere in that word. To add multiple words as one entry, select the entire phrase.</text:p>
        </text:list-item>
        <text:list-item>
          <text:p text:style-name="P117">Choose <text:span text:style-name="Strong_20_Emphasis">Insert &gt; Table of Contents and Index &gt; Index Entry</text:span> to display a dialog similar to that shown in Figure <text:sequence-ref text:reference-format="value" text:ref-name="refFigure7">8</text:sequence-ref>. When the dialog opens, the selected text appears in the <text:span text:style-name="Strong_20_Emphasis">Entry</text:span> text input box. You can accept the word or phrase shown, or change it to whatever you want.</text:p>
        </text:list-item>
        <text:list-item>
          <text:p text:style-name="P117">Click Insert to create the entry.</text:p>
        </text:list-item>
      </text:list>
      <text:list xml:id="list151948455944069" text:continue-list="list151949355850435" text:style-name="Heading_20_Note">
        <text:list-item>
          <text:p text:style-name="P95">Poznámka</text:p>
        </text:list-item>
      </text:list>
      <text:p text:style-name="P29">A cursor placed immediately before the first character of a word, or immediately after the last character of a word if it is followed by a space, counts as being in that word.</text:p>
      <text:p text:style-name="P63">You can create multiple entries without closing the dialog. For each one:</text:p>
      <text:list xml:id="list151949102375927" text:continue-list="list151949235343344" text:style-name="Numbering_20_1">
        <text:list-item text:start-value="1">
          <text:p text:style-name="P117">Click at the location in the document that you want to index.</text:p>
        </text:list-item>
        <text:list-item>
          <text:p text:style-name="P117">Click again on the dialog.</text:p>
        </text:list-item>
        <text:list-item>
          <text:p text:style-name="P117">Change the entry if needed, and click <text:span text:style-name="Strong_20_Emphasis">Insert</text:span>.</text:p>
        </text:list-item>
        <text:list-item>
          <text:p text:style-name="P122">Repeat steps 1–3 until you have finished with the entries, then click <text:span text:style-name="Strong_20_Emphasis">Close</text:span>.</text:p>
        </text:list-item>
      </text:list>
      <text:p text:style-name="P35"><text:soft-page-break/><draw:frame draw:style-name="fr2" draw:name="Frame9" text:anchor-type="as-char" svg:width="7.481cm" draw:z-index="29"><draw:text-box fo:min-height="8.446cm"><text:p text:style-name="Caption"><draw:frame draw:style-name="fr16" draw:name="Image19" text:anchor-type="paragraph" svg:width="7.481cm" svg:height="7.999cm" draw:z-index="30"><draw:image xlink:href="Pictures/100002010000014E00000165400AEA11CB7BAE74.png" xlink:type="simple" xlink:show="embed" xlink:actuate="onLoad" loext:mime-type="image/png"/></draw:frame>Figure <text:sequence text:ref-name="refFigure7" text:name="Figure" text:formula="ooow:Figure+1" style:num-format="1">8</text:sequence>: Inserting an index entry</text:p></draw:text-box></draw:frame></text:p>
      <text:p text:style-name="P11">Below is a brief explanation of the fields in the <text:alphabetical-index-mark-start text:id="IMark140638856"/>Insert Index Entry dialog<text:alphabetical-index-mark-end text:id="IMark140638856"/> and how to use them.</text:p>
      <text:p text:style-name="P49">Index</text:p>
      <text:p text:style-name="P53">The type of index this entry is for. The default is Alphabetical Index, but you can use this field to create extra entries for a table of contents or user-defined indexes or lists of almost anything. Například můžeme vytvořit samostatný rejstřík obsahující pouze vědecké názvy druhů organismů a jiný rejstřík pro jejich české názvy. See “<text:bookmark-ref text:reference-format="text" text:ref-name="__RefHeading___Toc90630_2844276240">Other types of indexes</text:bookmark-ref>” on page <text:bookmark-ref text:reference-format="page" text:ref-name="__RefHeading___Toc90630_2844276240">22</text:bookmark-ref>.</text:p>
      <text:p text:style-name="P49">Položka</text:p>
      <text:p text:style-name="P53">The word or phrase to be added to the selected index. This word or phrase does not need to be in the document itself; you can add synonyms and other terms that you want to appear in the index.</text:p>
      <text:p text:style-name="P49">1st key</text:p>
      <text:p text:style-name="P53">An index <text:alphabetical-index-mark-start text:id="IMark182662024" text:key1="index"/>key<text:alphabetical-index-mark-end text:id="IMark182662024"/> is an entry that has no associated page number and has several subentries that do have page numbers. Using keys is a useful way of grouping related topics. (See “<text:bookmark-ref text:reference-format="text" text:ref-name="__RefHeading___Toc90949_2844276240">Example of using an index key</text:bookmark-ref>” on page <text:bookmark-ref text:reference-format="page" text:ref-name="__RefHeading___Toc90949_2844276240">16</text:bookmark-ref>.)</text:p>
      <text:p text:style-name="P49">2nd key</text:p>
      <text:p text:style-name="P53">You can have up to a three-level index, where some of the first-level keys have level-2 entries that are also keys (without page numbers). This degree of index complexity is not often necessary.</text:p>
      <text:p text:style-name="P49">Main entry</text:p>
      <text:p text:style-name="P53">When the same term is indexed on several pages, often one of those pages has more important or detailed information on that topic, so you want it to be the main entry. To make the page number for the main, or most important, entry stand out, select this option and then define the character style for the page number of a main index entry to be bold, for example.</text:p>
      <text:p text:style-name="P49">Apply to all similar texts</text:p>
      <text:p text:style-name="P53">Select this option to have Writer automatically identify and mark any other word or phrase that matches the current selection. The Match case and Whole words only options become available if this option is selected. Use this option with care, as it may result in many unwanted page numbers (for minor uses of a word) being listed in the index.</text:p>
      <text:h text:style-name="Heading_20_3" text:outline-level="3"><text:bookmark-start text:name="__RefHeading___Toc90949_2844276240"/><text:soft-page-break/>Example of using an index key<text:bookmark-end text:name="__RefHeading___Toc90949_2844276240"/></text:h>
      <text:p text:style-name="P11">An index key is a primary entry under which subentries are grouped. For example, you might want to create a grouping similar to this:</text:p>
      <text:p text:style-name="P32">LibreOffice</text:p>
      <text:p text:style-name="P33">Calc, <text:s/>10</text:p>
      <text:p text:style-name="P33">Impress, <text:s/>15</text:p>
      <text:p text:style-name="P52">Writer, <text:s/>5</text:p>
      <text:p text:style-name="P11">In this example, LibreOffice is the 1st key. The subentries (with the page numbers showing) are the indexed entries. To insert an index entry for the topic <text:span text:style-name="Emphasis">Writer</text:span>, on the Insert Index Entry dialog <text:s/>(Figure <text:sequence-ref text:reference-format="value" text:ref-name="refFigure7">8</text:sequence-ref><text:s/>on page <text:sequence-ref text:reference-format="page" text:ref-name="refFigure7">15</text:sequence-ref>), type Writer in the <text:span text:style-name="Keystroke">Entry</text:span> box and LibreOffice in the <text:span text:style-name="Strong_20_Emphasis">1st key</text:span> box.</text:p>
      <text:list xml:id="list151948871841354" text:continue-list="list151948455944069" text:style-name="Heading_20_Note">
        <text:list-item>
          <text:p text:style-name="P96">Poznámka</text:p>
        </text:list-item>
      </text:list>
      <text:p text:style-name="P29">If field shading is active (<text:span text:style-name="Strong_20_Emphasis">Tools &gt; Options &gt; LibreOffice &gt; Application Colors &gt; Text Document &gt; Field shadings</text:span>), when a selected word or phrase has been added to the index, it is shown in the text with a gray background. If the text of an index entry has been changed from the text of the word selected, the index entry is marked by a small gray rectangle at the start of that word.</text:p>
      <text:list xml:id="list151948195084014" text:continue-list="list151948524178597" text:style-name="Heading_20_Tip">
        <text:list-item>
          <text:p text:style-name="P99">Tip</text:p>
        </text:list-item>
      </text:list>
      <text:p text:style-name="P73">You can also open the Insert Index Entry dialog by clicking the <text:span text:style-name="Strong_20_Emphasis">Insert Index Entry</text:span> icon at the right-hand end of the Insert toolbar, as shown in Figure <text:sequence-ref text:reference-format="value" text:ref-name="refFigure8">9</text:sequence-ref>.</text:p>
      <text:p text:style-name="P38"><draw:frame draw:style-name="fr2" draw:name="Frame8" text:anchor-type="as-char" svg:width="14.196cm" draw:z-index="12"><draw:text-box fo:min-height="1.896cm"><text:p text:style-name="Caption"><draw:frame draw:style-name="fr16" draw:name="Image18" text:anchor-type="paragraph" svg:width="14.099cm" svg:height="1.445cm" draw:z-index="16"><draw:image xlink:href="Pictures/100002010000025D0000003EBBEB195F53A8933F.png" xlink:type="simple" xlink:show="embed" xlink:actuate="onLoad" loext:mime-type="image/png"/></draw:frame>Figure <text:sequence text:ref-name="refFigure8" text:name="Figure" text:formula="ooow:Figure+1" style:num-format="1">9</text:sequence>: Insert Index Entry icon on Insert toolbar</text:p></draw:text-box></draw:frame></text:p>
      <text:h text:style-name="P84" text:outline-level="2"><text:bookmark-start text:name="__RefHeading___Toc4704_2780182517"/>Creating a concordance<text:bookmark-end text:name="__RefHeading___Toc4704_2780182517"/></text:h>
      <text:p text:style-name="P11">A concordance is a plain text file that lists words to add to the index. It has one word or phrase defined on each line. Each line has a strict structure, consisting of seven fields, separated by semicolons:</text:p>
      <text:p text:style-name="P50">Search term;Alternative entry;1st key;2nd key;Match case;Word only</text:p>
      <text:p text:style-name="P11">No space is entered between the semicolon and a field’s content. A key is a higher level heading that a search term is placed beneath.</text:p>
      <text:p text:style-name="P11">If you choose not to have an alternative entry, a first key or a second key, leave those fields blank, so that one semi-colon immediately follows another.</text:p>
      <text:p text:style-name="P11">T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leave the last two fields blank, as you can with any of the others.</text:p>
      <text:p text:style-name="P11">For example, entering:</text:p>
      <text:p text:style-name="P51"><text:span text:style-name="Code">Macaw;Ara;Parrots;;0;0</text:span></text:p>
      <text:p text:style-name="P11">Would produce an entry for <text:span text:style-name="Emphasis">macaw</text:span> with</text:p>
      <text:list xml:id="list151947979729073" text:continue-list="list151949259993261" text:style-name="List_20_1">
        <text:list-item>
          <text:p text:style-name="P101">A listing under <text:span text:style-name="Emphasis">macaw</text:span>.</text:p>
        </text:list-item>
        <text:list-item>
          <text:p text:style-name="P101">An alternate listing under <text:span text:style-name="Emphasis">ara</text:span> (the scientific name).</text:p>
        </text:list-item>
        <text:list-item>
          <text:p text:style-name="P101">A listing of <text:span text:style-name="Emphasis">Parrots, Macaw</text:span>.</text:p>
        </text:list-item>
        <text:list-item>
          <text:p text:style-name="P101"><text:soft-page-break/>No second key (notice the two semi-colons).</text:p>
        </text:list-item>
        <text:list-item>
          <text:p text:style-name="P101">Inclusion of instances that start with a lower or upper case letter (both “macaw” and “Macaw”).</text:p>
        </text:list-item>
        <text:list-item>
          <text:p text:style-name="P101">Inclusion of instances in which the term is a whole word or part of a longer word.</text:p>
        </text:list-item>
      </text:list>
      <text:p text:style-name="P11">Whether creating a concordance is faster than adding entries manually is debatable, but a concordance is certainly more systematic. The disadvantage of a concordance is that it can produce an index that includes instances of common words that are irrelevant for your purposes. In many cases, a useful index may require a combination of manual entries and a concordance.</text:p>
      <text:h text:style-name="P83" text:outline-level="2"><text:bookmark-start text:name="__RefHeading___Toc9263_2780182517"/>Creating an alphabetic index quickly<text:bookmark-end text:name="__RefHeading___Toc9263_2780182517"/></text:h>
      <text:p text:style-name="P8">Now that you have some index entries, you can create the index.</text:p>
      <text:p text:style-name="P8">Although indexes can be customized extensively in Writer, most of the time you need to make only a few choices.</text:p>
      <text:p text:style-name="P62">To create an index quickly:</text:p>
      <text:list xml:id="list1515944325" text:style-name="Numbering_20_1">
        <text:list-item text:start-value="1">
          <text:p text:style-name="P117">Click in the document where you want to add the index and click <text:span text:style-name="Strong_20_Emphasis">Insert &gt; Table of Contents and Index &gt; Table of Contents, Index or Bibliography</text:span> to open the Table of Contents, Index or Bibliography dialog.</text:p>
        </text:list-item>
        <text:list-item>
          <text:p text:style-name="P117">In the <text:span text:style-name="Strong_20_Emphasis">Type</text:span> box on the <text:span text:style-name="Emphasis">Type</text:span> page (Figure <text:sequence-ref text:reference-format="value" text:ref-name="refFigure9">10</text:sequence-ref>), select <text:span text:style-name="Strong_20_Emphasis">Alphabetical Index</text:span>.</text:p>
        </text:list-item>
        <text:list-item>
          <text:p text:style-name="P117">In the <text:span text:style-name="Emphasis">Options</text:span> section, you may want to deselect <text:span text:style-name="Strong_20_Emphasis">Case sensitive</text:span> (so that capitalized and lower-case words are treated as the same word) and <text:span text:style-name="Strong_20_Emphasis">Combine identical entries with p or pp</text:span>.</text:p>
        </text:list-item>
        <text:list-item>
          <text:p text:style-name="P125">If you are using a concordance, select <text:span text:style-name="Strong_20_Emphasis">Concordance file</text:span> in the <text:span text:style-name="Emphasis">Options</text:span> section, then click the <text:span text:style-name="Strong_20_Emphasis">File</text:span> button and select the concordance file you created.</text:p>
        </text:list-item>
        <text:list-item>
          <text:p text:style-name="P117">Klepneme na <text:span text:style-name="Strong_20_Emphasis">OK</text:span>. The result will be a typical index.</text:p>
        </text:list-item>
      </text:list>
      <text:h text:style-name="P83" text:outline-level="2"><text:bookmark-start text:name="__RefHeading__25209_6698146"/><text:alphabetical-index-mark text:string-value="přizpůsobení" text:key1="index"/>Customizing an index<text:bookmark-end text:name="__RefHeading__25209_6698146"/></text:h>
      <text:p text:style-name="P11">To customize an existing index, right-click anywhere in the index and choose <text:span text:style-name="Strong_20_Emphasis">Edit Index</text:span> from the context menu.</text:p>
      <text:p text:style-name="P63">The Table of Contents, Index or Bibliography dialog (Figure <text:sequence-ref text:reference-format="value" text:ref-name="refFigure9">10</text:sequence-ref>) has five pages. All of them can be used to customize the index.</text:p>
      <text:list xml:id="list72814723" text:style-name="List_20_1">
        <text:list-item>
          <text:p text:style-name="P101">Use the <text:span text:style-name="Emphasis">Type</text:span> page to set the attributes of the index.</text:p>
        </text:list-item>
        <text:list-item>
          <text:p text:style-name="P101">Use the <text:span text:style-name="Emphasis">Entries</text:span> and <text:span text:style-name="Emphasis">Styles</text:span> pages to format the entries in the index.</text:p>
        </text:list-item>
        <text:list-item>
          <text:p text:style-name="P101">Use the <text:span text:style-name="Emphasis">Columns</text:span> page to put the index into more than one column.</text:p>
        </text:list-item>
        <text:list-item>
          <text:p text:style-name="P101">Use the <text:span text:style-name="Emphasis">Background</text:span> page to add color or an image to the background of the index.</text:p>
        </text:list-item>
      </text:list>
      <text:p text:style-name="P11">After making your changes, click <text:span text:style-name="Strong_20_Emphasis">OK</text:span> to save the index so it appears in your document.</text:p>
      <text:h text:style-name="P86" text:outline-level="3"><text:bookmark-start text:name="__RefHeading__25414_279665469"/>Type page<text:bookmark-end text:name="__RefHeading__25414_279665469"/></text:h>
      <text:p text:style-name="Text_20_body">Use the <text:span text:style-name="Emphasis">Type</text:span> page (Figure <text:sequence-ref text:reference-format="value" text:ref-name="refFigure9">10</text:sequence-ref>) to set the basic attributes of the index.</text:p>
      <text:p text:style-name="P9">To give the index a different title, edit the Title field. To delete the title, clear the Title field.</text:p>
      <text:p text:style-name="P14">Be sure the type of index is set to Alphabetical Index.</text:p>
      <text:p text:style-name="P14">To prevent the index from being changed accidentally, select <text:span text:style-name="Strong_20_Emphasis">Protected against manual changes</text:span>. The index can then only be changed using the right-click menu or the Table of Contents, Index or Bibliography dialog. If the option is not selected, the index can be edited directly on the document page, just like other text. However, any manual changes to an index are lost when you update it, so they should be avoided.</text:p>
      <text:p text:style-name="P36"><text:soft-page-break/><draw:frame draw:style-name="fr2" draw:name="Frame11" text:anchor-type="as-char" svg:width="14cm" draw:z-index="19"><draw:text-box fo:min-height="9.514cm"><text:p text:style-name="Caption"><draw:frame draw:style-name="fr24" draw:name="Image9" text:anchor-type="paragraph" svg:width="14cm" svg:height="9.012cm" draw:z-index="31"><draw:image xlink:href="Pictures/100002010000029A00000209B3A809681A6BF4AF.png" xlink:type="simple" xlink:show="embed" xlink:actuate="onLoad" loext:mime-type="image/png"/></draw:frame>Figure <text:sequence text:ref-name="refFigure9" text:name="Figure" text:formula="ooow:Figure+1" style:num-format="1">10</text:sequence>: Type page for an alphabetic index</text:p></draw:text-box></draw:frame></text:p>
      <text:p text:style-name="P11">From the drop-down list in the <text:span text:style-name="Emphasis">Create Index or Table of Contents</text:span> section, select <text:span text:style-name="Strong_20_Emphasis">Entire document</text:span>. You can also choose to create an index for just the current chapter.</text:p>
      <text:p text:style-name="P11">Other options determine how the index handles entries:</text:p>
      <text:p text:style-name="P49"><text:span text:style-name="Strong_20_Emphasis">Combine identical entries</text:span></text:p>
      <text:p text:style-name="P53">Defines how identical entries are dealt with. Normally each page number of an indexed word or phrase will be shown in the index; however, these can be combined using the <text:span text:style-name="Strong_20_Emphasis">Combine identical entries with p or pp</text:span>. If you want a page range displayed, select <text:span text:style-name="Strong_20_Emphasis">Combine with –</text:span> (which will produce something similar to 23–31). If you want different entries based on what letters are capitalized, select <text:span text:style-name="Strong_20_Emphasis">Case sensitive</text:span>.</text:p>
      <text:p text:style-name="P49"><text:span text:style-name="Strong_20_Emphasis">AutoCapitalize entries</text:span></text:p>
      <text:p text:style-name="P53">Automatically <text:alphabetical-index-mark text:string-value="capitalizing entries" text:key1="index"/>capitalizes the first letter of each entry regardless of how they show within the document itself.</text:p>
      <text:p text:style-name="P49"><text:span text:style-name="Strong_20_Emphasis">Keys as separate entries</text:span></text:p>
      <text:p text:style-name="P53">For the <text:alphabetical-index-mark text:string-value="key" text:key1="index"/>keys to have their own page numbers, select this option.</text:p>
      <text:p text:style-name="P49"><text:span text:style-name="Strong_20_Emphasis">Concordance file</text:span></text:p>
      <text:p text:style-name="P53">Choose the file to be used, if any. See page <text:bookmark-ref text:reference-format="page" text:ref-name="__RefHeading___Toc4704_2780182517">16</text:bookmark-ref><text:s/>for more information.</text:p>
      <text:p text:style-name="P49"><text:alphabetical-index-mark text:string-value="sorting entries" text:key1="index"/><text:span text:style-name="Strong_20_Emphasis">Řadit</text:span></text:p>
      <text:p text:style-name="P53">Defines how the entries are sorted when displayed. The only option is alphanumeric, but you can define which language alphabet will be used.</text:p>
      <text:h text:style-name="P86" text:outline-level="3"><text:bookmark-start text:name="__RefHeading__25213_6698146"/>Entries page<text:bookmark-end text:name="__RefHeading__25213_6698146"/></text:h>
      <text:p text:style-name="P11"><text:alphabetical-index-mark text:string-value="přizpůsobení" text:key1="index entries"/>Use the <text:span text:style-name="Emphasis">Entries</text:span> page to set exactly how and what will be displayed for each of the entries. The page is similar to Figure <text:sequence-ref text:reference-format="value" text:ref-name="refFigure10">11</text:sequence-ref>. </text:p>
      <text:list xml:id="list151948692208418" text:continue-list="list151948871841354" text:style-name="Heading_20_Note">
        <text:list-item>
          <text:p text:style-name="P94">Poznámka</text:p>
        </text:list-item>
      </text:list>
      <text:p text:style-name="P29">Hyperlinking from the index to the location of entries in the text is not available.</text:p>
      <text:p text:style-name="P36"><text:soft-page-break/><draw:frame draw:style-name="fr12" draw:name="Frame12" text:anchor-type="as-char" svg:width="14cm" draw:z-index="32"><draw:text-box fo:min-height="7.876cm"><text:p text:style-name="Caption"><draw:frame draw:style-name="fr23" draw:name="Image10" text:anchor-type="paragraph" svg:width="14cm" svg:height="7.43cm" draw:z-index="33"><draw:image xlink:href="Pictures/100002010000029A000001627BEB24E1608CC713.png" xlink:type="simple" xlink:show="embed" xlink:actuate="onLoad" loext:mime-type="image/png"/></draw:frame>Figure <text:sequence text:ref-name="refFigure10" text:name="Figure" text:formula="ooow:Figure+1" style:num-format="1">11</text:sequence>: Entries page for an alphabetical index</text:p></draw:text-box></draw:frame></text:p>
      <text:p text:style-name="P63">To begin, in the Level column select the index level whose elements you want to format. Level “S” refers to the single letter headings that divide the index entries alphabetically when the Alphabetical delimiter option is selected in the <text:span text:style-name="Emphasis">Format</text:span> section. (You will be able to apply your changes to all index levels later.) In the <text:span text:style-name="Emphasis">Structure and Formatting</text:span> section, the <text:span text:style-name="Emphasis">Structure</text:span> line displays the elements for entries in that level. Each button on the line represents one element:</text:p>
      <text:list xml:id="list2116587942" text:style-name="List_20_1">
        <text:list-item>
          <text:p text:style-name="P101">The <text:span text:style-name="Strong_20_Emphasis">E</text:span> icon represents the entry text.</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item>
          <text:p text:style-name="P101">The <text:span text:style-name="Strong_20_Emphasis">CI</text:span> icon represents chapter information. This is not present by default, but can be added by selecting the <text:span text:style-name="Strong_20_Emphasis">Chapter info</text:span> button.</text:p>
        </text:list-item>
      </text:list>
      <text:p text:style-name="P11">Each white field on the Structure line represents a blank space. You can add, change, or delete elements as described on page <text:bookmark-ref text:reference-format="page" text:ref-name="__RefHeading__25177_6698146">9</text:bookmark-ref><text:s/>for a table of contents.</text:p>
      <text:h text:style-name="P87" text:outline-level="4"><text:bookmark-start text:name="__RefHeading__34916_199308934"/>Chapter Info<text:bookmark-end text:name="__RefHeading__34916_199308934"/></text:h>
      <text:p text:style-name="P11">The <text:span text:style-name="Strong_20_Emphasis">Chapter Info</text:span> button inserts chapter information, such as the chapter heading and number. The information to be displayed is selected from the Chapter entry list that appears when this option is selected. This data is determined in the Chapter Numbering dialog (<text:span text:style-name="Strong_20_Emphasis">Tools &gt; Chapter Numbering</text:span>).</text:p>
      <text:h text:style-name="P87" text:outline-level="4"><text:bookmark-start text:name="__RefHeading__25221_6698146"/>Aplikace znakových stylů<text:bookmark-end text:name="__RefHeading__25221_6698146"/></text:h>
      <text:p text:style-name="P14">Each of the elements on the Structure line may be given additional formatting. For example, you may want the page number to be a different size from the rest of the index text. To do this, apply a character style to one of the elements in the Structure line, as for a table of contents; see page <text:bookmark-ref text:reference-format="page" text:ref-name="__RefHeading__25185_6698146">10</text:bookmark-ref>.</text:p>
      <text:h text:style-name="P87" text:outline-level="4"><text:bookmark-start text:name="__RefHeading__25223_6698146"/>Formatting entries<text:bookmark-end text:name="__RefHeading__25223_6698146"/></text:h>
      <text:p text:style-name="P63">Apply additional formatting using the options in the <text:span text:style-name="Emphasis">Format</text:span> section.</text:p>
      <text:list xml:id="list1140901922" text:style-name="List_20_1">
        <text:list-item>
          <text:p text:style-name="P101"><text:span text:style-name="Strong_20_Emphasis">Alphabetical delimiter. </text:span>This separates the index entries into blocks that start with the same first letter, using that letter as a header. For example, if your index begins:</text:p>
        </text:list-item>
      </text:list>
      <text:p text:style-name="P54">apple, <text:s/>4</text:p>
      <text:p text:style-name="P54">author, 10</text:p>
      <text:p text:style-name="P54">break, <text:s/>2</text:p>
      <text:p text:style-name="P55">bus, 4</text:p>
      <text:list xml:id="list151948511265271" text:continue-list="list151947979729073" text:style-name="List_20_1">
        <text:list-header>
          <text:p text:style-name="P110"><text:soft-page-break/>Then selecting this option will give you:</text:p>
        </text:list-header>
      </text:list>
      <text:p text:style-name="P56">A</text:p>
      <text:p text:style-name="P54">apple, <text:s/>4</text:p>
      <text:p text:style-name="P55">author, 10</text:p>
      <text:p text:style-name="P56">B</text:p>
      <text:p text:style-name="P54">break, <text:s/>2</text:p>
      <text:p text:style-name="P55">bus, 4</text:p>
      <text:list xml:id="list151949716531055" text:continue-list="list1140901922" text:style-name="List_20_1">
        <text:list-item>
          <text:p text:style-name="P101"><text:span text:style-name="Strong_20_Emphasis">Key separated by commas.</text:span> Arranges the entries in the index on the same line but separated by commas.</text:p>
        </text:list-item>
        <text:list-item>
          <text:p text:style-name="P101"><text:span text:style-name="Strong_20_Emphasis">Tab position relative to Paragraph Style indent</text:span>. When select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P86" text:outline-level="3"><text:bookmark-start text:name="__RefHeading__25225_6698146"/>Styles and Background pages<text:bookmark-end text:name="__RefHeading__25225_6698146"/></text:h>
      <text:p text:style-name="P11">Use the <text:span text:style-name="Emphasis">Styles</text:span> page to change which <text:alphabetical-index-mark-start text:id="IMark186015352" text:key1="table of contents"/>paragraph style<text:alphabetical-index-mark-end text:id="IMark186015352"/> is assigned to display the text of each level in the index. In most cases, the best strategy is to keep the assigned styles but you can change their settings as needed to make the index appear the way you want.</text:p>
      <text:p text:style-name="P11">The <text:span text:style-name="Emphasis">Background </text:span>page is the same as for TOCs. Refer to “<text:reference-ref text:reference-format="text" text:ref-name="Using the Styles page">Styles page</text:reference-ref>” on page <text:reference-ref text:reference-format="page" text:ref-name="Using the Styles page">10</text:reference-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P86" text:outline-level="3"><text:bookmark-start text:name="__RefHeading__10138_1642699150"/>Columns page<text:bookmark-end text:name="__RefHeading__10138_1642699150"/></text:h>
      <text:p text:style-name="P11">Use the Columns page (Figure <text:sequence-ref text:reference-format="value" text:ref-name="refFigure11">12</text:sequence-ref>) to change the number of <text:alphabetical-index-mark-start text:id="IMark192555800" text:key1="alphabetic index"/>columns<text:alphabetical-index-mark-end text:id="IMark192555800"/> for the index.</text:p>
      <text:p text:style-name="P36"><draw:frame draw:style-name="fr11" draw:name="Frame7" text:anchor-type="as-char" svg:width="14cm" draw:z-index="34"><draw:text-box fo:min-height="9.587cm"><text:p text:style-name="Caption"><draw:frame draw:style-name="fr16" draw:name="Image11" text:anchor-type="paragraph" svg:width="14cm" svg:height="10.111cm" draw:z-index="35"><draw:image xlink:href="Pictures/10000201000002AC000001EEC7C1DCDC0AFA87CF.png" xlink:type="simple" xlink:show="embed" xlink:actuate="onLoad" loext:mime-type="image/png"/></draw:frame>Figure <text:sequence text:ref-name="refFigure11" text:name="Figure" text:formula="ooow:Figure+1" style:num-format="1">12</text:sequence>: Columns page of the Table of Contents, Index or Bibliography dialog</text:p></draw:text-box></draw:frame></text:p>
      <text:h text:style-name="P87" text:outline-level="4"><text:bookmark-start text:name="__RefHeading__23748_405739684"/><text:soft-page-break/>Adding multiple columns<text:bookmark-end text:name="__RefHeading__23748_405739684"/></text:h>
      <text:p text:style-name="P63">To display the index in more than one column:</text:p>
      <text:list xml:id="list151948744632844" text:continue-list="list151949102375927" text:style-name="Numbering_20_1">
        <text:list-item text:start-value="1">
          <text:p text:style-name="P117">Either enter the number of columns desired in the box labeled <text:span text:style-name="Strong_20_Emphasis">Columns</text:span> or select the icon representing the number of columns.</text:p>
        </text:list-item>
        <text:list-item>
          <text:p text:style-name="P117">To evenly distribute the columns according to the page width, select the <text:span text:style-name="Strong_20_Emphasis">AutoWidth</text:span> box. If it is unchecked, you can manually set each of the following:</text:p>
        </text:list-item>
      </text:list>
      <text:list xml:id="list151949987349863" text:continue-list="list151948472840873" text:style-name="List_20_2">
        <text:list-item>
          <text:p text:style-name="P113">Width of each of the columns</text:p>
        </text:list-item>
        <text:list-item>
          <text:p text:style-name="P113">Spacing between the columns</text:p>
        </text:list-item>
      </text:list>
      <text:list xml:id="list151948135302722" text:continue-list="list151948744632844" text:style-name="Numbering_20_1">
        <text:list-item>
          <text:p text:style-name="P117">You can choose to have a separator line between the columns:</text:p>
        </text:list-item>
      </text:list>
      <text:list xml:id="list151948734527630" text:continue-list="list151949987349863" text:style-name="List_20_2">
        <text:list-item>
          <text:p text:style-name="P113">Style: The default is None, or select from three choices of line style.</text:p>
        </text:list-item>
        <text:list-item>
          <text:p text:style-name="P113">Width: The width (thickness) of the line. The default is 0.25pt.</text:p>
          <text:list>
            <text:list-item>
              <text:p text:style-name="P114">Color: Choose the color of the separator line.</text:p>
            </text:list-item>
          </text:list>
        </text:list-item>
        <text:list-item>
          <text:p text:style-name="P113">Height: The height of the line, as a percentage of the full column height. The default is 100%</text:p>
        </text:list-item>
        <text:list-item>
          <text:p text:style-name="P113">Position: Position of the line relative to the columns (top, centered, or bottom) if the height is less than 100%.</text:p>
        </text:list-item>
      </text:list>
      <text:h text:style-name="P83" text:outline-level="2"><text:bookmark-start text:name="__RefHeading__25227_6698146"/>Maintaining an index<text:bookmark-end text:name="__RefHeading__25227_6698146"/></text:h>
      <text:p text:style-name="P63">To modify the appearance of an index, right-click anywhere in the index and choose <text:span text:style-name="Strong_20_Emphasis">Edit Index</text:span> from the context menu. The Table of Contents, Index or Bibliography dialog opens and you can edit and save the index using the five tabs described in the previous section.</text:p>
      <text:p text:style-name="P11">To update or delete an index, right-click anywhere in the index and select <text:span text:style-name="Strong_20_Emphasis">Update Index</text:span> or <text:span text:style-name="Strong_20_Emphasis">Delete Index</text:span>.</text:p>
      <text:h text:style-name="P86" text:outline-level="3"><text:bookmark-start text:name="__RefHeading__25229_6698146"/>Viewing and <text:alphabetical-index-mark-start text:id="IMark186015352" text:key1="index entries"/>editing<text:alphabetical-index-mark-end text:id="IMark186015352"/> existing index entries<text:bookmark-end text:name="__RefHeading__25229_6698146"/></text:h>
      <text:p text:style-name="P62">Once you have added the initial entries, you can make some amendments. You can view and edit these using the following steps:</text:p>
      <text:list xml:id="list1226657349" text:style-name="Numbering_20_1">
        <text:list-item text:start-value="1">
          <text:p text:style-name="P117">Ensure that field shading is active (<text:span text:style-name="Strong_20_Emphasis">View &gt; Field Shadings</text:span> or <text:span text:style-name="Keystroke">Ctrl+F8</text:span>), so you can locate index entries more easily.</text:p>
        </text:list-item>
        <text:list-item>
          <text:p text:style-name="P117">Place the cursor in the field shading of an existing index entry in the body of the document, right-click, and select <text:span text:style-name="Strong_20_Emphasis">Index Entry</text:span> from the content menu. In the case of a changed-text entry, the field shading is immediately before the word. Placing the cursor immediately before a word marked as a text entry will satisfy both selection criteria.</text:p>
        </text:list-item>
        <text:list-item>
          <text:p text:style-name="P117">A dialog similar to Figure <text:sequence-ref text:reference-format="value" text:ref-name="refFigure12">13</text:sequence-ref><text:s/>appears. You can move through the various index entries using the forward and back arrow buttons. If there is more than one entry for a single word or phrase, a second row of buttons with a vertical bar at the point of the arrow head is displayed allowing you to scroll through each of these entries.</text:p>
        </text:list-item>
        <text:list-item>
          <text:p text:style-name="P117">Make the necessary modifications or additions to the index entries, and then click <text:span text:style-name="Strong_20_Emphasis">OK</text:span>.</text:p>
        </text:list-item>
      </text:list>
      <text:p text:style-name="P38"><text:soft-page-break/><draw:frame draw:style-name="fr2" draw:name="Frame13" text:anchor-type="as-char" svg:width="9.095cm" draw:z-index="36"><draw:text-box fo:min-height="6.391cm"><text:p text:style-name="Caption"><draw:frame draw:style-name="fr16" draw:name="Image20" text:anchor-type="paragraph" svg:width="9.042cm" svg:height="7.131cm" draw:z-index="37"><draw:image xlink:href="Pictures/100002010000018400000132142948757C1CD649.png" xlink:type="simple" xlink:show="embed" xlink:actuate="onLoad" loext:mime-type="image/png"/></draw:frame>Figure <text:sequence text:ref-name="refFigure12" text:name="Figure" text:formula="ooow:Figure+1" style:num-format="1">13</text:sequence>: Viewing and editing index entries</text:p></draw:text-box></draw:frame></text:p>
      <text:h text:style-name="Heading_20_1" text:outline-level="1"><text:bookmark-start text:name="__RefHeading___Toc90630_2844276240"/>Other types of indexes<text:bookmark-end text:name="__RefHeading___Toc90630_2844276240"/></text:h>
      <text:p text:style-name="P8">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p>
      <text:p text:style-name="P62">To create other indexes:</text:p>
      <text:list xml:id="list647154339" text:style-name="Numbering_20_1">
        <text:list-item text:start-value="1">
          <text:p text:style-name="P123">Place the cursor where you want the index created.</text:p>
        </text:list-item>
        <text:list-item>
          <text:p text:style-name="P117">Select <text:span text:style-name="Strong_20_Emphasis">Insert &gt; Table of Contents and Index &gt; Table of Contents, Index or Bibliography</text:span> from the Menu bar.</text:p>
        </text:list-item>
        <text:list-item>
          <text:p text:style-name="P117">On the Table of Contents, Index or Bibliography dialog, in the Type drop-down list, select the index wanted.</text:p>
        </text:list-item>
        <text:list-item>
          <text:p text:style-name="P117">Modify the various pages, which are similar to those discussed in previous sections.</text:p>
        </text:list-item>
        <text:list-item>
          <text:p text:style-name="P117">Click <text:span text:style-name="Strong_20_Emphasis">OK</text:span> when everything has been set.</text:p>
        </text:list-item>
      </text:list>
      <text:h text:style-name="P83" text:outline-level="2"><text:bookmark-start text:name="__RefHeading__25231_6698146"/>Example: Creating an index of figures<text:bookmark-end text:name="__RefHeading__25231_6698146"/></text:h>
      <text:p text:style-name="P11">Creating an index (list) of figures or tables is easy if the figure captions were created using <text:span text:style-name="Strong_20_Emphasis">Insert &gt; Caption</text:span> or manually using a number range variable as described in Chapter 17, Fields.</text:p>
      <text:list xml:id="list151949610203267" text:continue-list="list151948135302722" text:style-name="Numbering_20_1">
        <text:list-item text:start-value="1">
          <text:p text:style-name="P117">On the Table of Contents, Index or Bibliography dialog, in the Type drop-down list, choose <text:s/><text:span text:style-name="Emphasis">Table of Figures</text:span>. You can change the title of the index to something else; we have used Table of Figures as our title.</text:p>
        </text:list-item>
        <text:list-item>
          <text:p text:style-name="P117">Be sure <text:span text:style-name="Strong_20_Emphasis">Captions</text:span> is selected in the <text:span text:style-name="Emphasis">Create from</text:span> section, and choose the category of caption. The default for Category is Figure; in our example we have used Figure for the figure captions.</text:p>
        </text:list-item>
        <text:list-item>
          <text:p text:style-name="P117">Under Display, you can choose <text:span text:style-name="Emphasis">References</text:span> (to include the category, number, and caption text), <text:span text:style-name="Emphasis">Category and Number</text:span>, or <text:span text:style-name="Emphasis">Caption Text</text:span>. We have chosen References.</text:p>
        </text:list-item>
        <text:list-item>
          <text:p text:style-name="P124">The other pages of this dialog are similar to those described for tables of contents.</text:p>
        </text:list-item>
      </text:list>
      <text:p text:style-name="P36"><text:soft-page-break/><draw:frame draw:style-name="fr2" draw:name="Frame14" text:anchor-type="as-char" svg:width="13.998cm" draw:z-index="38"><draw:text-box fo:min-height="7.733cm"><text:p text:style-name="Caption"><draw:frame draw:style-name="fr16" draw:name="Image12" text:anchor-type="paragraph" svg:width="13.998cm" svg:height="7.929cm" draw:z-index="39"><draw:image xlink:href="Pictures/10000201000002AD00000184FB06E3C13ADE927D.png" xlink:type="simple" xlink:show="embed" xlink:actuate="onLoad" loext:mime-type="image/png"/></draw:frame>Figure <text:sequence text:ref-name="refFigure13" text:name="Figure" text:formula="ooow:Figure+1" style:num-format="1">14</text:sequence>: Creating other types of indexes</text:p></draw:text-box></draw:frame></text:p>
      <text:list xml:id="list151948144318460" text:continue-numbering="true" text:style-name="Numbering_20_1">
        <text:list-item>
          <text:p text:style-name="P117">Klepneme na <text:span text:style-name="Strong_20_Emphasis">OK</text:span>. The result is shown below.</text:p>
        </text:list-item>
      </text:list>
      <text:p text:style-name="P38"><draw:frame draw:style-name="fr10" draw:name="Frame35" text:anchor-type="as-char" svg:width="15.307cm" draw:z-index="50"><draw:text-box fo:min-height="7.063cm"><text:p text:style-name="Caption"><draw:frame draw:style-name="fr22" draw:name="graphics33" text:anchor-type="paragraph" svg:x="0cm" svg:y="0.016cm" svg:width="15.307cm" svg:height="6.634cm" draw:z-index="51"><draw:image xlink:href="Pictures/10000000000003190000016BEB2FFA8AE513D860.png" xlink:type="simple" xlink:show="embed" xlink:actuate="onLoad" loext:mime-type="image/png"/></draw:frame>Figure <text:sequence text:ref-name="refFigure14" text:name="Figure" text:formula="ooow:Figure+1" style:num-format="1">15</text:sequence>: Resulting table of figures</text:p></draw:text-box></draw:frame></text:p>
      <text:h text:style-name="P78" text:outline-level="1"><text:bookmark-start text:name="__RefHeading__25233_6698146"/><text:alphabetical-index-mark text:string-value="vytváření" text:key1="bibliography"/>Bibliographies<text:bookmark-end text:name="__RefHeading__25233_6698146"/></text:h>
      <text:p text:style-name="P8">A bibliography is a list of references used in a document. The references can be stored in a bibliographic database or within the document itself.</text:p>
      <text:p text:style-name="P63">This section shows you how to:</text:p>
      <text:list xml:id="list950315408" text:style-name="List_20_1">
        <text:list-item>
          <text:p text:style-name="P101">Create a bibliographic database; add and maintain entries.</text:p>
        </text:list-item>
        <text:list-item>
          <text:p text:style-name="P101">Add a reference (citation) into a document.</text:p>
        </text:list-item>
        <text:list-item>
          <text:p text:style-name="P101">Format the bibliography.</text:p>
        </text:list-item>
        <text:list-item>
          <text:p text:style-name="P107">Update and edit an existing bibliography.</text:p>
        </text:list-item>
      </text:list>
      <text:p text:style-name="P11">Citations within the text require entries in different fields in the bibliography database, and different presentations in the text. Before creating a list of references, determine which citation style you need for a document. The five main styles are:</text:p>
      <text:list xml:id="list151949041426432" text:continue-list="list151948511265271" text:style-name="List_20_1">
        <text:list-item>
          <text:p text:style-name="P101">APA (American Psychological Association): Psychology, education, and other social sciences.</text:p>
        </text:list-item>
        <text:list-item>
          <text:p text:style-name="P101"><text:soft-page-break/>MLA (Modern Languages Association): Literature, art, and humanities.</text:p>
        </text:list-item>
        <text:list-item>
          <text:p text:style-name="P101">Chicago: History and specific publications.</text:p>
        </text:list-item>
        <text:list-item>
          <text:p text:style-name="P101">Turabian: A variation of the Chicago style for general use by university students.</text:p>
        </text:list-item>
        <text:list-item>
          <text:p text:style-name="P101">AMA (American Medical Association): Medicine, Health, and Biology. </text:p>
        </text:list-item>
      </text:list>
      <text:p text:style-name="P22">The Bibliography Database (Figure <text:sequence-ref text:reference-format="value" text:ref-name="refFigure15">16</text:sequence-ref>) is the source for citations in the text, no matter what citation style you use.</text:p>
      <text:p text:style-name="P11">All citations use the Identifier field (first on the left) to set the format for a citation in the document. In this column, you can add the citation in the correct form for the citation style. All necessary information, including the Identifier field, should be entered before any citation is created in the document. The Identifier column in the database table and the Short Name field below the table are the same field.</text:p>
      <text:list xml:id="list151949332919398" text:continue-list="list151948195084014" text:style-name="Heading_20_Tip">
        <text:list-item>
          <text:p text:style-name="P100">Tip</text:p>
        </text:list-item>
      </text:list>
      <text:p text:style-name="P29">Writer has a single bibliography database for all documents. Since formatting entries can be tedious, consider creating a template with citations for each type of source material.</text:p>
      <text:h text:style-name="P83" text:outline-level="2"><text:bookmark-start text:name="__RefHeading__25235_6698146"/>Creating a <text:alphabetical-index-mark text:string-value="vytváření" text:key1="bibliographic database"/><text:alphabetical-index-mark text:string-value="creating database" text:key1="bibliography"/>bibliographic database<text:bookmark-end text:name="__RefHeading__25235_6698146"/></text:h>
      <text:p text:style-name="P11">Although you can create references within the document itself, creating a bibliographic database allows reuse in other documents and saves a lot of time.</text:p>
      <text:p text:style-name="P11">For most of this section, the database table used is the sample one that comes with Writer. For information on creating a new table in the bibliographic database, see Chapter 8, Getting Started with Base, in the <text:span text:style-name="Emphasis">Getting Started Guide</text:span>.</text:p>
      <text:p text:style-name="P11">The bibliography database has to cover many different media and circumstances, which is why it contains so many fields. It also includes fields such as ISBN that no citation style uses, but might be useful to you during your research.</text:p>
      <text:list xml:id="list151948085570626" text:continue-list="list151948692208418" text:style-name="Heading_20_Note">
        <text:list-item>
          <text:p text:style-name="P94">Poznámka</text:p>
        </text:list-item>
      </text:list>
      <text:p text:style-name="P29">Any single entry in the bibliography needs only about half a dozen fields filled in, no matter what citation format you use. What differs is the fields needed for each type of source material and the order of the fields in each citation style.</text:p>
      <text:p text:style-name="P15">To open the database select <text:span text:style-name="Strong_20_Emphasis">Tools &gt; Bibliography Database</text:span>. The Bibliography Database window, similar to that in Figure <text:sequence-ref text:reference-format="value" text:ref-name="refFigure15">16</text:sequence-ref>, opens. The upper part of the page shows all of the records, in a table layout similar to that of a spreadsheet. The lower part of the page shows all the fields of the selected record.</text:p>
      <text:list xml:id="list151949266487699" text:continue-list="list151948058520124" text:style-name="Heading_20_Caution">
        <text:list-item>
          <text:p text:style-name="P92">Upozornění</text:p>
        </text:list-item>
      </text:list>
      <text:p text:style-name="P29">The sample entries in the sample database for both the Identifier column and the Short Name field are meaningless. Replace them with the proper format for the citation style you are using.</text:p>
      <text:p text:style-name="P38"><text:soft-page-break/><draw:frame draw:style-name="fr9" draw:name="Frame15" text:anchor-type="as-char" svg:width="16.969cm" draw:z-index="5"><draw:text-box fo:min-height="14.141cm"><text:p text:style-name="P60"><draw:frame draw:style-name="fr16" draw:name="Image21" text:anchor-type="paragraph" svg:width="16.969cm" svg:height="13.723cm" draw:z-index="7"><draw:image xlink:href="Pictures/100002010000035F000002BA278B744B9E7B9778.png" xlink:type="simple" xlink:show="embed" xlink:actuate="onLoad" loext:mime-type="image/png"/></draw:frame>Figure <text:sequence text:ref-name="refFigure15" text:name="Figure" text:formula="ooow:Figure+1" style:num-format="1">16</text:sequence>: Bibliography Database main window</text:p></draw:text-box></draw:frame></text:p>
      <text:h text:style-name="P86" text:outline-level="3"><text:bookmark-start text:name="__RefHeading__25237_6698146"/><text:reference-mark-start text:name="Filtering records"/>Filtering records<text:bookmark-end text:name="__RefHeading__25237_6698146"/><text:reference-mark-end text:name="Filtering records"/></text:h>
      <text:p text:style-name="P16">To set up a <text:alphabetical-index-mark-start text:id="IMark192555800" text:key1="bibliographic database"/>filter<text:alphabetical-index-mark-end text:id="IMark192555800"/> for specific records within the bibliographic database, select <text:span text:style-name="Strong_20_Emphasis">Data &gt; Filter</text:span> from the Bibliographic Database Menu bar, or click the <text:span text:style-name="Strong_20_Emphasis">Standard Filter</text:span> button on the toolbar near the top of the window. On the Standard Filter dialog (Figure <text:sequence-ref text:reference-format="value" text:ref-name="refFigure16">17</text:sequence-ref>), choose the fields, conditions, and values for the filter and click <text:span text:style-name="Strong_20_Emphasis">OK</text:span>.</text:p>
      <text:p text:style-name="P40"><draw:frame draw:style-name="fr2" draw:name="Frame18" text:anchor-type="as-char" svg:width="12.074cm" draw:z-index="10"><draw:text-box fo:min-height="5.396cm"><text:p text:style-name="Caption"><draw:frame draw:style-name="fr16" draw:name="Image22" text:anchor-type="paragraph" svg:width="12cm" svg:height="4.949cm" draw:z-index="52"><draw:image xlink:href="Pictures/1000020100000232000000EFE40022CE66372835.png" xlink:type="simple" xlink:show="embed" xlink:actuate="onLoad" loext:mime-type="image/png"/></draw:frame>Figure <text:sequence text:ref-name="refFigure16" text:name="Figure" text:formula="ooow:Figure+1" style:num-format="1">17</text:sequence>: Setting up a filter for the bibliographic database</text:p></draw:text-box></draw:frame></text:p>
      <text:h text:style-name="P86" text:outline-level="3"><text:bookmark-start text:name="__RefHeading___Toc5502_683246203"/><text:soft-page-break/>Changing the data source<text:bookmark-end text:name="__RefHeading___Toc5502_683246203"/></text:h>
      <text:p text:style-name="P47">To change the data source in use (for example, if you have more than one bibliographic database for different purposes), select <text:span text:style-name="Strong_20_Emphasis">Data &gt; Choose Data Source</text:span> from the Menu bar, or click the <text:span text:style-name="Strong_20_Emphasis">Data Source</text:span> button on the toolbar near the top of the Database window. The Choose Data Source dialog lists registered data sources. Select one of them and click <text:span text:style-name="Strong_20_Emphasis">OK</text:span>.</text:p>
      <text:p text:style-name="P16">To add (register) a different data source, see instructions in Chapter 8, Getting Started with Base, in the <text:span text:style-name="Emphasis">Getting Started Guide</text:span>.</text:p>
      <text:h text:style-name="P83" text:outline-level="2"><text:bookmark-start text:name="__RefHeading__9426_1858145868"/><text:alphabetical-index-mark text:string-value="adding entries" text:key1="bibliographic database"/>Adding entries to the database<text:bookmark-end text:name="__RefHeading__9426_1858145868"/></text:h>
      <text:p text:style-name="P63">Use the Bibliography Database dialog (<text:span text:style-name="Strong_20_Emphasis">Tools &gt; Bibliography Database</text:span>) to add entries to the database:</text:p>
      <text:list xml:id="list1703876021" text:style-name="Numbering_20_1">
        <text:list-item text:start-value="1">
          <text:p text:style-name="P117">You can add records directly into the database using the fields in the lower section of the dialog shown in Figure <text:sequence-ref text:reference-format="value" text:ref-name="refFigure15">16</text:sequence-ref><text:s/>on page <text:sequence-ref text:reference-format="page" text:ref-name="refFigure15">25</text:sequence-ref>.</text:p>
        </text:list-item>
        <text:list-item>
          <text:p text:style-name="P117">Select <text:span text:style-name="Strong_20_Emphasis">Data &gt; Record</text:span> from the Menu bar of the Bibliography Database dialog, or click the <text:span text:style-name="Strong_20_Emphasis">+ </text:span>icon to the left of the horizontal scroll bar.</text:p>
        </text:list-item>
        <text:list-item>
          <text:p text:style-name="P117">Enter a name for the entry in the <text:span text:style-name="Strong_20_Emphasis">Short Name</text:span> box. Complete other fields as required. Use the <text:span text:style-name="Keystroke">Tab</text:span> key to move between fields.</text:p>
        </text:list-item>
      </text:list>
      <text:p text:style-name="P71">It is best to use a unique name in the Short name field. This field is used when inserting entries into documents.</text:p>
      <text:list xml:id="list151950164288100" text:continue-numbering="true" text:style-name="Numbering_20_1">
        <text:list-item>
          <text:p text:style-name="P117">To complete the entry, move to the last field and press <text:span text:style-name="Keystroke">Tab</text:span> again, or click on any other cell in the table.</text:p>
        </text:list-item>
      </text:list>
      <text:p text:style-name="P11">If your document requires [Author, date] style citations, use the Short name field of the database to record the information in the required format.</text:p>
      <text:h text:style-name="P83" text:outline-level="2"><text:bookmark-start text:name="__RefHeading__25247_6698146"/>Maintaining entries in the database<text:bookmark-end text:name="__RefHeading__25247_6698146"/></text:h>
      <text:p text:style-name="P11">To maintain entries in the database, use the Bibliography Database dialog (<text:span text:style-name="Strong_20_Emphasis">Tools &gt; Bibliography Database</text:span>). Click the appropriate record and modify the fields as appropriate.</text:p>
      <text:p text:style-name="P11">Modified entries are saved automatically to the database when the cursor moves off the record.</text:p>
      <text:h text:style-name="P83" text:outline-level="2"><text:bookmark-start text:name="__RefHeading___Toc5512_683246203"/>Advanced: Modifying the bibliographic database<text:bookmark-end text:name="__RefHeading___Toc5512_683246203"/></text:h>
      <text:p text:style-name="P10">You can modify the bibliography database in several ways, as summarized below.</text:p>
      <text:list xml:id="list151949004093366" text:continue-list="list151948085570626" text:style-name="Heading_20_Note">
        <text:list-item>
          <text:p text:style-name="P94">Poznámka</text:p>
        </text:list-item>
      </text:list>
      <text:p text:style-name="P69">For more information on how to use LibreOffice’s database features, see Chapter 8, Getting Started with Base, in the <text:span text:style-name="Emphasis">Getting Started Guide</text:span>.</text:p>
      <text:h text:style-name="P86" text:outline-level="3"><text:bookmark-start text:name="__RefHeading___Toc5506_683246203"/>Column details<text:bookmark-end text:name="__RefHeading___Toc5506_683246203"/></text:h>
      <text:p text:style-name="P11">To change the details of <text:alphabetical-index-mark-start text:id="IMark135458232" text:key1="bibliographic database"/>columns<text:alphabetical-index-mark-end text:id="IMark135458232"/> in the bibliographic database, select <text:span text:style-name="Strong_20_Emphasis">Data &gt; Column Arrangement</text:span> from the Menu bar, or click the <text:span text:style-name="Strong_20_Emphasis">Column Arrangement</text:span> button on the toolbar near the top of the window (see Figure <text:sequence-ref text:reference-format="value" text:ref-name="refFigure15">16</text:sequence-ref>). On the Column Layout for Table “biblio” dialog (Figure <text:sequence-ref text:reference-format="value" text:ref-name="refFigure17">18</text:sequence-ref>), you can change which fields are allocated to which columns. As an example, you can select to have Author data go into the Identifier column, by changing the destination in the drop-down list. The Short name data column destination sets to &lt;none&gt; automatically, as you can't set duplicate destinations for data.</text:p>
      <text:p text:style-name="P38"><text:soft-page-break/><draw:frame draw:style-name="fr8" draw:name="Frame22" text:anchor-type="as-char" svg:y="-8.13cm" svg:width="16cm" draw:z-index="11"><draw:text-box fo:min-height="8.842cm"><text:p text:style-name="Caption"><draw:frame draw:style-name="fr16" draw:name="Image23" text:anchor-type="paragraph" svg:width="16cm" svg:height="11.562cm" draw:z-index="17"><draw:image xlink:href="Pictures/1000020100000312000002383B40D05F1259E3F8.png" xlink:type="simple" xlink:show="embed" xlink:actuate="onLoad" loext:mime-type="image/png"/></draw:frame>Figure <text:sequence text:ref-name="refFigure17" text:name="Figure" text:formula="ooow:Figure+1" style:num-format="1">18</text:sequence>: Changing column layout for bibliographic database</text:p></draw:text-box></draw:frame></text:p>
      <text:h text:style-name="P86" text:outline-level="3"><text:bookmark-start text:name="__RefHeading__25243_6698146"/>Field details<text:bookmark-end text:name="__RefHeading__25243_6698146"/></text:h>
      <text:p text:style-name="P63">You can make changes to the bibliography database (for example, rename <text:alphabetical-index-mark-start text:id="IMark143210456" text:key1="bibliographic database"/>fields<text:alphabetical-index-mark-end text:id="IMark143210456"/> or change the length of fields) by doing the following:</text:p>
      <text:list xml:id="list1022532704" text:style-name="Numbering_20_1">
        <text:list-item text:start-value="1">
          <text:p text:style-name="P117">In the main document (not the Bibliography Database window), press <text:span text:style-name="Keystroke">Shif+Ctrl+F4</text:span> or click <text:span text:style-name="Strong_20_Emphasis">View &gt; Data Sources</text:span> to open the data source window, similar to Figure <text:sequence-ref text:reference-format="value" text:ref-name="refFigure18">19</text:sequence-ref>.</text:p>
        </text:list-item>
        <text:list-item>
          <text:p text:style-name="P120">Make sure that the <text:span text:style-name="Strong_20_Emphasis">Bibliography database</text:span> is selected as well as the correct table. You may have to expand some levels to be able to select the correct ones.</text:p>
        </text:list-item>
      </text:list>
      <text:p text:style-name="P37"><draw:frame draw:style-name="fr7" draw:name="Frame16" text:anchor-type="as-char" svg:width="16.958cm" draw:z-index="49"><draw:text-box fo:min-height="3.946cm"><text:p text:style-name="Caption"><draw:frame draw:style-name="fr16" draw:name="Image24" text:anchor-type="paragraph" svg:width="16.958cm" svg:height="3.448cm" draw:z-index="53"><draw:image xlink:href="Pictures/1000000000000370000000B326CA78DB85062E79.png" xlink:type="simple" xlink:show="embed" xlink:actuate="onLoad" loext:mime-type="image/png"/></draw:frame>Figure <text:sequence text:ref-name="refFigure18" text:name="Figure" text:formula="ooow:Figure+1" style:num-format="1">19</text:sequence>: Data Source view of Bibliography database</text:p></draw:text-box></draw:frame></text:p>
      <text:list xml:id="list151948442540599" text:continue-numbering="true" text:style-name="Numbering_20_1">
        <text:list-item>
          <text:p text:style-name="P117">Right-click the table entry (biblio in the example) and select <text:span text:style-name="Strong_20_Emphasis">Edit Database File</text:span> from the context menu. This opens a window similar to Figure <text:sequence-ref text:reference-format="value" text:ref-name="refFigure19">20</text:sequence-ref>, which is the main menu for Base, the database component of LibreOffice.</text:p>
        </text:list-item>
        <text:list-item>
          <text:p text:style-name="P120">If <text:span text:style-name="Strong_20_Emphasis">Tables</text:span> (in the <text:span text:style-name="Emphasis">Database </text:span>section on the left) is not selected, select it now.</text:p>
        </text:list-item>
        <text:list-item>
          <text:p text:style-name="P120">Right-click the biblio table name in the <text:span text:style-name="Emphasis">Tables</text:span> section and select <text:span text:style-name="Strong_20_Emphasis">Edit</text:span> from the context menu to display a window similar to that shown in Figure <text:sequence-ref text:reference-format="value" text:ref-name="refFigure20">21</text:sequence-ref>.</text:p>
        </text:list-item>
        <text:list-item>
          <text:p text:style-name="P130"><text:soft-page-break/>You can now select each of the fields. Select the text in the <text:span text:style-name="Emphasis">Field Name </text:span>cell and change the entry as required. Click in the <text:span text:style-name="Emphasis">Field Type</text:span> cell to open a selection menu to change the data type in that cell. In the <text:span text:style-name="Emphasis">Field Properties</text:span> section, you can modify the data properties. For each field selected, a description of that field appears to the right of the section.</text:p>
        </text:list-item>
        <text:list-item>
          <text:p text:style-name="P120">When finished, you will be asked to confirm that you want the changes saved.</text:p>
        </text:list-item>
      </text:list>
      <text:p text:style-name="P38"><draw:frame draw:style-name="fr6" draw:name="Frame10" text:anchor-type="as-char" svg:width="16.956cm" draw:z-index="18"><draw:text-box fo:min-height="9.583cm"><text:p text:style-name="Caption"><draw:frame draw:style-name="fr21" draw:name="Image25" text:anchor-type="paragraph" svg:width="16.96cm" svg:height="8.931cm" draw:z-index="54"><draw:image xlink:href="Pictures/1000020100000353000002323F6D3A48A30C39C9.png" xlink:type="simple" xlink:show="embed" xlink:actuate="onLoad" loext:mime-type="image/png"/></draw:frame>Figure <text:sequence text:ref-name="refFigure19" text:name="Figure" text:formula="ooow:Figure+1" style:num-format="1">20</text:sequence>: Main window for working with databases</text:p></draw:text-box></draw:frame></text:p>
      <text:p text:style-name="P41"><draw:frame draw:style-name="fr5" draw:name="Frame4" text:anchor-type="as-char" svg:width="16.96cm" draw:z-index="40"><draw:text-box fo:min-height="10.848cm"><text:p text:style-name="Caption"><draw:frame draw:style-name="fr20" draw:name="Image27" text:anchor-type="paragraph" svg:width="16.96cm" svg:height="11.15cm" draw:z-index="55"><draw:image xlink:href="Pictures/10000201000003570000025A7EA81FCF9227E71C.png" xlink:type="simple" xlink:show="embed" xlink:actuate="onLoad" loext:mime-type="image/png"/></draw:frame>Figure <text:sequence text:ref-name="refFigure20" text:name="Figure" text:formula="ooow:Figure+1" style:num-format="1">21</text:sequence>: Modify table properties window</text:p></draw:text-box></draw:frame></text:p>
      <text:h text:style-name="P83" text:outline-level="2"><text:bookmark-start text:name="__RefHeading__16841_405739684"/><text:soft-page-break/><text:alphabetical-index-mark text:string-value="citations"/>Adding<text:alphabetical-index-mark text:string-value="references" text:key1="bibliography"/> references (citations) into a document<text:bookmark-end text:name="__RefHeading__16841_405739684"/></text:h>
      <text:p text:style-name="P63">Writer supports two methods of adding references to your document:</text:p>
      <text:list xml:id="list151949220888514" text:continue-list="list151949041426432" text:style-name="List_20_1">
        <text:list-item>
          <text:p text:style-name="P101">From a bibliography database, such as the one built into Writer.</text:p>
        </text:list-item>
        <text:list-item>
          <text:p text:style-name="P101">Directly from the keyboard.</text:p>
        </text:list-item>
      </text:list>
      <text:h text:style-name="P86" text:outline-level="3"><text:bookmark-start text:name="__RefHeading__19394_1792303409"/>Entering references from a database<text:bookmark-end text:name="__RefHeading__19394_1792303409"/></text:h>
      <text:p text:style-name="P63">To add references from the bibliographic database into a document:</text:p>
      <text:list xml:id="list401901955" text:style-name="Numbering_20_1">
        <text:list-item text:start-value="1">
          <text:p text:style-name="P117">Place the cursor where you want the reference to appear.</text:p>
        </text:list-item>
        <text:list-item>
          <text:p text:style-name="P117">From the main menu, choose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choose <text:span text:style-name="Strong_20_Emphasis">Bibliography database</text:span> in the <text:span text:style-name="Emphasis">Bibliography Source</text:span> section at the top of the dialog.</text:p>
        </text:list-item>
      </text:list>
      <text:p text:style-name="P36"><draw:frame draw:style-name="fr4" draw:name="Frame21" text:anchor-type="as-char" svg:width="10.283cm" draw:z-index="41"><draw:text-box fo:min-height="5.704cm"><text:p text:style-name="Caption"><draw:frame draw:style-name="fr16" draw:name="Image26" text:anchor-type="paragraph" svg:width="10.283cm" svg:height="5.179cm" draw:z-index="42"><draw:image xlink:href="Pictures/10000201000002180000010EAD1E2328AE1F7A31.png" xlink:type="simple" xlink:show="embed" xlink:actuate="onLoad" loext:mime-type="image/png"/></draw:frame>Figure <text:sequence text:ref-name="refFigure21" text:name="Figure" text:formula="ooow:Figure+1" style:num-format="1">22</text:sequence>: Inserting bibliographic entries into a document</text:p></draw:text-box></draw:frame></text:p>
      <text:list xml:id="list151950119064443" text:continue-numbering="true" text:style-name="Numbering_20_1">
        <text:list-item>
          <text:p text:style-name="P117">Select the reference from the Short name drop-down list in the middle of the dialog. The Author and Title of the selected reference are shown below the Short name field, to help you verify that it is the reference you want.</text:p>
        </text:list-item>
        <text:list-item>
          <text:p text:style-name="P117">To insert the reference into the document, click <text:span text:style-name="Strong_20_Emphasis">Insert</text:span>.</text:p>
        </text:list-item>
        <text:list-item>
          <text:p text:style-name="P117">You can keep the dialog open and insert another reference into the document; you don’t need to close and reopen it.</text:p>
        </text:list-item>
        <text:list-item>
          <text:p text:style-name="P117">When you have finished inserting all the references, click <text:span text:style-name="Strong_20_Emphasis">Close</text:span>.</text:p>
        </text:list-item>
      </text:list>
      <text:h text:style-name="P86" text:outline-level="3"><text:bookmark-start text:name="__RefHeading__19396_1792303409"/>Entering references from documents<text:bookmark-end text:name="__RefHeading__19396_1792303409"/></text:h>
      <text:p text:style-name="P11">You may choose to enter your bibliographic entries directly into the document, instead of from an external database. For example, you may not be working on your own computer.</text:p>
      <text:p text:style-name="P11">Click in the document where you want to add the entry.</text:p>
      <text:list xml:id="list151949043878766" text:continue-list="list151948144318460" text:style-name="Numbering_20_1">
        <text:list-item text:start-value="1">
          <text:p text:style-name="P120">Select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select <text:span text:style-name="Strong_20_Emphasis">Document content</text:span> in the <text:span text:style-name="Emphasis">Bibliography Source</text:span> section at the top of the dialog.</text:p>
        </text:list-item>
        <text:list-item>
          <text:p text:style-name="P126">Click <text:span text:style-name="Strong_20_Emphasis">New</text:span> to open the Define Bibliography Entry dialog. </text:p>
        </text:list-item>
      </text:list>
      <text:list xml:id="list151949304351838" text:continue-list="list151948734527630" text:style-name="List_20_2">
        <text:list-item>
          <text:p text:style-name="List_20_2">Complete all the fields that are relevant to your entry. Type a unique name in the <text:span text:style-name="Strong_20_Emphasis">Short name</text:span> box, because the Insert Bibliography Entry dialog uses this entry for the citation.</text:p>
        </text:list-item>
      </text:list>
      <text:list xml:id="list121905998948484036" text:style-name="List_20_2">
        <text:list-item>
          <text:list>
            <text:list-item>
              <text:p text:style-name="P113">Select an option from the menu in the <text:span text:style-name="Strong_20_Emphasis">Type</text:span> box to enable the <text:span text:style-name="Strong_20_Emphasis">OK</text:span> button.</text:p>
            </text:list-item>
            <text:list-item>
              <text:p text:style-name="P113">Click <text:span text:style-name="Strong_20_Emphasis">OK</text:span> when all the fields wanted are completed.</text:p>
            </text:list-item>
            <text:list-item>
              <text:p text:style-name="P113">Click <text:span text:style-name="Strong_20_Emphasis">Insert</text:span> to add the Short name field to the document, and then click <text:span text:style-name="Strong_20_Emphasis">Close</text:span>.</text:p>
            </text:list-item>
          </text:list>
        </text:list-item>
      </text:list>
      <text:p text:style-name="P11"><text:soft-page-break/>To re-use an entry in your document, restart the sequence above, and then select the Short name required from the current list of entries, instead of selecting to add a new entry.</text:p>
      <text:h text:style-name="P83" text:outline-level="2"><text:bookmark-start text:name="__RefHeading__19398_1792303409"/><text:alphabetical-index-mark text:string-value="Editing a reference" text:key1="bibliography"/>Editing a reference<text:bookmark-end text:name="__RefHeading__19398_1792303409"/></text:h>
      <text:p text:style-name="P63">To edit a reference:</text:p>
      <text:list xml:id="list151948457520610" text:continue-list="list151949043878766" text:style-name="Numbering_20_1">
        <text:list-item text:start-value="1">
          <text:p text:style-name="P117">Right-click the entry (the cursor then displays to the left of the entry).</text:p>
        </text:list-item>
        <text:list-item>
          <text:p text:style-name="P117">From the context menu, select <text:span text:style-name="Strong_20_Emphasis">Bibliography Entry</text:span>. The Edit Bibliography Entry dialog (similar to the Insert Bibliography Entry dialog) opens.</text:p>
        </text:list-item>
        <text:list-item>
          <text:p text:style-name="P117">To quickly edit only the Short name, click the text box, edit the entry and then click <text:span text:style-name="Strong_20_Emphasis">Apply</text:span>. </text:p>
        </text:list-item>
        <text:list-item>
          <text:p text:style-name="P117">To edit more of the entry, click <text:span text:style-name="Strong_20_Emphasis">Edit</text:span> to open the Define Bibliography Entry dialog.</text:p>
          <text:p text:style-name="P120">Make any changes required and then click <text:span text:style-name="Strong_20_Emphasis">OK</text:span> to return to the Edit Bibliography Entry dialog.</text:p>
        </text:list-item>
        <text:list-item>
          <text:p text:style-name="P117">Click <text:span text:style-name="Strong_20_Emphasis">Apply</text:span> to accept the changes and exit the dialog.</text:p>
        </text:list-item>
      </text:list>
      <text:list xml:id="list151949003601864" text:continue-list="list151949004093366" text:style-name="Heading_20_Note">
        <text:list-item>
          <text:p text:style-name="P94">Poznámka</text:p>
        </text:list-item>
      </text:list>
      <text:p text:style-name="P29">Whatever the source of the citation, the modified references are stored only in the document. If the source is a bibliography database, that database remains unmodified.</text:p>
      <text:h text:style-name="P83" text:outline-level="2"><text:bookmark-start text:name="__RefHeading__25251_6698146"/>Creating the bibliography<text:bookmark-end text:name="__RefHeading__25251_6698146"/></text:h>
      <text:list xml:id="list675724933" text:style-name="Numbering_20_1">
        <text:list-item text:start-value="1">
          <text:p text:style-name="Numbering_20_1">Place the cursor at the point where you wish to insert the bibliography.</text:p>
        </text:list-item>
        <text:list-item>
          <text:p text:style-name="Numbering_20_1">Select <text:span text:style-name="Strong_20_Emphasis">Insert &gt; Table of Contents and Index &gt; Table of Contents, Index or Bibliography</text:span> and change the Type to Bibliography, to display a dialog similar to that shown in Figure <text:sequence-ref text:reference-format="value" text:ref-name="refFigure22">23</text:sequence-ref>.</text:p>
        </text:list-item>
      </text:list>
      <text:p text:style-name="Figure"><draw:frame draw:style-name="fr2" draw:name="Frame19" text:anchor-type="as-char" svg:width="13.998cm" draw:z-index="43"><draw:text-box fo:min-height="7.826cm"><text:p text:style-name="Caption"><draw:frame draw:style-name="fr16" draw:name="Image13" text:anchor-type="paragraph" svg:width="13.998cm" svg:height="7.315cm" draw:z-index="44"><draw:image xlink:href="Pictures/10000201000002980000015BBBC87DC628700D73.png" xlink:type="simple" xlink:show="embed" xlink:actuate="onLoad" loext:mime-type="image/png"/></draw:frame>Figure <text:sequence text:ref-name="refFigure22" text:name="Figure" text:formula="ooow:Figure+1" style:num-format="1">23</text:sequence>: Inserting a bibliography</text:p></draw:text-box></draw:frame></text:p>
      <text:p text:style-name="P18">The Table of Contents, Index or Bibliography dialog has five pages.</text:p>
      <text:h text:style-name="Heading_20_3" text:outline-level="3"><text:bookmark-start text:name="__RefHeading___Toc5218_2418320379"/>Type page<text:bookmark-end text:name="__RefHeading___Toc5218_2418320379"/></text:h>
      <text:p text:style-name="P63">Writer supports two ways of displaying references (citations) in the text of a document:</text:p>
      <text:list xml:id="list1086874654" text:style-name="List_20_1">
        <text:list-item>
          <text:p text:style-name="P101">Using the text recorded in the Short name field of each bibliographic entry, for example (Smith, 2001) depending on citation style.</text:p>
        </text:list-item>
        <text:list-item>
          <text:p text:style-name="P101">By numbering the referenced documents in the sequence they occur in the text, for example [1].</text:p>
        </text:list-item>
      </text:list>
      <text:list xml:id="list151949825404106" text:continue-list="list151949332919398" text:style-name="Heading_20_Tip">
        <text:list-item>
          <text:p text:style-name="P98"><text:soft-page-break/>Tip</text:p>
        </text:list-item>
      </text:list>
      <text:p text:style-name="P29">To specify which citation style is used in the document, use the <text:span text:style-name="Emphasis">Type</text:span> page on the Table of Contents, Index or Bibliography dialog (Figure <text:sequence-ref text:reference-format="value" text:ref-name="refFigure22">23</text:sequence-ref>).</text:p>
      <text:p text:style-name="P63">Formatting the bibliography involves choices made in two places:</text:p>
      <text:list xml:id="list265016804" text:style-name="List_20_1">
        <text:list-item>
          <text:p text:style-name="P102">Table of Contents, Index or Bibliography dialog, covered in this section.</text:p>
        </text:list-item>
        <text:list-item>
          <text:p text:style-name="P111">Bibliography 1 paragraph style (see page <text:bookmark-ref text:reference-format="page" text:ref-name="__RefHeading___Toc5220_2418320379">32</text:bookmark-ref>).</text:p>
        </text:list-item>
      </text:list>
      <text:p text:style-name="P62">The basic settings are selected on this page.</text:p>
      <text:list xml:id="list1445257362" text:style-name="Numbering_20_1">
        <text:list-item text:start-value="1">
          <text:p text:style-name="Numbering_20_1">To give the bibliography a title, enter it in the Title field. (A title is not required.)</text:p>
        </text:list-item>
        <text:list-item>
          <text:p text:style-name="Numbering_20_1">You can protect the bibliography from being changed accidentally, by selecting <text:span text:style-name="Strong_20_Emphasis">Protected against manual changes</text:span>. If this option is selected, the bibliography can only be changed using the right-click menu or the Table of Contents, Index or Bibliography dialog. If the option is not selected, the bibliography can be changed directly on the document page, just like other text, but any manual changes will be lost when you update the bibliography.</text:p>
        </text:list-item>
        <text:list-item>
          <text:p text:style-name="P117">To have the bibliographic entries (citations) numbered within the body of the document (for example, [1], [2]...), select <text:span text:style-name="Strong_20_Emphasis">Number entries</text:span>. If, however, you wish to have the Short name field contents (from the database) appear in the document, deselect this option.</text:p>
        </text:list-item>
        <text:list-item>
          <text:p text:style-name="P123">Select the type of brackets that you want for the referenced entries shown within the body of the document.</text:p>
        </text:list-item>
        <text:list-item>
          <text:p text:style-name="P117">Define the sorting you require. Currently only alphanumeric sorting is supported. Sorting by the sequence that entries appear in the text is done on the <text:span text:style-name="Emphasis">Entries</text:span> page.</text:p>
        </text:list-item>
      </text:list>
      <text:h text:style-name="P86" text:outline-level="3"><text:bookmark-start text:name="__RefHeading__25255_6698146"/>Entries page<text:bookmark-end text:name="__RefHeading__25255_6698146"/></text:h>
      <text:p text:style-name="P11">The structure of this page (see Figure <text:sequence-ref text:reference-format="value" text:ref-name="refFigure23">24</text:sequence-ref>) is similar to that for tables of contents and for indexes.</text:p>
      <text:p text:style-name="P36"><draw:frame draw:style-name="fr2" draw:name="Frame20" text:anchor-type="as-char" svg:width="14.208cm" draw:z-index="45"><draw:text-box fo:min-height="9.343cm"><text:p text:style-name="Caption"><draw:frame draw:style-name="fr19" draw:name="Image14" text:anchor-type="paragraph" svg:width="14cm" svg:height="8.892cm" draw:z-index="56"><draw:image xlink:href="Pictures/100002010000029A00000205FE615D167DDF7697.png" xlink:type="simple" xlink:show="embed" xlink:actuate="onLoad" loext:mime-type="image/png"/></draw:frame>Figure <text:sequence text:ref-name="refFigure23" text:name="Figure" text:formula="ooow:Figure+1" style:num-format="1">24</text:sequence>: Entries page for bibliographies</text:p></draw:text-box></draw:frame></text:p>
      <text:p text:style-name="P11">The <text:span text:style-name="Emphasis">Type</text:span> section refers to the kind of source, such as a periodical or a web page. Each entry in the Type list has a default structure format. You can define how the entry will appear, based on its source, by selecting from the Type list of entries, or simply apply the same format to all entries by clicking the <text:span text:style-name="Strong_20_Emphasis">All</text:span> button.</text:p>
      <text:p text:style-name="P63"><text:soft-page-break/>The Structure of the entry is based on the fields available in the bibliographic database. Consult the citation style required for your document and modify the Structure line as needed.</text:p>
      <text:p text:style-name="P11">To remove elements from the Structure line, click the element then click the <text:span text:style-name="Strong_20_Emphasis">Remove</text:span> button.</text:p>
      <text:p text:style-name="P11">To add an element, click in the Structure line where it is to be inserted. Select either the <text:span text:style-name="Strong_20_Emphasis">Tab stop</text:span>, or an element in the drop-down list to the left of the <text:span text:style-name="Strong_20_Emphasis">Insert </text:span>button, and then click <text:span text:style-name="Strong_20_Emphasis">Insert</text:span>. The elements in the drop-down list are those fields found in the Bibliography Database.</text:p>
      <text:p text:style-name="P11">All the elements on the Structure line can be formatted using the Character Style selection list. For example, you can define a character style so that book and journal titles are in italics or bold.</text:p>
      <text:p text:style-name="P11">To determine how entries are sorted, modify the <text:span text:style-name="Emphasis">Sort by</text:span> options. To sort by the sequence that entries appear in the text, choose <text:span text:style-name="Strong_20_Emphasis">Document position</text:span>. In most modern citation styles, you will want <text:span text:style-name="Strong_20_Emphasis">Content</text:span> (alphabetical descending order). Use <text:span text:style-name="Emphasis">Sort keys</text:span> to group similar references.</text:p>
      <text:h text:style-name="P86" text:outline-level="3"><text:bookmark-start text:name="__RefHeading___Toc9892_683246203"/>Styles, Columns and Background pages<text:bookmark-end text:name="__RefHeading___Toc9892_683246203"/></text:h>
      <text:p text:style-name="P11">Refer to “<text:bookmark-ref text:reference-format="text" text:ref-name="__RefHeading__36533920">Styles page</text:bookmark-ref>” on page <text:bookmark-ref text:reference-format="page" text:ref-name="__RefHeading__36533920">10</text:bookmark-ref>, “<text:bookmark-ref text:reference-format="text" text:ref-name="__RefHeading__10138_1642699150">Columns page</text:bookmark-ref>” on page <text:bookmark-ref text:reference-format="page" text:ref-name="__RefHeading__10138_1642699150">20</text:bookmark-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Heading_20_2" text:outline-level="2"><text:bookmark-start text:name="__RefHeading___Toc5220_2418320379"/>Modifying the paragraph style for the bibliography<text:bookmark-end text:name="__RefHeading___Toc5220_2418320379"/></text:h>
      <text:p text:style-name="P65">You can modify the Bibliography 1 <text:alphabetical-index-mark-start text:id="IMark192555800" text:key1="bibliography"/>paragraph style<text:alphabetical-index-mark-end text:id="IMark192555800"/> to suit your requirements. For example, to number the entries in the bibliography list, you need to define a numbering style and link that numbering style to the Bibliography 1 paragraph style. Provedeme to následovně:</text:p>
      <text:list xml:id="list1120186202" text:style-name="Numbering_20_1">
        <text:list-item text:start-value="1">
          <text:p text:style-name="P117">On the Styles deck in the sidebar, click the <text:span text:style-name="Strong_20_Emphasis">List Styles</text:span> icon. Right-click on Numbering 123 and choose <text:span text:style-name="Strong_20_Emphasis">New</text:span> from the context menu.</text:p>
        </text:list-item>
        <text:list-item>
          <text:p text:style-name="P127">On the Numbering Style dialog, go to the <text:span text:style-name="Emphasis">Organizer</text:span> page and type a name for this style. In our example we have named it Bibliography style.</text:p>
        </text:list-item>
        <text:list-item>
          <text:p text:style-name="P121">In our example we want to have the numbers enclosed in square brackets. To do this, go to the <text:span text:style-name="Emphasis">Customize</text:span> page and type [ in the <text:span text:style-name="Strong_20_Emphasis">Before</text:span> box and ] in the <text:span text:style-name="Strong_20_Emphasis">After</text:span> box, as shown in Figure <text:sequence-ref text:reference-format="value" text:ref-name="refFigure24">25</text:sequence-ref>. Remove any other punctuation, such as a period, that may be in the <text:span text:style-name="Strong_20_Emphasis">After</text:span> box.</text:p>
        </text:list-item>
      </text:list>
      <text:p text:style-name="P38"><draw:frame draw:style-name="fr3" draw:name="Frame24" text:anchor-type="as-char" svg:width="13.51cm" draw:z-index="46"><draw:text-box fo:min-height="9.996cm"><text:p text:style-name="Caption"><draw:frame draw:style-name="fr18" draw:name="Image17" text:anchor-type="paragraph" svg:x="0cm" svg:y="0cm" svg:width="13.51cm" svg:height="9.55cm" draw:z-index="48"><draw:image xlink:href="Pictures/100002010000027E000001C3B2D89526192A043C.png" xlink:type="simple" xlink:show="embed" xlink:actuate="onLoad" loext:mime-type="image/png"/></draw:frame>Figure <text:sequence text:ref-name="refFigure24" text:name="Figure" text:formula="ooow:Figure+1" style:num-format="1">25</text:sequence>: Specifying square brackets before and after the number in a list</text:p></draw:text-box></draw:frame></text:p>
      <text:list xml:id="list151949377333922" text:continue-numbering="true" text:style-name="Numbering_20_1">
        <text:list-item>
          <text:p text:style-name="P120"><text:soft-page-break/>Now go to the <text:span text:style-name="Emphasis">Position</text:span> page of the Numbering style dialog (Figure <text:sequence-ref text:reference-format="value" text:ref-name="refFigure25">26</text:sequence-ref>). In the <text:span text:style-name="Strong_20_Emphasis">Indent at</text:span> and <text:span text:style-name="Strong_20_Emphasis">Tab stop at</text:span> boxes, specify how much indentation you want for the second and following lines of any item in the bibliography list of your document. Often you will need to experiment a bit to see what is the best setting. In our example, we have chosen 1 cm.</text:p>
        </text:list-item>
        <text:list-item>
          <text:p text:style-name="P131">Click <text:span text:style-name="Strong_20_Emphasis">OK</text:span> to save these settings and close the Numbering Style dialog. Return to the Styles deck, click the <text:span text:style-name="Strong_20_Emphasis">Paragraph Styles</text:span> icon, choose <text:span text:style-name="Strong_20_Emphasis">All Styles</text:span> from the list at the bottom of that window, then right-click on <text:span text:style-name="Emphasis">Bibliography 1</text:span> and choose <text:span text:style-name="Strong_20_Emphasis">Modify</text:span>.</text:p>
        </text:list-item>
      </text:list>
      <text:p text:style-name="P38"><draw:frame draw:style-name="fr2" draw:name="Frame25" text:anchor-type="as-char" svg:width="13.54cm" draw:z-index="20"><draw:text-box fo:min-height="8.49cm"><text:p text:style-name="Caption"><draw:frame draw:style-name="fr17" draw:name="Image16" text:anchor-type="paragraph" svg:x="0cm" svg:y="0cm" svg:width="13.54cm" svg:height="7.999cm" draw:z-index="47"><draw:image xlink:href="Pictures/100002010000027F000001C3459024351EF47692.png" xlink:type="simple" xlink:show="embed" xlink:actuate="onLoad" loext:mime-type="image/png"/></draw:frame>Figure <text:sequence text:ref-name="refFigure25" text:name="Figure" text:formula="ooow:Figure+1" style:num-format="1">26</text:sequence>: Setting the spacing between the margin and the text</text:p></draw:text-box></draw:frame></text:p>
      <text:list xml:id="list151949376885383" text:continue-numbering="true" text:style-name="Numbering_20_1">
        <text:list-item>
          <text:p text:style-name="P120">On the Paragraph Style dialog, go to the <text:span text:style-name="Emphasis">Outline &amp; Numbering</text:span> tab and select Bibliography style from the drop-down list. (See Figure <text:sequence-ref text:reference-format="value" text:ref-name="refFigure26">27</text:sequence-ref>.) Click <text:span text:style-name="Strong_20_Emphasis">OK</text:span> to save this change to the Bibliography 1 paragraph style.</text:p>
        </text:list-item>
      </text:list>
      <text:p text:style-name="P38"><draw:frame draw:style-name="fr2" draw:name="Frame26" text:anchor-type="as-char" svg:width="15.323cm" draw:z-index="23"><draw:text-box fo:min-height="4.567cm"><text:p text:style-name="Caption"><draw:frame draw:style-name="fr16" draw:name="Image15" text:anchor-type="paragraph" svg:width="15.323cm" svg:height="4.094cm" draw:z-index="27"><draw:image xlink:href="Pictures/100002010000030E000000D18F094D44A566376D.png" xlink:type="simple" xlink:show="embed" xlink:actuate="onLoad" loext:mime-type="image/png"/></draw:frame>Figure <text:sequence text:ref-name="refFigure26" text:name="Figure" text:formula="ooow:Figure+1" style:num-format="1">27</text:sequence>: Applying a numbering style to a paragraph style</text:p></draw:text-box></draw:frame></text:p>
      <text:p text:style-name="P11">Now when you generate the bibliography, the list will look something like the one shown in Figure <text:sequence-ref text:reference-format="value" text:ref-name="refFigure27">28</text:sequence-ref><text:s/>for a book after removing elements from the structure line (the Short name and colon, for example).</text:p>
      <text:p text:style-name="P38"><draw:frame draw:style-name="fr1" draw:name="Frame27" text:anchor-type="as-char" svg:y="-3.593cm" svg:width="16.981cm" draw:z-index="0"><draw:text-box fo:min-height="4.18cm"><text:p text:style-name="Caption"><draw:frame draw:style-name="fr15" draw:name="graphics8" text:anchor-type="paragraph" svg:y="0cm" svg:width="16.981cm" svg:height="3.752cm" draw:z-index="4"><draw:image xlink:href="Pictures/100000000000035A000000DE4B2F0F3AFEA184A8.png" xlink:type="simple" xlink:show="embed" xlink:actuate="onLoad" loext:mime-type="image/png"/></draw:frame>Figure <text:sequence text:ref-name="refFigure27" text:name="Figure" text:formula="ooow:Figure+1" style:num-format="1">28</text:sequence>: Result of changing settings for Bibliography 1 paragraph style</text:p></draw:text-box></draw:frame></text:p>
      <text:h text:style-name="P83" text:outline-level="2"><text:bookmark-start text:name="__RefHeading__25263_6698146"/><text:soft-page-break/>Updating, <text:alphabetical-index-mark-start text:id="IMark142351832" text:key1="bibliography"/>editing<text:alphabetical-index-mark-end text:id="IMark142351832"/>, and deleting an existing bibliography<text:bookmark-end text:name="__RefHeading__25263_6698146"/></text:h>
      <text:p text:style-name="P46">Right-click anywhere in the bibliography. From the context menu, select:</text:p>
      <text:list xml:id="list151948225265593" text:continue-list="list151949220888514" text:style-name="OOoBullets_20_1">
        <text:list-item>
          <text:p text:style-name="P112"><text:span text:style-name="Strong_20_Emphasis">Update Index</text:span> to update the bibliography.</text:p>
        </text:list-item>
        <text:list-item>
          <text:p text:style-name="P106"><text:span text:style-name="Strong_20_Emphasis">Edit Index</text:span> to open the Table of Contents, Index or Bibliography dialog so you can edit and save the bibliography.</text:p>
        </text:list-item>
        <text:list-item>
          <text:p text:style-name="P106"><text:span text:style-name="Strong_20_Emphasis">Delete Index</text:span> to delete the bibliography without a confirmation request.</text:p>
        </text:list-item>
      </text:list>
      <text:list xml:id="list151948172594116" text:continue-list="list151949825404106" text:style-name="Heading_20_Tip">
        <text:list-item>
          <text:p text:style-name="P98"><text:bookmark-start text:name="__RefHeading__34920_199308934"/>Tip<text:bookmark-end text:name="__RefHeading__34920_199308934"/></text:p>
        </text:list-item>
      </text:list>
      <text:p text:style-name="P29"><text:bookmark-start text:name="__RefHeading__5648_15665686441"/>If you find Writer’s bibliography feature too limited, you may wish to try Zotero, which is free and open source, available for MacOS, Windows, and Linux. It is reported to work well with Writer (<text:a xlink:type="simple" xlink:href="http://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Bibliography_20_style" style:display-name="Bibliography styl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Bibliographies</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5  Tables of Contents, Indexes, Bibliographi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5  Tables of Contents, Indexes, Bibliographi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5  Tables of Contents, Indexes, Bibliographi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00:41.448084000</meta:creation-date>
    <meta:editing-duration>PT5H54M9S</meta:editing-duration>
    <meta:editing-cycles>43</meta:editing-cycles>
    <meta:generator>LibreOffice/6.4.1.2$Linux_X86_64 LibreOffice_project/4d224e95b98b138af42a64d84056446d09082932</meta:generator>
    <dc:title>Chapter 15  Tables of Contents, Indexes, Bibliographies</dc:title>
    <meta:initial-creator>Jean Weber</meta:initial-creator>
    <dc:date>2020-08-06T15:19:47.681795115</dc:date>
    <dc:creator>MS </dc:creator>
    <meta:document-statistic meta:table-count="3" meta:image-count="29" meta:object-count="0" meta:page-count="34" meta:paragraph-count="600" meta:word-count="9779" meta:character-count="55605" meta:non-whitespace-character-count="46470"/>
  </office:meta>
</office:document-meta>
</file>